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7cm"/>
    </style:style>
    <style:style style:name="co16" style:family="table-column">
      <style:table-column-properties fo:break-before="auto" style:column-width="6.135cm"/>
    </style:style>
    <style:style style:name="co17" style:family="table-column">
      <style:table-column-properties fo:break-before="auto" style:column-width="1.986cm"/>
    </style:style>
    <style:style style:name="co18" style:family="table-column">
      <style:table-column-properties fo:break-before="auto" style:column-width="4.382cm"/>
    </style:style>
    <style:style style:name="co19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2.099cm"/>
    </style:style>
    <style:style style:name="co31" style:family="table-column">
      <style:table-column-properties fo:break-before="auto" style:column-width="1.281cm"/>
    </style:style>
    <style:style style:name="co32" style:family="table-column">
      <style:table-column-properties fo:break-before="auto" style:column-width="2.226cm"/>
    </style:style>
    <style:style style:name="co33" style:family="table-column">
      <style:table-column-properties fo:break-before="auto" style:column-width="2.087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0.921cm"/>
    </style:style>
    <style:style style:name="co36" style:family="table-column">
      <style:table-column-properties fo:break-before="auto" style:column-width="2.21cm"/>
    </style:style>
    <style:style style:name="co37" style:family="table-column">
      <style:table-column-properties fo:break-before="auto" style:column-width="2.362cm"/>
    </style:style>
    <style:style style:name="co38" style:family="table-column">
      <style:table-column-properties fo:break-before="auto" style:column-width="1.947cm"/>
    </style:style>
    <style:style style:name="co39" style:family="table-column">
      <style:table-column-properties fo:break-before="auto" style:column-width="0.857cm"/>
    </style:style>
    <style:style style:name="co40" style:family="table-column">
      <style:table-column-properties fo:break-before="auto" style:column-width="2.152cm"/>
    </style:style>
    <style:style style:name="co41" style:family="table-column">
      <style:table-column-properties fo:break-before="auto" style:column-width="1.79cm"/>
    </style:style>
    <style:style style:name="co42" style:family="table-column">
      <style:table-column-properties fo:break-before="auto" style:column-width="2.325cm"/>
    </style:style>
    <style:style style:name="co43" style:family="table-column">
      <style:table-column-properties fo:break-before="auto" style:column-width="2.094cm"/>
    </style:style>
    <style:style style:name="co44" style:family="table-column">
      <style:table-column-properties fo:break-before="auto" style:column-width="2.24cm"/>
    </style:style>
    <style:style style:name="co28" style:family="table-column">
      <style:table-column-properties fo:break-before="auto" style:column-width="1.969cm"/>
    </style:style>
    <style:style style:name="co45" style:family="table-column">
      <style:table-column-properties fo:break-before="auto" style:column-width="2.367cm"/>
    </style:style>
    <style:style style:name="co46" style:family="table-column">
      <style:table-column-properties fo:break-before="auto" style:column-width="3.854cm"/>
    </style:style>
    <style:style style:name="co47" style:family="table-column">
      <style:table-column-properties fo:break-before="auto" style:column-width="2.618cm"/>
    </style:style>
    <style:style style:name="co48" style:family="table-column">
      <style:table-column-properties fo:break-before="auto" style:column-width="1.78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1.302cm"/>
    </style:style>
    <style:style style:name="co51" style:family="table-column">
      <style:table-column-properties fo:break-before="auto" style:column-width="1.088cm"/>
    </style:style>
    <style:style style:name="co52" style:family="table-column">
      <style:table-column-properties fo:break-before="auto" style:column-width="1.263cm"/>
    </style:style>
    <style:style style:name="co53" style:family="table-column">
      <style:table-column-properties fo:break-before="auto" style:column-width="2.101cm"/>
    </style:style>
    <style:style style:name="co54" style:family="table-column">
      <style:table-column-properties fo:break-before="auto" style:column-width="0.208cm"/>
    </style:style>
    <style:style style:name="co55" style:family="table-column">
      <style:table-column-properties fo:break-before="auto" style:column-width="1.166cm"/>
    </style:style>
    <style:style style:name="co56" style:family="table-column">
      <style:table-column-properties fo:break-before="auto" style:column-width="2.274cm"/>
    </style:style>
    <style:style style:name="co57" style:family="table-column">
      <style:table-column-properties fo:break-before="auto" style:column-width="1.487cm"/>
    </style:style>
    <style:style style:name="co58" style:family="table-column">
      <style:table-column-properties fo:break-before="auto" style:column-width="1.108cm"/>
    </style:style>
    <style:style style:name="co59" style:family="table-column">
      <style:table-column-properties fo:break-before="auto" style:column-width="2cm"/>
    </style:style>
    <style:style style:name="co60" style:family="table-column">
      <style:table-column-properties fo:break-before="auto" style:column-width="1.341cm"/>
    </style:style>
    <style:style style:name="co61" style:family="table-column">
      <style:table-column-properties fo:break-before="auto" style:column-width="2.286cm"/>
    </style:style>
    <style:style style:name="co62" style:family="table-column">
      <style:table-column-properties fo:break-before="auto" style:column-width="0.894cm"/>
    </style:style>
    <style:style style:name="co63" style:family="table-column">
      <style:table-column-properties fo:break-before="auto" style:column-width="1.958cm"/>
    </style:style>
    <style:style style:name="co64" style:family="table-column">
      <style:table-column-properties fo:break-before="auto" style:column-width="1.833cm"/>
    </style:style>
    <style:style style:name="co65" style:family="table-column">
      <style:table-column-properties fo:break-before="auto" style:column-width="1.36cm"/>
    </style:style>
    <style:style style:name="co66" style:family="table-column">
      <style:table-column-properties fo:break-before="auto" style:column-width="2.021cm"/>
    </style:style>
    <style:style style:name="co67" style:family="table-column">
      <style:table-column-properties fo:break-before="auto" style:column-width="2.683cm"/>
    </style:style>
    <style:style style:name="co68" style:family="table-column">
      <style:table-column-properties fo:break-before="auto" style:column-width="2.76cm"/>
    </style:style>
    <style:style style:name="co69" style:family="table-column">
      <style:table-column-properties fo:break-before="auto" style:column-width="2.937cm"/>
    </style:style>
    <style:style style:name="co70" style:family="table-column">
      <style:table-column-properties fo:break-before="auto" style:column-width="0.314cm"/>
    </style:style>
    <style:style style:name="co71" style:family="table-column">
      <style:table-column-properties fo:break-before="auto" style:column-width="1.434cm"/>
    </style:style>
    <style:style style:name="co72" style:family="table-column">
      <style:table-column-properties fo:break-before="auto" style:column-width="2.415cm"/>
    </style:style>
    <style:style style:name="co73" style:family="table-column">
      <style:table-column-properties fo:break-before="auto" style:column-width="6.983cm"/>
    </style:style>
    <style:style style:name="co74" style:family="table-column">
      <style:table-column-properties fo:break-before="auto" style:column-width="2.411cm"/>
    </style:style>
    <style:style style:name="co75" style:family="table-column">
      <style:table-column-properties fo:break-before="auto" style:column-width="2.009cm"/>
    </style:style>
    <style:style style:name="co76" style:family="table-column">
      <style:table-column-properties fo:break-before="auto" style:column-width="5.914cm"/>
    </style:style>
    <style:style style:name="co77" style:family="table-column">
      <style:table-column-properties fo:break-before="auto" style:column-width="1.18cm"/>
    </style:style>
    <style:style style:name="co78" style:family="table-column">
      <style:table-column-properties fo:break-before="auto" style:column-width="2.334cm"/>
    </style:style>
    <style:style style:name="co79" style:family="table-column">
      <style:table-column-properties fo:break-before="auto" style:column-width="1.879cm"/>
    </style:style>
    <style:style style:name="co80" style:family="table-column">
      <style:table-column-properties fo:break-before="auto" style:column-width="6.782cm"/>
    </style:style>
    <style:style style:name="co81" style:family="table-column">
      <style:table-column-properties fo:break-before="auto" style:column-width="1.596cm"/>
    </style:style>
    <style:style style:name="co82" style:family="table-column">
      <style:table-column-properties fo:break-before="auto" style:column-width="2.295cm"/>
    </style:style>
    <style:style style:name="co83" style:family="table-column">
      <style:table-column-properties fo:break-before="auto" style:column-width="5.465cm"/>
    </style:style>
    <style:style style:name="co84" style:family="table-column">
      <style:table-column-properties fo:break-before="auto" style:column-width="1.755cm"/>
    </style:style>
    <style:style style:name="co85" style:family="table-column">
      <style:table-column-properties fo:break-before="auto" style:column-width="2.182cm"/>
    </style:style>
    <style:style style:name="co86" style:family="table-column">
      <style:table-column-properties fo:break-before="auto" style:column-width="1.559cm"/>
    </style:style>
    <style:style style:name="co87" style:family="table-column">
      <style:table-column-properties fo:break-before="auto" style:column-width="1.501cm"/>
    </style:style>
    <style:style style:name="co88" style:family="table-column">
      <style:table-column-properties fo:break-before="auto" style:column-width="2.45cm"/>
    </style:style>
    <style:style style:name="co89" style:family="table-column">
      <style:table-column-properties fo:break-before="auto" style:column-width="1.697cm"/>
    </style:style>
    <style:style style:name="co90" style:family="table-column">
      <style:table-column-properties fo:break-before="auto" style:column-width="1.813cm"/>
    </style:style>
    <style:style style:name="co91" style:family="table-column">
      <style:table-column-properties fo:break-before="auto" style:column-width="1.69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38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82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84" style:family="table-cell" style:parent-style-name="Default" style:data-style-name="N36"/>
    <style:style style:name="ce39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3" style:family="table-cell" style:parent-style-name="Default">
      <style:text-properties fo:font-weight="bold" style:font-weight-asian="bold" style:font-weight-complex="bold"/>
    </style:style>
    <style:style style:name="ce41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1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 style:data-style-name="N4"/>
    <style:style style:name="ce41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1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6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6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79" style:family="table-cell" style:parent-style-name="Default" style:data-style-name="N36">
      <style:table-cell-properties style:rotation-align="none"/>
    </style:style>
    <style:style style:name="ce4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0"/>
    <style:style style:name="ce473" style:family="table-cell" style:parent-style-name="Default" style:data-style-name="N104"/>
    <style:style style:name="ce494" style:family="table-cell" style:parent-style-name="Default">
      <style:table-cell-properties fo:background-color="transparent"/>
    </style:style>
    <style:style style:name="ce49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7" style:family="table-cell" style:parent-style-name="Default" style:data-style-name="N4">
      <style:text-properties fo:font-weight="bold" style:font-weight-asian="bold" style:font-weight-complex="bold"/>
    </style:style>
    <style:style style:name="ce498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0" style:family="table-cell" style:parent-style-name="Default" style:data-style-name="N104">
      <style:text-properties fo:font-weight="bold" style:font-weight-asian="bold" style:font-weight-complex="bold"/>
    </style:style>
    <style:style style:name="ce501" style:family="table-cell" style:parent-style-name="Default" style:data-style-name="N104">
      <style:table-cell-properties fo:background-color="transparent"/>
    </style:style>
    <style:style style:name="ce502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503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4" style:family="table-cell" style:parent-style-name="Default" style:data-style-name="N104">
      <style:table-cell-properties fo:background-color="#81d41a"/>
    </style:style>
    <style:style style:name="ce505" style:family="table-cell" style:parent-style-name="Default" style:data-style-name="N104">
      <style:table-cell-properties fo:background-color="#d4ea6b"/>
    </style:style>
    <style:style style:name="ce506" style:family="table-cell" style:parent-style-name="Default" style:data-style-name="N10104"/>
    <style:style style:name="ce50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08" style:family="table-cell" style:parent-style-name="Default" style:data-style-name="N4">
      <style:table-cell-properties fo:background-color="transparent"/>
    </style:style>
    <style:style style:name="ce50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0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1" style:family="table-cell" style:parent-style-name="Default" style:data-style-name="N10127">
      <style:table-cell-properties fo:background-color="transparent"/>
    </style:style>
    <style:style style:name="ce512" style:family="table-cell" style:parent-style-name="Default" style:data-style-name="N10127">
      <style:text-properties fo:font-weight="bold" style:font-weight-asian="bold" style:font-weight-complex="bold"/>
    </style:style>
    <style:style style:name="ce513" style:family="table-cell" style:parent-style-name="Default" style:data-style-name="N10127"/>
    <style:style style:name="ce514" style:family="table-cell" style:parent-style-name="Default" style:data-style-name="N10120"/>
    <style:style style:name="ce515" style:family="table-cell" style:parent-style-name="Default">
      <style:text-properties style:font-name="Bitstream Vera Sans" fo:font-size="9pt" style:font-size-asian="9pt" style:font-size-complex="9pt"/>
    </style:style>
    <style:style style:name="ce516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18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19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0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1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2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3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4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29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2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3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4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5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3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9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0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1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3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4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5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46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47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48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0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style:vertical-align="middle"/>
    </style:style>
    <style:style style:name="ce552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3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5" style:family="table-cell" style:parent-style-name="Default" style:data-style-name="N243">
      <style:table-cell-properties style:vertical-align="middle"/>
      <style:text-properties style:font-name="Abyssinica SIL" fo:font-size="10pt" style:font-size-asian="10pt" style:font-size-complex="10pt"/>
    </style:style>
    <style:style style:name="ce556" style:family="table-cell" style:parent-style-name="Default" style:data-style-name="N243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 style:data-style-name="N243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243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1" style:family="table-cell" style:parent-style-name="Default" style:data-style-name="N243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3" style:family="table-cell" style:parent-style-name="Default" style:data-style-name="N243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5" style:family="table-cell" style:parent-style-name="Default" style:data-style-name="N243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66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568" style:family="table-cell" style:parent-style-name="Default" style:data-style-name="N243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70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1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2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3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4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5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7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579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0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1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4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5" style:family="table-cell" style:parent-style-name="Default" style:data-style-name="N243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87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88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9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0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7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98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599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0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1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4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0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8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609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0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1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2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3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86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16" style:family="table-cell" style:parent-style-name="Default" style:data-style-name="N186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7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18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9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0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1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2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4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26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7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8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0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1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4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5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7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8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1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2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3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4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5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7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8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49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0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1" style:family="table-cell" style:parent-style-name="Default" style:data-style-name="N186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2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4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5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6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57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8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9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0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2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68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69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0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2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4" style:family="table-cell" style:parent-style-name="Default" style:data-style-name="N11"/>
    <style:style style:name="ce67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76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77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10124"/>
    <style:style style:name="ce680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1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ce2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36"/>
    <style:style style:name="ce22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3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4" style:family="table-cell" style:parent-style-name="Default" style:data-style-name="N4"/>
    <style:style style:name="ce23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 style:data-style-name="N0"/>
    <style:style style:name="ce21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5f_10928_5f_12_5f_2_5f_05.11.2012" style:data-style-name="N20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 style:data-style-name="N104"/>
    <style:style style:name="ce249" style:family="table-cell" style:parent-style-name="Default" style:data-style-name="N11"/>
    <style:style style:name="ce28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36">
      <style:table-cell-properties style:rotation-align="none"/>
    </style:style>
    <style:style style:name="ce2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279" style:family="table-cell" style:parent-style-name="Default">
      <style:table-cell-properties fo:background-color="transparent"/>
    </style:style>
    <style:style style:name="ce280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2" style:family="table-cell" style:parent-style-name="Default" style:data-style-name="N4">
      <style:text-properties fo:font-weight="bold" style:font-weight-asian="bold" style:font-weight-complex="bold"/>
    </style:style>
    <style:style style:name="ce283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8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104">
      <style:text-properties fo:font-weight="bold" style:font-weight-asian="bold" style:font-weight-complex="bold"/>
    </style:style>
    <style:style style:name="ce286" style:family="table-cell" style:parent-style-name="Default" style:data-style-name="N104">
      <style:table-cell-properties fo:background-color="transparent"/>
    </style:style>
    <style:style style:name="ce287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288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89" style:family="table-cell" style:parent-style-name="Default" style:data-style-name="N104">
      <style:table-cell-properties fo:background-color="#81d41a"/>
    </style:style>
    <style:style style:name="ce290" style:family="table-cell" style:parent-style-name="Default" style:data-style-name="N104">
      <style:table-cell-properties fo:background-color="#d4ea6b"/>
    </style:style>
    <style:style style:name="ce291" style:family="table-cell" style:parent-style-name="Default" style:data-style-name="N10104"/>
    <style:style style:name="ce29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4">
      <style:table-cell-properties fo:background-color="transparent"/>
    </style:style>
    <style:style style:name="ce29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95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96" style:family="table-cell" style:parent-style-name="Default" style:data-style-name="N10127">
      <style:table-cell-properties fo:background-color="transparent"/>
    </style:style>
    <style:style style:name="ce297" style:family="table-cell" style:parent-style-name="Default" style:data-style-name="N10127">
      <style:text-properties fo:font-weight="bold" style:font-weight-asian="bold" style:font-weight-complex="bold"/>
    </style:style>
    <style:style style:name="ce298" style:family="table-cell" style:parent-style-name="Default" style:data-style-name="N10127"/>
    <style:style style:name="ce299" style:family="table-cell" style:parent-style-name="Default" style:data-style-name="N10120"/>
    <style:style style:name="ce300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303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04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7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8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309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0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1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2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14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5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316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17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8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20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22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24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25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26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327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331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32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333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338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243">
      <style:table-cell-properties style:vertical-align="middle"/>
      <style:text-properties style:font-name="Abyssinica SIL" fo:font-size="10pt" style:font-size-asian="10pt" style:font-size-complex="10pt"/>
    </style:style>
    <style:style style:name="ce341" style:family="table-cell" style:parent-style-name="Default" style:data-style-name="N243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 style:data-style-name="N243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4" style:family="table-cell" style:parent-style-name="Default" style:data-style-name="N243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45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46" style:family="table-cell" style:parent-style-name="Default" style:data-style-name="N243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48" style:family="table-cell" style:parent-style-name="Default" style:data-style-name="N243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49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 style:data-style-name="N243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51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52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353" style:family="table-cell" style:parent-style-name="Default" style:data-style-name="N243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55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356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357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358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0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61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64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65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366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67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69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0" style:family="table-cell" style:parent-style-name="Default" style:data-style-name="N243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371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372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373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74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376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377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37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7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6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387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388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89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390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92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393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94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395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401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2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4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5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6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7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08" style:family="table-cell" style:parent-style-name="Default" style:data-style-name="N186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09" style:family="table-cell" style:parent-style-name="Default" style:data-style-name="N186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411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19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20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21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22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30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31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32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3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4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35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6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37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39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0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42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443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44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45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446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8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0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451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452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453" style:family="table-cell" style:parent-style-name="Default" style:data-style-name="N186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454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55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456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459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0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1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62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463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464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69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470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75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76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477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478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1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482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483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48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8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86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87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489" style:family="table-cell" style:parent-style-name="Default" style:data-style-name="N10124"/>
    <style:style style:name="ce490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1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3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nyA105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34"/>
        <table:table-column table:style-name="co1" table:number-columns-repeated="3" table:default-cell-style-name="Default"/>
        <table:table-row table:style-name="ro1">
          <table:table-cell table:style-name="ce223"/>
          <table:table-cell table:style-name="ce227"/>
          <table:table-cell table:style-name="ce231" table:number-columns-repeated="5"/>
        </table:table-row>
        <table:table-row table:style-name="ro1">
          <table:table-cell table:style-name="ce223"/>
          <table:table-cell table:style-name="ce227" office:value-type="string" calcext:value-type="string">
            <text:p>SnyA105-22 </text:p>
          </table:table-cell>
          <table:table-cell table:style-name="ce232" office:value-type="string" calcext:value-type="string">
            <text:p>Boya kira </text:p>
          </table:table-cell>
          <table:table-cell table:style-name="ce231" table:number-columns-repeated="4"/>
        </table:table-row>
        <table:table-row table:style-name="ro1">
          <table:table-cell table:style-name="ce223"/>
          <table:table-cell table:style-name="ce227"/>
          <table:table-cell table:style-name="ce231" table:number-columns-repeated="5"/>
        </table:table-row>
        <table:table-row table:style-name="ro1">
          <table:table-cell table:style-name="ce223"/>
          <table:table-cell table:style-name="ce227" office:value-type="string" calcext:value-type="string">
            <text:p>Toplamlar</text:p>
          </table:table-cell>
          <table:table-cell table:number-columns-repeated="2"/>
          <table:table-cell table:style-name="ce233"/>
          <table:table-cell table:style-name="ce231" table:number-columns-repeated="2"/>
        </table:table-row>
        <table:table-row table:style-name="ro1">
          <table:table-cell table:style-name="ce223"/>
          <table:table-cell table:style-name="ce228" office:value-type="string" calcext:value-type="string">
            <text:p>Kira Bedeli</text:p>
          </table:table-cell>
          <table:table-cell table:style-name="ce233" table:formula="of:=SUM([.C19:.C25])" office:value-type="float" office:value="0" calcext:value-type="float">
            <text:p>0,00</text:p>
          </table:table-cell>
          <table:table-cell table:style-name="ce233" table:number-columns-repeated="2"/>
          <table:table-cell table:style-name="ce231" table:number-columns-repeated="2"/>
        </table:table-row>
        <table:table-row table:style-name="ro1">
          <table:table-cell table:style-name="ce223"/>
          <table:table-cell table:style-name="ce228" office:value-type="string" calcext:value-type="string">
            <text:p>Toplam Ödeme</text:p>
          </table:table-cell>
          <table:table-cell table:style-name="ce233" table:formula="of:=SUM([.D14:.D29])" office:value-type="float" office:value="0" calcext:value-type="float">
            <text:p>0,00</text:p>
          </table:table-cell>
          <table:table-cell table:style-name="ce233" table:number-columns-repeated="2"/>
          <table:table-cell table:style-name="ce231" table:number-columns-repeated="2"/>
        </table:table-row>
        <table:table-row table:style-name="ro1">
          <table:table-cell table:style-name="ce223"/>
          <table:table-cell table:style-name="ce228" office:value-type="string" calcext:value-type="string">
            <text:p>Bakiye</text:p>
          </table:table-cell>
          <table:table-cell table:style-name="ce233" table:formula="of:=[.E29]" office:value-type="float" office:value="0" calcext:value-type="float">
            <text:p>0,00</text:p>
          </table:table-cell>
          <table:table-cell table:style-name="ce233" table:number-columns-repeated="2"/>
          <table:table-cell table:style-name="ce231" table:number-columns-repeated="2"/>
        </table:table-row>
        <table:table-row table:style-name="ro1">
          <table:table-cell table:style-name="ce223"/>
          <table:table-cell table:style-name="ce228" office:value-type="string" calcext:value-type="string">
            <text:p><text:s/>Masraf</text:p>
          </table:table-cell>
          <table:table-cell table:style-name="ce233" table:formula="of:=[.D35]" office:value-type="float" office:value="0" calcext:value-type="float">
            <text:p>0,00</text:p>
          </table:table-cell>
          <table:table-cell table:style-name="ce233" table:number-columns-repeated="2"/>
          <table:table-cell table:style-name="ce231" table:number-columns-repeated="2"/>
        </table:table-row>
        <table:table-row table:style-name="ro1">
          <table:table-cell table:style-name="ce223"/>
          <table:table-cell table:style-name="ce229" office:value-type="string" calcext:value-type="string">
            <text:p>Net Kira</text:p>
          </table:table-cell>
          <table:table-cell table:style-name="ce233" table:formula="of:=[.C6]-[.C8]" office:value-type="float" office:value="0" calcext:value-type="float">
            <text:p>0,00</text:p>
          </table:table-cell>
          <table:table-cell/>
          <table:table-cell table:style-name="ce233"/>
          <table:table-cell table:style-name="ce231" table:number-columns-repeated="2"/>
        </table:table-row>
        <table:table-row table:style-name="ro1">
          <table:table-cell table:style-name="ce223"/>
          <table:table-cell table:style-name="ce227"/>
          <table:table-cell table:style-name="ce233" table:number-columns-repeated="3"/>
          <table:table-cell table:style-name="ce231" table:number-columns-repeated="2"/>
        </table:table-row>
        <table:table-row table:style-name="ro1">
          <table:table-cell table:style-name="ce223"/>
          <table:table-cell table:style-name="ce227"/>
          <table:table-cell table:style-name="ce231" table:number-columns-repeated="5"/>
        </table:table-row>
        <table:table-row table:style-name="ro1">
          <table:table-cell table:style-name="ce224" office:value-type="string" calcext:value-type="string">
            <text:p>Tarih</text:p>
          </table:table-cell>
          <table:table-cell table:style-name="ce224" office:value-type="string" calcext:value-type="string">
            <text:p>Açıklama</text:p>
          </table:table-cell>
          <table:table-cell table:style-name="ce229" office:value-type="string" calcext:value-type="string">
            <text:p>Kira bedeli</text:p>
          </table:table-cell>
          <table:table-cell table:style-name="ce229" office:value-type="string" calcext:value-type="string">
            <text:p>Ödeme</text:p>
          </table:table-cell>
          <table:table-cell table:style-name="ce229" office:value-type="string" calcext:value-type="string">
            <text:p>Bakiye</text:p>
          </table:table-cell>
          <table:table-cell table:style-name="ce231" table:number-columns-repeated="2"/>
        </table:table-row>
        <table:table-row table:style-name="ro1">
          <table:table-cell table:style-name="ce224"/>
          <table:table-cell table:style-name="ce223" office:value-type="string" calcext:value-type="string">
            <text:p>21-22 kira bedeli 24000</text:p>
          </table:table-cell>
          <table:table-cell table:style-name="ce229" table:number-columns-repeated="3"/>
          <table:table-cell table:style-name="ce231" table:number-columns-repeated="2"/>
        </table:table-row>
        <table:table-row table:style-name="ro1">
          <table:table-cell table:style-name="ce223"/>
          <table:table-cell table:style-name="ce227" office:value-type="string" calcext:value-type="string">
            <text:p>Yıkamacı</text:p>
          </table:table-cell>
          <table:table-cell table:style-name="ce231" table:number-columns-repeated="2"/>
          <table:table-cell table:style-name="ce237"/>
          <table:table-cell table:style-name="ce231" table:number-columns-repeated="2"/>
        </table:table-row>
        <table:table-row table:style-name="ro1">
          <table:table-cell table:style-name="ce223"/>
          <table:table-cell table:style-name="ce223" office:value-type="string" calcext:value-type="string">
            <text:p>Hüseyin Tüfekçi</text:p>
          </table:table-cell>
          <table:table-cell table:style-name="ce231" table:number-columns-repeated="2"/>
          <table:table-cell table:style-name="ce237"/>
          <table:table-cell table:style-name="ce231" table:number-columns-repeated="2"/>
        </table:table-row>
        <table:table-row table:style-name="ro1">
          <table:table-cell table:style-name="ce223" table:number-columns-repeated="2"/>
          <table:table-cell table:style-name="ce231" table:number-columns-repeated="2"/>
          <table:table-cell table:style-name="ce237"/>
          <table:table-cell table:style-name="ce231" table:number-columns-repeated="2"/>
        </table:table-row>
        <table:table-row table:style-name="ro1">
          <table:table-cell table:style-name="ce223"/>
          <table:table-cell/>
          <table:table-cell table:style-name="ce231" table:number-columns-repeated="2"/>
          <table:table-cell table:style-name="ce237"/>
          <table:table-cell table:style-name="ce231" table:number-columns-repeated="2"/>
        </table:table-row>
        <table:table-row table:style-name="ro1">
          <table:table-cell table:style-name="ce223"/>
          <table:table-cell table:style-name="ce223" office:value-type="string" calcext:value-type="string">
            <text:p>20-11-2022 – 19-11-2023 Kira Bedeli</text:p>
          </table:table-cell>
          <table:table-cell table:style-name="ce231" table:number-columns-repeated="2"/>
          <table:table-cell table:style-name="ce237"/>
          <table:table-cell table:style-name="ce231" table:number-columns-repeated="2"/>
        </table:table-row>
        <table:table-row table:style-name="ro1">
          <table:table-cell table:style-name="ce225" office:value-type="date" office:date-value="2021-11-20" calcext:value-type="date">
            <text:p>20.11.2021</text:p>
          </table:table-cell>
          <table:table-cell table:style-name="ce223" office:value-type="string" calcext:value-type="string">
            <text:p>Kira Bedeli 42000</text:p>
          </table:table-cell>
          <table:table-cell table:style-name="ce234"/>
          <table:table-cell/>
          <table:table-cell table:style-name="ce237" table:formula="of:=[.E15]+[.C19]-[.D19]" office:value-type="float" office:value="0" calcext:value-type="float">
            <text:p>0,00</text:p>
          </table:table-cell>
          <table:table-cell table:style-name="ce231" table:number-columns-repeated="2"/>
        </table:table-row>
        <table:table-row table:style-name="ro1">
          <table:table-cell table:style-name="ce225"/>
          <table:table-cell table:style-name="ce223"/>
          <table:table-cell table:style-name="ce234"/>
          <table:table-cell/>
          <table:table-cell table:style-name="ce237" table:formula="of:=[.E19]+[.C20]-[.D20]" office:value-type="float" office:value="0" calcext:value-type="float">
            <text:p>0,00</text:p>
          </table:table-cell>
          <table:table-cell table:style-name="ce231" table:number-columns-repeated="2"/>
        </table:table-row>
        <table:table-row table:style-name="ro1">
          <table:table-cell table:style-name="ce225"/>
          <table:table-cell/>
          <table:table-cell table:style-name="ce234"/>
          <table:table-cell/>
          <table:table-cell table:style-name="ce237"/>
          <table:table-cell table:style-name="ce231" table:number-columns-repeated="2"/>
        </table:table-row>
        <table:table-row table:style-name="ro1">
          <table:table-cell table:style-name="ce225"/>
          <table:table-cell table:style-name="ce223" office:value-type="string" calcext:value-type="string">
            <text:p>42000 TL OLAN KİRA BEDELİNİN</text:p>
          </table:table-cell>
          <table:table-cell table:style-name="ce234"/>
          <table:table-cell/>
          <table:table-cell table:style-name="ce237"/>
          <table:table-cell table:style-name="ce231" table:number-columns-repeated="2"/>
        </table:table-row>
        <table:table-row table:style-name="ro1">
          <table:table-cell table:style-name="ce225"/>
          <table:table-cell table:style-name="ce223" office:value-type="string" calcext:value-type="string">
            <text:p>2000 TL Sİ ÖDENMEDİĞİ İÇİN</text:p>
          </table:table-cell>
          <table:table-cell table:style-name="ce234"/>
          <table:table-cell/>
          <table:table-cell table:style-name="ce237"/>
          <table:table-cell table:style-name="ce231" table:number-columns-repeated="2"/>
        </table:table-row>
        <table:table-row table:style-name="ro1">
          <table:table-cell table:style-name="ce223"/>
          <table:table-cell table:style-name="ce227" office:value-type="string" calcext:value-type="string">
            <text:p>TARİH</text:p>
          </table:table-cell>
          <table:table-cell table:style-name="ce234"/>
          <table:table-cell table:style-name="ce231"/>
          <table:table-cell table:style-name="ce238"/>
          <table:table-cell table:style-name="ce231" table:number-columns-repeated="2"/>
        </table:table-row>
        <table:table-row table:style-name="ro1">
          <table:table-cell table:style-name="ce225"/>
          <table:table-cell table:style-name="ce223" office:value-type="string" calcext:value-type="string">
            <text:p>20-11-2022 – 01-11-2023 </text:p>
          </table:table-cell>
          <table:table-cell table:style-name="ce234"/>
          <table:table-cell table:style-name="ce231"/>
          <table:table-cell table:style-name="ce238"/>
          <table:table-cell table:style-name="ce231" table:number-columns-repeated="2"/>
        </table:table-row>
        <table:table-row table:style-name="ro1">
          <table:table-cell table:style-name="ce225"/>
          <table:table-cell table:style-name="ce230" office:value-type="string" calcext:value-type="string">
            <text:p>BEDEL</text:p>
          </table:table-cell>
          <table:table-cell table:number-columns-repeated="2"/>
          <table:table-cell table:style-name="ce238"/>
          <table:table-cell table:style-name="ce231" table:number-columns-repeated="2"/>
        </table:table-row>
        <table:table-row table:style-name="ro1">
          <table:table-cell table:style-name="ce225"/>
          <table:table-cell office:value-type="string" calcext:value-type="string">
            <text:p>40000 TL</text:p>
          </table:table-cell>
          <table:table-cell table:number-columns-repeated="2"/>
          <table:table-cell table:style-name="ce238"/>
          <table:table-cell table:style-name="ce231" table:number-columns-repeated="2"/>
        </table:table-row>
        <table:table-row table:style-name="ro1">
          <table:table-cell table:style-name="ce223"/>
          <table:table-cell table:style-name="ce230" office:value-type="string" calcext:value-type="string">
            <text:p>OLARAK GÜNCELLENDİ</text:p>
          </table:table-cell>
          <table:table-cell/>
          <table:table-cell table:style-name="Default"/>
          <table:table-cell table:style-name="ce238"/>
          <table:table-cell table:number-columns-repeated="2"/>
        </table:table-row>
        <table:table-row table:style-name="ro1">
          <table:table-cell table:style-name="ce223"/>
          <table:table-cell table:style-name="ce231" table:number-columns-repeated="2"/>
          <table:table-cell table:style-name="ce235"/>
          <table:table-cell table:style-name="ce239"/>
          <table:table-cell table:number-columns-repeated="2"/>
        </table:table-row>
        <table:table-row table:style-name="ro1">
          <table:table-cell table:style-name="ce223"/>
          <table:table-cell table:style-name="ce231" table:number-columns-repeated="2"/>
          <table:table-cell table:style-name="ce236"/>
          <table:table-cell table:style-name="ce237"/>
          <table:table-cell table:number-columns-repeated="2"/>
        </table:table-row>
        <table:table-row table:style-name="ro1" table:number-rows-repeated="3">
          <table:table-cell table:style-name="ce226"/>
          <table:table-cell table:style-name="ce223"/>
          <table:table-cell table:style-name="ce231" table:number-columns-repeated="2"/>
          <table:table-cell table:style-name="ce237"/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3"/>
          <table:table-cell table:number-columns-repeated="2"/>
        </table:table-row>
        <table:table-row table:style-name="ro1">
          <table:table-cell table:style-name="ce226"/>
          <table:table-cell table:style-name="ce227" office:value-type="string" calcext:value-type="string">
            <text:p>Masraflar</text:p>
          </table:table-cell>
          <table:table-cell/>
          <table:table-cell table:style-name="ce233" table:formula="of:=SUM([.D36:.D52])" office:value-type="float" office:value="0" calcext:value-type="float">
            <text:p>0,00</text:p>
          </table:table-cell>
          <table:table-cell table:style-name="ce231"/>
          <table:table-cell table:number-columns-repeated="2"/>
        </table:table-row>
        <table:table-row table:style-name="ro1">
          <table:table-cell table:style-name="ce226"/>
          <table:table-cell table:style-name="ce227"/>
          <table:table-cell/>
          <table:table-cell table:style-name="Default"/>
          <table:table-cell/>
          <table:table-cell table:style-name="ce231"/>
          <table:table-cell/>
        </table:table-row>
        <table:table-row table:style-name="ro1">
          <table:table-cell table:style-name="ce226"/>
          <table:table-cell table:style-name="ce223"/>
          <table:table-cell table:style-name="ce231" table:number-columns-repeated="3"/>
          <table:table-cell table:number-columns-repeated="2"/>
        </table:table-row>
        <table:table-row table:style-name="ro1">
          <table:table-cell/>
          <table:table-cell table:style-name="ce231" table:number-columns-repeated="4"/>
          <table:table-cell table:number-columns-repeated="2"/>
        </table:table-row>
        <table:table-row table:style-name="ro1">
          <table:table-cell table:style-name="ce223"/>
          <table:table-cell table:style-name="ce231" table:number-columns-repeated="2"/>
          <table:table-cell/>
          <table:table-cell table:style-name="ce240"/>
          <table:table-cell table:number-columns-repeated="2"/>
        </table:table-row>
        <table:table-row table:style-name="ro1" table:number-rows-repeated="2">
          <table:table-cell table:style-name="ce223"/>
          <table:table-cell table:style-name="ce231"/>
          <table:table-cell table:style-name="ce230"/>
          <table:table-cell table:style-name="ce231"/>
          <table:table-cell table:style-name="ce233"/>
          <table:table-cell table:number-columns-repeated="2"/>
        </table:table-row>
        <table:table-row table:style-name="ro1" table:number-rows-repeated="5">
          <table:table-cell table:style-name="ce223"/>
          <table:table-cell table:style-name="ce231" table:number-columns-repeated="3"/>
          <table:table-cell table:style-name="ce230"/>
          <table:table-cell table:style-name="ce241"/>
          <table:table-cell table:style-name="ce233"/>
        </table:table-row>
        <table:table-row table:style-name="ro1" table:number-rows-repeated="44">
          <table:table-cell table:style-name="ce223"/>
          <table:table-cell table:style-name="ce231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34"/>
        <table:table-column table:style-name="co1" table:number-columns-repeated="3" table:default-cell-style-name="Default"/>
        <table:table-row table:style-name="ro1">
          <table:table-cell table:style-name="ce223"/>
          <table:table-cell table:style-name="ce227"/>
          <table:table-cell table:style-name="ce231" table:number-columns-repeated="5"/>
        </table:table-row>
        <table:table-row table:style-name="ro1">
          <table:table-cell table:style-name="ce223"/>
          <table:table-cell table:style-name="ce227" office:value-type="string" calcext:value-type="string">
            <text:p>SnyB203-22 <text:s/></text:p>
          </table:table-cell>
          <table:table-cell table:style-name="ce232" office:value-type="string" calcext:value-type="string">
            <text:p>200 m2 Karo kira </text:p>
          </table:table-cell>
          <table:table-cell table:style-name="ce231" table:number-columns-repeated="4"/>
        </table:table-row>
        <table:table-row table:style-name="ro1" table:number-rows-repeated="2">
          <table:table-cell table:style-name="ce223"/>
          <table:table-cell/>
          <table:table-cell table:style-name="ce232"/>
          <table:table-cell table:style-name="ce231" table:number-columns-repeated="4"/>
        </table:table-row>
        <table:table-row table:style-name="ro1" table:number-rows-repeated="2">
          <table:table-cell table:style-name="ce223"/>
          <table:table-cell table:style-name="ce227"/>
          <table:table-cell table:style-name="ce232"/>
          <table:table-cell table:style-name="ce231" table:number-columns-repeated="4"/>
        </table:table-row>
        <table:table-row table:style-name="ro1">
          <table:table-cell table:style-name="ce223"/>
          <table:table-cell table:style-name="ce227"/>
          <table:table-cell table:style-name="ce231" table:number-columns-repeated="5"/>
        </table:table-row>
        <table:table-row table:style-name="ro1">
          <table:table-cell table:style-name="ce223"/>
          <table:table-cell table:style-name="ce227" office:value-type="string" calcext:value-type="string">
            <text:p>Toplamlar</text:p>
          </table:table-cell>
          <table:table-cell table:number-columns-repeated="2"/>
          <table:table-cell table:style-name="ce233"/>
          <table:table-cell table:style-name="ce231" table:number-columns-repeated="2"/>
        </table:table-row>
        <table:table-row table:style-name="ro1">
          <table:table-cell table:style-name="ce223"/>
          <table:table-cell table:style-name="ce228" office:value-type="string" calcext:value-type="string">
            <text:p><text:s/>Kira Bedeli</text:p>
          </table:table-cell>
          <table:table-cell table:style-name="ce233" table:formula="of:=SUM([.C17:.C28])" office:value-type="float" office:value="0" calcext:value-type="float">
            <text:p>0,00</text:p>
          </table:table-cell>
          <table:table-cell table:style-name="ce233" table:number-columns-repeated="2"/>
          <table:table-cell table:style-name="ce231" table:number-columns-repeated="2"/>
        </table:table-row>
        <table:table-row table:style-name="ro1">
          <table:table-cell table:style-name="ce223"/>
          <table:table-cell table:style-name="ce228" office:value-type="string" calcext:value-type="string">
            <text:p>Toplam Ödeme</text:p>
          </table:table-cell>
          <table:table-cell table:style-name="ce233" table:formula="of:=SUM([.D17:.D27])" office:value-type="float" office:value="0" calcext:value-type="float">
            <text:p>0,00</text:p>
          </table:table-cell>
          <table:table-cell table:style-name="ce233" table:number-columns-repeated="2"/>
          <table:table-cell table:style-name="ce231" table:number-columns-repeated="2"/>
        </table:table-row>
        <table:table-row table:style-name="ro1">
          <table:table-cell table:style-name="ce223"/>
          <table:table-cell table:style-name="ce228" office:value-type="string" calcext:value-type="string">
            <text:p>Bakiye</text:p>
          </table:table-cell>
          <table:table-cell table:style-name="ce233" table:formula="of:=[.E37]" office:value-type="float" office:value="1200" calcext:value-type="float">
            <text:p>1.200,00</text:p>
          </table:table-cell>
          <table:table-cell table:style-name="ce233" table:number-columns-repeated="2"/>
          <table:table-cell table:style-name="ce231" table:number-columns-repeated="2"/>
        </table:table-row>
        <table:table-row table:style-name="ro1">
          <table:table-cell table:style-name="ce223"/>
          <table:table-cell table:style-name="ce228" office:value-type="string" calcext:value-type="string">
            <text:p>Masraf</text:p>
          </table:table-cell>
          <table:table-cell table:style-name="ce233" table:formula="of:=[.D40]" office:value-type="float" office:value="0" calcext:value-type="float">
            <text:p>0,00</text:p>
          </table:table-cell>
          <table:table-cell table:style-name="ce233" table:number-columns-repeated="2"/>
          <table:table-cell table:style-name="ce231" table:number-columns-repeated="2"/>
        </table:table-row>
        <table:table-row table:style-name="ro1">
          <table:table-cell table:style-name="ce223"/>
          <table:table-cell table:style-name="ce229" office:value-type="string" calcext:value-type="string">
            <text:p>Net Kira</text:p>
          </table:table-cell>
          <table:table-cell table:style-name="ce233" table:formula="of:=[.C10]-[.C12]" office:value-type="float" office:value="0" calcext:value-type="float">
            <text:p>0,00</text:p>
          </table:table-cell>
          <table:table-cell/>
          <table:table-cell table:style-name="ce233"/>
          <table:table-cell table:style-name="ce231" table:number-columns-repeated="2"/>
        </table:table-row>
        <table:table-row table:style-name="ro1">
          <table:table-cell table:style-name="ce223"/>
          <table:table-cell table:style-name="ce227"/>
          <table:table-cell table:style-name="ce233" table:number-columns-repeated="3"/>
          <table:table-cell table:style-name="ce231" table:number-columns-repeated="2"/>
        </table:table-row>
        <table:table-row table:style-name="ro1">
          <table:table-cell table:style-name="ce223"/>
          <table:table-cell table:style-name="ce227"/>
          <table:table-cell table:style-name="ce231" table:number-columns-repeated="5"/>
        </table:table-row>
        <table:table-row table:style-name="ro1">
          <table:table-cell table:style-name="ce224" office:value-type="string" calcext:value-type="string">
            <text:p>Tarih</text:p>
          </table:table-cell>
          <table:table-cell table:style-name="ce224" office:value-type="string" calcext:value-type="string">
            <text:p>Açıklama</text:p>
          </table:table-cell>
          <table:table-cell table:style-name="ce229" office:value-type="string" calcext:value-type="string">
            <text:p>Kira bedeli</text:p>
          </table:table-cell>
          <table:table-cell table:style-name="ce229" office:value-type="string" calcext:value-type="string">
            <text:p>Ödeme</text:p>
          </table:table-cell>
          <table:table-cell table:style-name="ce229" office:value-type="string" calcext:value-type="string">
            <text:p>Bakiye</text:p>
          </table:table-cell>
          <table:table-cell table:style-name="ce231" table:number-columns-repeated="2"/>
        </table:table-row>
        <table:table-row table:style-name="ro1">
          <table:table-cell table:style-name="ce223"/>
          <table:table-cell/>
          <table:table-cell table:style-name="ce231" table:number-columns-repeated="2"/>
          <table:table-cell table:style-name="ce237"/>
          <table:table-cell table:style-name="ce231" table:number-columns-repeated="2"/>
        </table:table-row>
        <table:table-row table:style-name="ro1">
          <table:table-cell table:style-name="ce223"/>
          <table:table-cell table:style-name="ce227" office:value-type="string" calcext:value-type="string">
            <text:p>Salih Ant</text:p>
          </table:table-cell>
          <table:table-cell/>
          <table:table-cell table:style-name="Default"/>
          <table:table-cell table:style-name="ce238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5"/>
          <table:table-cell table:style-name="ce231"/>
          <table:table-cell/>
          <table:table-cell table:style-name="Default"/>
          <table:table-cell table:style-name="ce238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3"/>
          <table:table-cell table:style-name="ce227" office:value-type="string" calcext:value-type="string">
            <text:p>7-11-22 de anlaşma yapıldı</text:p>
          </table:table-cell>
          <table:table-cell table:style-name="ce231"/>
          <table:table-cell table:style-name="ce236"/>
          <table:table-cell table:style-name="ce238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 office:value-type="date" office:date-value="2022-11-07" calcext:value-type="date">
            <text:p>07.11.2022</text:p>
          </table:table-cell>
          <table:table-cell table:style-name="ce227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238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 office:value-type="date" office:date-value="2022-11-30" calcext:value-type="date">
            <text:p>30.11.2022</text:p>
          </table:table-cell>
          <table:table-cell table:style-name="ce223" office:value-type="string" calcext:value-type="string">
            <text:p>ödeme nakit</text:p>
          </table:table-cell>
          <table:table-cell table:style-name="ce231"/>
          <table:table-cell table:style-name="ce235"/>
          <table:table-cell table:style-name="ce238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 office:value-type="string" calcext:value-type="string">
            <text:p>ELEKTRİK TEMİNAT BEDELİ</text:p>
          </table:table-cell>
          <table:table-cell table:style-name="ce231" office:value-type="float" office:value="1200" calcext:value-type="float">
            <text:p>1.200,00</text:p>
          </table:table-cell>
          <table:table-cell table:style-name="ce231"/>
          <table:table-cell table:style-name="ce238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2"/>
          <table:table-cell table:style-name="ce238"/>
          <table:table-cell table:number-columns-repeated="2"/>
        </table:table-row>
        <table:table-row table:style-name="ro1">
          <table:table-cell table:style-name="ce226"/>
          <table:table-cell table:style-name="ce223"/>
          <table:table-cell table:style-name="ce231" table:number-columns-repeated="3"/>
          <table:table-cell table:number-columns-repeated="2"/>
        </table:table-row>
        <table:table-row table:style-name="ro1">
          <table:table-cell table:style-name="ce226"/>
          <table:table-cell table:style-name="ce227" office:value-type="string" calcext:value-type="string">
            <text:p>Masraflar</text:p>
          </table:table-cell>
          <table:table-cell/>
          <table:table-cell table:style-name="ce233" table:formula="of:=SUM([.D41:.D57])" office:value-type="float" office:value="0" calcext:value-type="float">
            <text:p>0,00</text:p>
          </table:table-cell>
          <table:table-cell table:style-name="ce231"/>
          <table:table-cell table:number-columns-repeated="2"/>
        </table:table-row>
        <table:table-row table:style-name="ro1" table:number-rows-repeated="2">
          <table:table-cell table:style-name="ce226"/>
          <table:table-cell table:style-name="ce223"/>
          <table:table-cell table:style-name="ce231" table:number-columns-repeated="3"/>
          <table:table-cell table:number-columns-repeated="2"/>
        </table:table-row>
        <table:table-row table:style-name="ro1">
          <table:table-cell/>
          <table:table-cell table:style-name="ce231" table:number-columns-repeated="4"/>
          <table:table-cell table:number-columns-repeated="2"/>
        </table:table-row>
        <table:table-row table:style-name="ro1">
          <table:table-cell table:style-name="ce223"/>
          <table:table-cell table:style-name="ce231" table:number-columns-repeated="2"/>
          <table:table-cell/>
          <table:table-cell table:style-name="ce240"/>
          <table:table-cell table:number-columns-repeated="2"/>
        </table:table-row>
        <table:table-row table:style-name="ro1" table:number-rows-repeated="2">
          <table:table-cell table:style-name="ce223"/>
          <table:table-cell table:style-name="ce231"/>
          <table:table-cell table:style-name="ce230"/>
          <table:table-cell table:style-name="ce231"/>
          <table:table-cell table:style-name="ce233"/>
          <table:table-cell table:number-columns-repeated="2"/>
        </table:table-row>
        <table:table-row table:style-name="ro1" table:number-rows-repeated="5">
          <table:table-cell table:style-name="ce223"/>
          <table:table-cell table:style-name="ce231" table:number-columns-repeated="3"/>
          <table:table-cell table:style-name="ce230"/>
          <table:table-cell table:style-name="ce241"/>
          <table:table-cell table:style-name="ce233"/>
        </table:table-row>
        <table:table-row table:style-name="ro1" table:number-rows-repeated="44">
          <table:table-cell table:style-name="ce223"/>
          <table:table-cell table:style-name="ce231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2" table:default-cell-style-name="ce223"/>
        <table:table-column table:style-name="co73" table:default-cell-style-name="ce231"/>
        <table:table-column table:style-name="co74" table:default-cell-style-name="ce231"/>
        <table:table-column table:style-name="co75" table:default-cell-style-name="ce231"/>
        <table:table-column table:style-name="co1" table:default-cell-style-name="ce231"/>
        <table:table-column table:style-name="co7" table:default-cell-style-name="ce231"/>
        <table:table-column table:style-name="co8" table:default-cell-style-name="ce231"/>
        <table:table-column table:style-name="co1" table:number-columns-repeated="52" table:default-cell-style-name="ce223"/>
        <table:table-row table:style-name="ro1">
          <table:table-cell/>
          <table:table-cell table:style-name="ce227"/>
          <table:table-cell table:number-columns-repeated="57"/>
        </table:table-row>
        <table:table-row table:style-name="ro1">
          <table:table-cell/>
          <table:table-cell table:style-name="ce227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27"/>
          <table:table-cell table:number-columns-repeated="57"/>
        </table:table-row>
        <table:table-row table:style-name="ro1">
          <table:table-cell/>
          <table:table-cell table:style-name="ce227" office:value-type="string" calcext:value-type="string">
            <text:p>Toplamlar</text:p>
          </table:table-cell>
          <table:table-cell table:style-name="Default" table:number-columns-repeated="2"/>
          <table:table-cell table:style-name="ce233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2020 Kira Bedeli</text:p>
          </table:table-cell>
          <table:table-cell table:style-name="ce233" table:formula="of:=SUM([.C13:.C17])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2020 Toplam Ödeme</text:p>
          </table:table-cell>
          <table:table-cell table:style-name="ce233" table:formula="of:=SUM([.D13:.D19])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Toplam Ödenecek</text:p>
          </table:table-cell>
          <table:table-cell table:style-name="ce233" table:formula="of:=[.E18]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2020 Masraf</text:p>
          </table:table-cell>
          <table:table-cell table:style-name="ce233" table:formula="of:=[.D77]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ce229" office:value-type="string" calcext:value-type="string">
            <text:p>2019-2020 Net Kira</text:p>
          </table:table-cell>
          <table:table-cell table:style-name="ce233" table:formula="of:=[.C6]-[.C8]" office:value-type="float" office:value="0" calcext:value-type="float">
            <text:p>0,00</text:p>
          </table:table-cell>
          <table:table-cell table:style-name="Default"/>
          <table:table-cell table:style-name="ce233"/>
          <table:table-cell table:number-columns-repeated="54"/>
        </table:table-row>
        <table:table-row table:style-name="ro1">
          <table:table-cell/>
          <table:table-cell table:style-name="ce227"/>
          <table:table-cell table:style-name="ce233" table:number-columns-repeated="3"/>
          <table:table-cell table:number-columns-repeated="54"/>
        </table:table-row>
        <table:table-row table:style-name="ro1">
          <table:table-cell/>
          <table:table-cell table:style-name="ce227"/>
          <table:table-cell table:number-columns-repeated="57"/>
        </table:table-row>
        <table:table-row table:style-name="ro1">
          <table:table-cell table:style-name="ce224" office:value-type="string" calcext:value-type="string">
            <text:p>Tarih</text:p>
          </table:table-cell>
          <table:table-cell table:style-name="ce224" office:value-type="string" calcext:value-type="string">
            <text:p>Açıklama</text:p>
          </table:table-cell>
          <table:table-cell table:style-name="ce229" office:value-type="string" calcext:value-type="string">
            <text:p>Kira bedeli</text:p>
          </table:table-cell>
          <table:table-cell table:style-name="ce229" office:value-type="string" calcext:value-type="string">
            <text:p>Ödeme</text:p>
          </table:table-cell>
          <table:table-cell table:style-name="ce229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Hurdacı</text:p>
          </table:table-cell>
          <table:table-cell table:number-columns-repeated="2"/>
          <table:table-cell table:style-name="ce237"/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Ali Demirel</text:p>
          </table:table-cell>
          <table:table-cell table:number-columns-repeated="2"/>
          <table:table-cell table:style-name="ce237"/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29-11-2022 – 30-11-2023 Kira Bedeli</text:p>
          </table:table-cell>
          <table:table-cell table:number-columns-repeated="2"/>
          <table:table-cell table:style-name="ce237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/>
          <table:table-cell table:style-name="ce234"/>
          <table:table-cell table:style-name="Default"/>
          <table:table-cell table:style-name="ce237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string" calcext:value-type="string">
            <text:p>teminattan</text:p>
          </table:table-cell>
          <table:table-cell table:style-name="ce234"/>
          <table:table-cell table:style-name="Default"/>
          <table:table-cell table:style-name="ce237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/>
          <table:table-cell table:style-name="ce234"/>
          <table:table-cell table:style-name="Default"/>
          <table:table-cell table:style-name="ce237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1-22 kira bedeli 43160 TL</text:p>
          </table:table-cell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 table:number-columns-repeated="2"/>
          <table:table-cell table:style-name="ce234"/>
          <table:table-cell table:style-name="Default"/>
          <table:table-cell table:style-name="ce237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Ocak 2021- elektrik teminat için</text:p>
          </table:table-cell>
          <table:table-cell table:style-name="ce234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237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şubat</text:p>
          </table:table-cell>
          <table:table-cell table:style-name="ce234"/>
          <table:table-cell table:style-name="Default" office:value-type="float" office:value="34.45" calcext:value-type="float">
            <text:p>34,45</text:p>
          </table:table-cell>
          <table:table-cell table:style-name="ce237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string" calcext:value-type="string">
            <text:p>mart</text:p>
          </table:table-cell>
          <table:table-cell table:style-name="ce234"/>
          <table:table-cell table:style-name="Default" office:value-type="float" office:value="20.05" calcext:value-type="float">
            <text:p>20,05</text:p>
          </table:table-cell>
          <table:table-cell table:style-name="ce237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string" calcext:value-type="string">
            <text:p>nisan</text:p>
          </table:table-cell>
          <table:table-cell table:style-name="ce234"/>
          <table:table-cell table:style-name="Default" office:value-type="float" office:value="34.7" calcext:value-type="float">
            <text:p>34,7</text:p>
          </table:table-cell>
          <table:table-cell table:style-name="ce237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mayıs</text:p>
          </table:table-cell>
          <table:table-cell table:style-name="ce234"/>
          <table:table-cell table:style-name="Default" office:value-type="float" office:value="34.34" calcext:value-type="float">
            <text:p>34,34</text:p>
          </table:table-cell>
          <table:table-cell table:style-name="ce237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haziran</text:p>
          </table:table-cell>
          <table:table-cell table:style-name="ce234"/>
          <table:table-cell table:style-name="Default" office:value-type="float" office:value="-65.91" calcext:value-type="float">
            <text:p>-65,91</text:p>
          </table:table-cell>
          <table:table-cell table:style-name="ce237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temmuz</text:p>
          </table:table-cell>
          <table:table-cell table:style-name="ce234"/>
          <table:table-cell table:style-name="Default" office:value-type="float" office:value="31.54" calcext:value-type="float">
            <text:p>31,54</text:p>
          </table:table-cell>
          <table:table-cell table:style-name="ce237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string" calcext:value-type="string">
            <text:p>ağustos</text:p>
          </table:table-cell>
          <table:table-cell table:style-name="ce234"/>
          <table:table-cell table:style-name="Default" office:value-type="float" office:value="0" calcext:value-type="float">
            <text:p>0</text:p>
          </table:table-cell>
          <table:table-cell table:style-name="ce237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eylül</text:p>
          </table:table-cell>
          <table:table-cell table:style-name="ce234"/>
          <table:table-cell table:style-name="Default" office:value-type="float" office:value="45.99" calcext:value-type="float">
            <text:p>45,99</text:p>
          </table:table-cell>
          <table:table-cell table:style-name="ce237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ekim</text:p>
          </table:table-cell>
          <table:table-cell table:style-name="ce234"/>
          <table:table-cell table:style-name="Default" office:value-type="float" office:value="42.89" calcext:value-type="float">
            <text:p>42,89</text:p>
          </table:table-cell>
          <table:table-cell table:style-name="ce237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kasım</text:p>
          </table:table-cell>
          <table:table-cell table:style-name="ce234"/>
          <table:table-cell table:style-name="Default" office:value-type="float" office:value="34.98" calcext:value-type="float">
            <text:p>34,98</text:p>
          </table:table-cell>
          <table:table-cell table:style-name="ce237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aralık</text:p>
          </table:table-cell>
          <table:table-cell table:style-name="ce234"/>
          <table:table-cell table:style-name="Default" office:value-type="float" office:value="0" calcext:value-type="float">
            <text:p>0</text:p>
          </table:table-cell>
          <table:table-cell table:style-name="ce237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Ocak 2022- elektrik teminat için</text:p>
          </table:table-cell>
          <table:table-cell table:style-name="ce234"/>
          <table:table-cell table:style-name="Default" office:value-type="float" office:value="30.04" calcext:value-type="float">
            <text:p>30,04</text:p>
          </table:table-cell>
          <table:table-cell table:style-name="ce237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şubat</text:p>
          </table:table-cell>
          <table:table-cell table:style-name="ce234"/>
          <table:table-cell table:style-name="Default" office:value-type="float" office:value="135.32" calcext:value-type="float">
            <text:p>135,32</text:p>
          </table:table-cell>
          <table:table-cell table:style-name="ce237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string" calcext:value-type="string">
            <text:p>mart</text:p>
          </table:table-cell>
          <table:table-cell table:style-name="ce234"/>
          <table:table-cell table:style-name="Default" office:value-type="float" office:value="98.9" calcext:value-type="float">
            <text:p>98,9</text:p>
          </table:table-cell>
          <table:table-cell table:style-name="ce237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string" calcext:value-type="string">
            <text:p>nisan</text:p>
          </table:table-cell>
          <table:table-cell table:style-name="ce234"/>
          <table:table-cell table:style-name="Default" office:value-type="float" office:value="135.6" calcext:value-type="float">
            <text:p>135,6</text:p>
          </table:table-cell>
          <table:table-cell table:style-name="ce237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Mayıs <text:s text:c="10"/>50 su</text:p>
          </table:table-cell>
          <table:table-cell table:style-name="ce234"/>
          <table:table-cell table:style-name="Default" office:value-type="float" office:value="214.37" calcext:value-type="float">
            <text:p>214,37</text:p>
          </table:table-cell>
          <table:table-cell table:style-name="ce237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Haziran <text:s text:c="7"/>200 su</text:p>
          </table:table-cell>
          <table:table-cell table:style-name="ce234"/>
          <table:table-cell table:style-name="Default" office:value-type="float" office:value="427.65" calcext:value-type="float">
            <text:p>427,65</text:p>
          </table:table-cell>
          <table:table-cell table:style-name="ce237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Temmuz <text:s text:c="6"/>200 su</text:p>
          </table:table-cell>
          <table:table-cell table:style-name="ce234"/>
          <table:table-cell table:style-name="Default" office:value-type="float" office:value="446.55" calcext:value-type="float">
            <text:p>446,55</text:p>
          </table:table-cell>
          <table:table-cell table:style-name="ce237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string" calcext:value-type="string">
            <text:p>Ağustos <text:s text:c="9"/>50 su</text:p>
          </table:table-cell>
          <table:table-cell table:style-name="ce234"/>
          <table:table-cell table:style-name="Default" office:value-type="float" office:value="333.96" calcext:value-type="float">
            <text:p>333,96</text:p>
          </table:table-cell>
          <table:table-cell table:style-name="ce237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Eylül <text:s text:c="14"/>50 su</text:p>
          </table:table-cell>
          <table:table-cell table:style-name="ce234"/>
          <table:table-cell table:style-name="Default" office:value-type="float" office:value="324.51" calcext:value-type="float">
            <text:p>324,51</text:p>
          </table:table-cell>
          <table:table-cell table:style-name="ce237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Ekim <text:s text:c="14"/>50 su</text:p>
          </table:table-cell>
          <table:table-cell table:style-name="ce234"/>
          <table:table-cell table:style-name="Default" office:value-type="float" office:value="331.27" calcext:value-type="float">
            <text:p>331,27</text:p>
          </table:table-cell>
          <table:table-cell table:style-name="ce237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su</text:p>
          </table:table-cell>
          <table:table-cell table:style-name="ce234" office:value-type="float" office:value="50" calcext:value-type="float">
            <text:p>50,00</text:p>
          </table:table-cell>
          <table:table-cell table:style-name="Default"/>
          <table:table-cell table:style-name="ce237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kasım</text:p>
          </table:table-cell>
          <table:table-cell table:style-name="ce234"/>
          <table:table-cell table:style-name="Default" office:value-type="float" office:value="412.42" calcext:value-type="float">
            <text:p>412,42</text:p>
          </table:table-cell>
          <table:table-cell table:style-name="ce237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aralık</text:p>
          </table:table-cell>
          <table:table-cell table:style-name="ce234"/>
          <table:table-cell table:style-name="Default" office:value-type="float" office:value="426.12" calcext:value-type="float">
            <text:p>426,12</text:p>
          </table:table-cell>
          <table:table-cell table:style-name="ce237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2-2023 kira İÇİN</text:p>
          </table:table-cell>
          <table:table-cell table:style-name="ce234" office:value-type="float" office:value="2000" calcext:value-type="float">
            <text:p>2.000,00</text:p>
          </table:table-cell>
          <table:table-cell table:style-name="Default"/>
          <table:table-cell table:style-name="ce237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motorcu alçıpan hasarı</text:p>
          </table:table-cell>
          <table:table-cell table:style-name="ce234" office:value-type="float" office:value="500" calcext:value-type="float">
            <text:p>500,00</text:p>
          </table:table-cell>
          <table:table-cell table:style-name="Default"/>
          <table:table-cell table:style-name="ce237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3 ocak</text:p>
          </table:table-cell>
          <table:table-cell table:style-name="ce234"/>
          <table:table-cell table:style-name="Default" office:value-type="float" office:value="178.19" calcext:value-type="float">
            <text:p>178,19</text:p>
          </table:table-cell>
          <table:table-cell table:style-name="ce237" table:formula="of:=[.E47]+[.C48]-[.D48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7">
          <table:table-cell table:style-name="ce225"/>
          <table:table-cell table:style-name="ce223"/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6-20" calcext:value-type="date">
            <text:p>20.06.2021</text:p>
          </table:table-cell>
          <table:table-cell table:style-name="ce223" office:value-type="string" calcext:value-type="string">
            <text:p>büyük binanın saçağında hasar var</text:p>
          </table:table-cell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8-25" calcext:value-type="date">
            <text:p>25.08.2021</text:p>
          </table:table-cell>
          <table:table-cell table:style-name="ce223" office:value-type="string" calcext:value-type="string">
            <text:p>mutfak tezgahı kırık</text:p>
          </table:table-cell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/>
          <table:table-cell table:style-name="Default"/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/>
          <table:table-cell table:style-name="ce223"/>
          <table:table-cell table:style-name="ce234"/>
          <table:table-cell table:style-name="Default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34"/>
          <table:table-cell table:style-name="Default" office:value-type="float" office:value="500" calcext:value-type="float">
            <text:p>500</text:p>
          </table:table-cell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34"/>
          <table:table-cell table:style-name="Default" office:value-type="float" office:value="200" calcext:value-type="float">
            <text:p>200</text:p>
          </table:table-cell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2-25" calcext:value-type="date">
            <text:p>25.02.2021</text:p>
          </table:table-cell>
          <table:table-cell table:style-name="ce223" office:value-type="string" calcext:value-type="string">
            <text:p>tuvalet için izinsiz kapı açtı</text:p>
          </table:table-cell>
          <table:table-cell table:style-name="ce234"/>
          <table:table-cell table:style-name="Default" office:value-type="string" calcext:value-type="string">
            <text:p>yapıldı</text:p>
          </table:table-cell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3-30" calcext:value-type="date">
            <text:p>30.03.2021</text:p>
          </table:table-cell>
          <table:table-cell table:style-name="ce223" office:value-type="string" calcext:value-type="string">
            <text:p>2021 de 2022 için ödemesi gereken kiraları ödemedi</text:p>
          </table:table-cell>
          <table:table-cell table:style-name="ce234"/>
          <table:table-cell table:style-name="Default" office:value-type="string" calcext:value-type="string">
            <text:p>*</text:p>
          </table:table-cell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1-08-05" calcext:value-type="date">
            <text:p>05.08.2021</text:p>
          </table:table-cell>
          <table:table-cell table:style-name="ce223" office:value-type="string" calcext:value-type="string">
            <text:p>arsa önüne malzeme yığıntısı var OKKK</text:p>
          </table:table-cell>
          <table:table-cell table:style-name="ce234"/>
          <table:table-cell table:style-name="Default" office:value-type="string" calcext:value-type="string">
            <text:p>*</text:p>
          </table:table-cell>
          <table:table-cell table:style-name="ce237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2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27" office:value-type="string" calcext:value-type="string">
            <text:p>Masraflar</text:p>
          </table:table-cell>
          <table:table-cell table:style-name="Default"/>
          <table:table-cell table:style-name="ce233" table:formula="of:=SUM([.D79:.D98])" office:value-type="float" office:value="0" calcext:value-type="float">
            <text:p>0,00</text:p>
          </table:table-cell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35"/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36"/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26"/>
          <table:table-cell table:style-name="ce223"/>
          <table:table-cell table:number-columns-repeated="2"/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26"/>
          <table:table-cell table:style-name="ce22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30"/>
          <table:table-cell table:style-name="ce241"/>
          <table:table-cell table:style-name="ce233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2" table:default-cell-style-name="ce223"/>
        <table:table-column table:style-name="co76" table:default-cell-style-name="ce231"/>
        <table:table-column table:style-name="co77" table:default-cell-style-name="ce231"/>
        <table:table-column table:style-name="co78" table:default-cell-style-name="ce231"/>
        <table:table-column table:style-name="co1" table:default-cell-style-name="ce231"/>
        <table:table-column table:style-name="co79" table:default-cell-style-name="ce231"/>
        <table:table-column table:style-name="co7" table:default-cell-style-name="ce231"/>
        <table:table-column table:style-name="co8" table:default-cell-style-name="ce231"/>
        <table:table-column table:style-name="co1" table:number-columns-repeated="52" table:default-cell-style-name="ce223"/>
        <table:table-row table:style-name="ro1">
          <table:table-cell/>
          <table:table-cell table:style-name="ce227" table:number-columns-repeated="2"/>
          <table:table-cell table:number-columns-repeated="57"/>
        </table:table-row>
        <table:table-row table:style-name="ro1">
          <table:table-cell/>
          <table:table-cell table:style-name="ce227" office:value-type="string" calcext:value-type="string">
            <text:p>SnE este</text:p>
          </table:table-cell>
          <table:table-cell table:style-name="ce227"/>
          <table:table-cell table:number-columns-repeated="57"/>
        </table:table-row>
        <table:table-row table:style-name="ro1">
          <table:table-cell/>
          <table:table-cell table:style-name="ce227" table:number-columns-repeated="2"/>
          <table:table-cell table:number-columns-repeated="57"/>
        </table:table-row>
        <table:table-row table:style-name="ro1">
          <table:table-cell/>
          <table:table-cell table:style-name="ce227" office:value-type="string" calcext:value-type="string">
            <text:p>Toplamlar</text:p>
          </table:table-cell>
          <table:table-cell table:style-name="ce227"/>
          <table:table-cell table:style-name="Default" table:number-columns-repeated="2"/>
          <table:table-cell table:style-name="ce233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8" office:value-type="string" calcext:value-type="string">
            <text:p>Kira Bedeli</text:p>
          </table:table-cell>
          <table:table-cell table:style-name="ce233" table:formula="of:=SUM([.D14:.D28])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8" office:value-type="string" calcext:value-type="string">
            <text:p>Toplam Ödeme</text:p>
          </table:table-cell>
          <table:table-cell table:style-name="ce233" table:formula="of:=SUM([.E14:.E28])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8" office:value-type="string" calcext:value-type="string">
            <text:p>Toplam Ödenecek</text:p>
          </table:table-cell>
          <table:table-cell table:style-name="ce233" table:formula="of:=[.F38]" office:value-type="float" office:value="449.99" calcext:value-type="float">
            <text:p>449,99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8" office:value-type="string" calcext:value-type="string">
            <text:p><text:s/>Masraf</text:p>
          </table:table-cell>
          <table:table-cell table:style-name="ce233" table:formula="of:=[.E43]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29" office:value-type="string" calcext:value-type="string">
            <text:p><text:s/>Net Kira</text:p>
          </table:table-cell>
          <table:table-cell table:style-name="ce233" table:formula="of:=[.D6]-[.D8]" office:value-type="float" office:value="0" calcext:value-type="float">
            <text:p>0,00</text:p>
          </table:table-cell>
          <table:table-cell table:style-name="Default"/>
          <table:table-cell table:style-name="ce233"/>
          <table:table-cell table:number-columns-repeated="54"/>
        </table:table-row>
        <table:table-row table:style-name="ro1">
          <table:table-cell/>
          <table:table-cell table:style-name="ce227" table:number-columns-repeated="2"/>
          <table:table-cell table:style-name="ce233" table:number-columns-repeated="3"/>
          <table:table-cell table:number-columns-repeated="54"/>
        </table:table-row>
        <table:table-row table:style-name="ro1">
          <table:table-cell/>
          <table:table-cell table:style-name="ce227" table:number-columns-repeated="2"/>
          <table:table-cell table:number-columns-repeated="57"/>
        </table:table-row>
        <table:table-row table:style-name="ro1">
          <table:table-cell table:style-name="ce224" office:value-type="string" calcext:value-type="string">
            <text:p>Tarih</text:p>
          </table:table-cell>
          <table:table-cell table:style-name="ce224" office:value-type="string" calcext:value-type="string">
            <text:p>Açıklama</text:p>
          </table:table-cell>
          <table:table-cell table:style-name="ce224"/>
          <table:table-cell table:style-name="ce229" office:value-type="string" calcext:value-type="string">
            <text:p>Kira bedeli</text:p>
          </table:table-cell>
          <table:table-cell table:style-name="ce229" office:value-type="string" calcext:value-type="string">
            <text:p>Ödeme</text:p>
          </table:table-cell>
          <table:table-cell table:style-name="ce229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24" table:number-columns-repeated="3"/>
          <table:table-cell table:style-name="ce229" table:number-columns-repeated="3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Motorcu</text:p>
          </table:table-cell>
          <table:table-cell table:style-name="ce227"/>
          <table:table-cell table:number-columns-repeated="2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2-08-01" calcext:value-type="date">
            <text:p>01.08.2022</text:p>
          </table:table-cell>
          <table:table-cell table:style-name="ce223" office:value-type="string" calcext:value-type="string">
            <text:p>Cihan Çam</text:p>
          </table:table-cell>
          <table:table-cell table:style-name="ce223"/>
          <table:table-cell table:number-columns-repeated="2"/>
          <table:table-cell table:style-name="ce237"/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22-23 kira bedeli 45000 TL</text:p>
          </table:table-cell>
          <table:table-cell table:style-name="ce223"/>
          <table:table-cell table:number-columns-repeated="2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2-08-01" calcext:value-type="date">
            <text:p>01.08.2022</text:p>
          </table:table-cell>
          <table:table-cell table:style-name="ce223" office:value-type="string" calcext:value-type="string">
            <text:p>Anlaşma yapıldı</text:p>
          </table:table-cell>
          <table:table-cell table:style-name="ce223"/>
          <table:table-cell table:number-columns-repeated="2"/>
          <table:table-cell table:style-name="ce237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Elektrik Teminat Bedeli</text:p>
          </table:table-cell>
          <table:table-cell table:style-name="ce223"/>
          <table:table-cell table:number-columns-repeated="2"/>
          <table:table-cell table:style-name="ce237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 office:value-type="date" office:date-value="2022-08-30" calcext:value-type="date">
            <text:p>30.08.2022</text:p>
          </table:table-cell>
          <table:table-cell table:style-name="ce223" office:value-type="string" calcext:value-type="string">
            <text:p>Kira Başlangıç Tarihi</text:p>
          </table:table-cell>
          <table:table-cell table:style-name="ce223"/>
          <table:table-cell table:number-columns-repeated="2"/>
          <table:table-cell table:style-name="ce237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 office:value-type="date" office:date-value="2023-08-29" calcext:value-type="date">
            <text:p>29.08.2023</text:p>
          </table:table-cell>
          <table:table-cell table:style-name="ce223" office:value-type="string" calcext:value-type="string">
            <text:p>Kira Bitiş Tarihi</text:p>
          </table:table-cell>
          <table:table-cell table:style-name="ce223"/>
          <table:table-cell table:style-name="ce234"/>
          <table:table-cell table:style-name="Default"/>
          <table:table-cell table:style-name="ce237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Kira gün sayısı (1 ay ek süre verildi)</text:p>
          </table:table-cell>
          <table:table-cell table:style-name="ce24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37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2-23 günlük kira bedeli TL</text:p>
          </table:table-cell>
          <table:table-cell table:style-name="ce223" table:formula="of:=[.D17]/[.C21]" office:value-type="float" office:value="0" calcext:value-type="float">
            <text:p>0</text:p>
          </table:table-cell>
          <table:table-cell table:style-name="ce234"/>
          <table:table-cell table:style-name="Default"/>
          <table:table-cell table:style-name="ce237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 office:value-type="date" office:date-value="2022-08-01" calcext:value-type="date">
            <text:p>01.08.2022</text:p>
          </table:table-cell>
          <table:table-cell table:style-name="ce223" office:value-type="string" calcext:value-type="string">
            <text:p>Nakit Ödeme</text:p>
          </table:table-cell>
          <table:table-cell table:style-name="ce223"/>
          <table:table-cell table:style-name="ce234" table:number-columns-repeated="2"/>
          <table:table-cell table:style-name="ce237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 office:value-type="date" office:date-value="2022-08-05" calcext:value-type="date">
            <text:p>05.08.2022</text:p>
          </table:table-cell>
          <table:table-cell table:style-name="ce223" office:value-type="string" calcext:value-type="string">
            <text:p>Nakit Ödeme</text:p>
          </table:table-cell>
          <table:table-cell table:style-name="ce223"/>
          <table:table-cell table:style-name="ce234" table:number-columns-repeated="2"/>
          <table:table-cell table:style-name="ce237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table:number-columns-repeated="4"/>
          <table:table-cell table:style-name="ce237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table:number-columns-repeated="4"/>
          <table:table-cell table:style-name="ce237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7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7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27" table:number-columns-repeated="2"/>
          <table:table-cell table:style-name="Default" table:number-columns-repeated="2"/>
          <table:table-cell table:style-name="ce237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Elektrik Teminat Bedeli</text:p>
          </table:table-cell>
          <table:table-cell table:style-name="ce227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237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2022-8 elektrik tmnt</text:p>
          </table:table-cell>
          <table:table-cell table:style-name="ce223"/>
          <table:table-cell table:style-name="ce234"/>
          <table:table-cell table:style-name="Default" office:value-type="float" office:value="32.35" calcext:value-type="float">
            <text:p>32,35</text:p>
          </table:table-cell>
          <table:table-cell table:style-name="ce237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2022-9 elektrik tmnt</text:p>
          </table:table-cell>
          <table:table-cell table:style-name="ce223"/>
          <table:table-cell table:style-name="ce234"/>
          <table:table-cell table:style-name="Default" office:value-type="float" office:value="39.91" calcext:value-type="float">
            <text:p>39,91</text:p>
          </table:table-cell>
          <table:table-cell table:style-name="ce237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2022-10 elektrik tmnt</text:p>
          </table:table-cell>
          <table:table-cell table:style-name="ce223"/>
          <table:table-cell table:style-name="ce234"/>
          <table:table-cell office:value-type="float" office:value="8.99" calcext:value-type="float">
            <text:p>8,99</text:p>
          </table:table-cell>
          <table:table-cell table:style-name="ce237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2022-11 elektrik tmnt</text:p>
          </table:table-cell>
          <table:table-cell table:style-name="ce223"/>
          <table:table-cell table:style-name="ce234"/>
          <table:table-cell office:value-type="float" office:value="60.27" calcext:value-type="float">
            <text:p>60,27</text:p>
          </table:table-cell>
          <table:table-cell table:style-name="ce237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37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ce223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237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.01" calcext:value-type="float">
            <text:p>50,01</text:p>
          </table:table-cell>
          <table:table-cell table:style-name="ce237" table:formula="of:=[.F36]+[.D37]-[.E37]" office:value-type="float" office:value="449.99" calcext:value-type="float">
            <text:p>449,99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style-name="Default" table:number-columns-repeated="4"/>
          <table:table-cell table:style-name="ce237" table:formula="of:=[.F37]+[.D38]-[.E38]" office:value-type="float" office:value="449.99" calcext:value-type="float">
            <text:p>449,99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225"/>
          <table:table-cell table:style-name="Default" table:number-columns-repeated="4"/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36"/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6"/>
          <table:table-cell table:style-name="Default" table:number-columns-repeated="4"/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6"/>
          <table:table-cell table:style-name="ce227" office:value-type="string" calcext:value-type="string">
            <text:p>Masraflar</text:p>
          </table:table-cell>
          <table:table-cell table:style-name="ce227"/>
          <table:table-cell table:style-name="Default"/>
          <table:table-cell table:style-name="ce233" table:formula="of:=SUM([.E44:.E63])" office:value-type="float" office:value="0" calcext:value-type="float">
            <text:p>0,00</text:p>
          </table:table-cell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6"/>
          <table:table-cell table:style-name="ce223" table:number-columns-repeated="2"/>
          <table:table-cell table:number-columns-repeated="2"/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26"/>
          <table:table-cell table:style-name="ce223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30"/>
          <table:table-cell table:style-name="ce241"/>
          <table:table-cell table:style-name="ce233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2" table:default-cell-style-name="ce223"/>
        <table:table-column table:style-name="co80" table:default-cell-style-name="ce231"/>
        <table:table-column table:style-name="co81" table:default-cell-style-name="ce231"/>
        <table:table-column table:style-name="co82" table:default-cell-style-name="ce231"/>
        <table:table-column table:style-name="co75" table:default-cell-style-name="ce231"/>
        <table:table-column table:style-name="co1" table:default-cell-style-name="ce231"/>
        <table:table-column table:style-name="co7" table:default-cell-style-name="ce231"/>
        <table:table-column table:style-name="co8" table:default-cell-style-name="ce231"/>
        <table:table-column table:style-name="co1" table:number-columns-repeated="52" table:default-cell-style-name="ce223"/>
        <table:table-row table:style-name="ro1">
          <table:table-cell/>
          <table:table-cell table:style-name="ce227" office:value-type="string" calcext:value-type="string">
            <text:p>Sanayi pano</text:p>
          </table:table-cell>
          <table:table-cell table:style-name="ce227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27" office:value-type="string" calcext:value-type="string">
            <text:p>MERDAL KİPEL 2022-2023</text:p>
          </table:table-cell>
          <table:table-cell table:style-name="ce227"/>
          <table:table-cell table:number-columns-repeated="57"/>
        </table:table-row>
        <table:table-row table:style-name="ro1">
          <table:table-cell/>
          <table:table-cell table:style-name="ce227" office:value-type="string" calcext:value-type="string">
            <text:p>Toplamlar</text:p>
          </table:table-cell>
          <table:table-cell table:style-name="ce227"/>
          <table:table-cell table:style-name="Default" table:number-columns-repeated="2"/>
          <table:table-cell table:style-name="ce233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<text:s/>Kira Bedeli</text:p>
          </table:table-cell>
          <table:table-cell table:style-name="ce228"/>
          <table:table-cell table:style-name="ce233" table:formula="of:=SUM([.D12:.D15])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<text:s/>Toplam Ödeme</text:p>
          </table:table-cell>
          <table:table-cell table:style-name="ce228"/>
          <table:table-cell table:style-name="ce233" table:formula="of:=SUM([.E12:.E15])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Toplam Ödenecek</text:p>
          </table:table-cell>
          <table:table-cell table:style-name="ce228"/>
          <table:table-cell table:style-name="ce233" table:formula="of:=[.F36]" office:value-type="float" office:value="23731.96" calcext:value-type="float">
            <text:p>23.731,96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ce228" office:value-type="string" calcext:value-type="string">
            <text:p><text:s/>Masraf</text:p>
          </table:table-cell>
          <table:table-cell table:style-name="ce228"/>
          <table:table-cell table:style-name="ce233" table:formula="of:=[.E43]" office:value-type="float" office:value="0" calcext:value-type="float">
            <text:p>0,00</text:p>
          </table:table-cell>
          <table:table-cell table:style-name="ce233" table:number-columns-repeated="2"/>
          <table:table-cell table:number-columns-repeated="54"/>
        </table:table-row>
        <table:table-row table:style-name="ro1">
          <table:table-cell/>
          <table:table-cell table:style-name="ce229" office:value-type="string" calcext:value-type="string">
            <text:p>Net Kira</text:p>
          </table:table-cell>
          <table:table-cell table:style-name="ce229"/>
          <table:table-cell table:style-name="ce233" table:formula="of:=[.D6]-[.D8]" office:value-type="float" office:value="0" calcext:value-type="float">
            <text:p>0,00</text:p>
          </table:table-cell>
          <table:table-cell table:style-name="Default"/>
          <table:table-cell table:style-name="ce233"/>
          <table:table-cell table:number-columns-repeated="54"/>
        </table:table-row>
        <table:table-row table:style-name="ro1">
          <table:table-cell/>
          <table:table-cell table:style-name="ce227" table:number-columns-repeated="2"/>
          <table:table-cell table:number-columns-repeated="57"/>
        </table:table-row>
        <table:table-row table:style-name="ro1">
          <table:table-cell table:style-name="ce224" office:value-type="string" calcext:value-type="string">
            <text:p>Tarih</text:p>
          </table:table-cell>
          <table:table-cell table:style-name="ce224" office:value-type="string" calcext:value-type="string">
            <text:p>Açıklama</text:p>
          </table:table-cell>
          <table:table-cell table:style-name="ce224"/>
          <table:table-cell table:style-name="ce229" office:value-type="string" calcext:value-type="string">
            <text:p>Kira bedeli</text:p>
          </table:table-cell>
          <table:table-cell table:style-name="ce229" office:value-type="string" calcext:value-type="string">
            <text:p>Ödeme</text:p>
          </table:table-cell>
          <table:table-cell table:style-name="ce229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27" table:number-columns-repeated="2"/>
          <table:table-cell table:number-columns-repeated="2"/>
          <table:table-cell table:style-name="ce237"/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31-03-2022 – 30-03-2023 kira bedeli 48000</text:p>
          </table:table-cell>
          <table:table-cell table:style-name="ce223"/>
          <table:table-cell table:number-columns-repeated="2"/>
          <table:table-cell table:style-name="ce237"/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ödene kiraya göre tarih belirlendi</text:p>
          </table:table-cell>
          <table:table-cell table:style-name="ce223"/>
          <table:table-cell table:number-columns-repeated="2"/>
          <table:table-cell table:style-name="ce237"/>
          <table:table-cell table:number-columns-repeated="54"/>
        </table:table-row>
        <table:table-row table:style-name="ro1">
          <table:table-cell/>
          <table:table-cell table:style-name="ce223" office:value-type="string" calcext:value-type="string">
            <text:p>31-3 31-12-2022 9 aylık kira bedeli 36000</text:p>
          </table:table-cell>
          <table:table-cell table:style-name="ce223"/>
          <table:table-cell table:number-columns-repeated="2"/>
          <table:table-cell table:style-name="ce237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table:number-columns-repeated="2"/>
          <table:table-cell table:style-name="ce234"/>
          <table:table-cell table:style-name="Default"/>
          <table:table-cell table:style-name="ce237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37" table:formula="of:=[.F16]+[.D17]-[.E17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2-4 elektrik tmnt</text:p>
          </table:table-cell>
          <table:table-cell table:style-name="ce223"/>
          <table:table-cell table:style-name="ce234"/>
          <table:table-cell office:value-type="float" office:value="20.95" calcext:value-type="float">
            <text:p>20,95</text:p>
          </table:table-cell>
          <table:table-cell table:style-name="ce237" table:formula="of:=[.F17]+[.D18]-[.E18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2-5 elektrik tmnt</text:p>
          </table:table-cell>
          <table:table-cell table:style-name="ce223"/>
          <table:table-cell table:style-name="ce234"/>
          <table:table-cell office:value-type="float" office:value="11.93" calcext:value-type="float">
            <text:p>11,93</text:p>
          </table:table-cell>
          <table:table-cell table:style-name="ce237" table:formula="of:=[.F18]+[.D19]-[.E19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2-6 elektrik tmnt</text:p>
          </table:table-cell>
          <table:table-cell table:style-name="ce223"/>
          <table:table-cell table:style-name="ce234"/>
          <table:table-cell office:value-type="float" office:value="0" calcext:value-type="float">
            <text:p>0,00</text:p>
          </table:table-cell>
          <table:table-cell table:style-name="ce237" table:formula="of:=[.F19]+[.D20]-[.E20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2-7 elektrik tmnt</text:p>
          </table:table-cell>
          <table:table-cell table:style-name="ce223"/>
          <table:table-cell table:style-name="ce234"/>
          <table:table-cell office:value-type="float" office:value="23.25" calcext:value-type="float">
            <text:p>23,25</text:p>
          </table:table-cell>
          <table:table-cell table:style-name="ce237" table:formula="of:=[.F20]+[.D21]-[.E21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2-8 elektrik tmnt</text:p>
          </table:table-cell>
          <table:table-cell table:style-name="ce223"/>
          <table:table-cell table:style-name="ce234"/>
          <table:table-cell office:value-type="float" office:value="42.14" calcext:value-type="float">
            <text:p>42,14</text:p>
          </table:table-cell>
          <table:table-cell table:style-name="ce237" table:formula="of:=[.F21]+[.D22]-[.E22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2-9 elektrik tmnt</text:p>
          </table:table-cell>
          <table:table-cell table:style-name="ce223"/>
          <table:table-cell table:style-name="ce234"/>
          <table:table-cell office:value-type="float" office:value="39.37" calcext:value-type="float">
            <text:p>39,37</text:p>
          </table:table-cell>
          <table:table-cell table:style-name="ce237" table:formula="of:=[.F22]+[.D23]-[.E23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2-10 elektrik tmnt</text:p>
          </table:table-cell>
          <table:table-cell table:style-name="ce223"/>
          <table:table-cell table:style-name="ce234"/>
          <table:table-cell office:value-type="float" office:value="150.16" calcext:value-type="float">
            <text:p>150,16</text:p>
          </table:table-cell>
          <table:table-cell table:style-name="ce237" table:formula="of:=[.F23]+[.D24]-[.E24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3" office:value-type="string" calcext:value-type="string">
            <text:p>2022-11 elektrik tmnt</text:p>
          </table:table-cell>
          <table:table-cell table:style-name="ce223"/>
          <table:table-cell table:style-name="ce234"/>
          <table:table-cell office:value-type="float" office:value="216.76" calcext:value-type="float">
            <text:p>216,76</text:p>
          </table:table-cell>
          <table:table-cell table:style-name="ce237" table:formula="of:=[.F24]+[.D25]-[.E25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237" table:formula="of:=[.F25]+[.D26]-[.E26]" office:value-type="float" office:value="-262.28" calcext:value-type="float">
            <text:p>-262,28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237" table:formula="of:=[.F26]+[.D27]-[.E27]" office:value-type="float" office:value="-404.76" calcext:value-type="float">
            <text:p>-404,76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ce227" office:value-type="string" calcext:value-type="string">
            <text:p>Sıva-alçıpan tamiri</text:p>
          </table:table-cell>
          <table:table-cell table:style-name="ce227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237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25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37"/>
          <table:table-cell table:number-columns-repeated="54"/>
        </table:table-row>
        <table:table-row table:style-name="ro1">
          <table:table-cell table:style-name="ce225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style-name="Default" table:formula="of:=[.B29]*(100+[.C30])/100" office:value-type="float" office:value="6892.4" calcext:value-type="float">
            <text:p>6892,4</text:p>
          </table:table-cell>
          <table:table-cell table:style-name="Default"/>
          <table:table-cell table:style-name="ce237" table:formula="of:=[.F29]+[.D30]-[.E30]" office:value-type="float" office:value="6892.4" calcext:value-type="float">
            <text:p>6.892,40</text:p>
          </table:table-cell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5 boy 40x40 profil</text:p>
          </table:table-cell>
          <table:table-cell table:style-name="ce227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237" table:formula="of:=[.F30]+[.D31]-[.E31]" office:value-type="float" office:value="8292.4" calcext:value-type="float">
            <text:p>8.292,40</text:p>
          </table:table-cell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kırık cam</text:p>
          </table:table-cell>
          <table:table-cell table:style-name="ce227"/>
          <table:table-cell table:style-name="Default" office:value-type="float" office:value="750" calcext:value-type="float">
            <text:p>750</text:p>
          </table:table-cell>
          <table:table-cell table:style-name="Default"/>
          <table:table-cell table:style-name="ce237" table:formula="of:=[.F31]+[.D32]-[.E32]" office:value-type="float" office:value="9042.4" calcext:value-type="float">
            <text:p>9.042,40</text:p>
          </table:table-cell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İCRA MASRAFI</text:p>
          </table:table-cell>
          <table:table-cell table:style-name="ce227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237" table:formula="of:=[.F32]+[.D33]-[.E33]" office:value-type="float" office:value="9542.4" calcext:value-type="float">
            <text:p>9.542,4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237" table:formula="of:=[.F33]+[.D28]-[.E34]" office:value-type="float" office:value="9947.16" calcext:value-type="float">
            <text:p>9.947,16</text:p>
          </table:table-cell>
          <table:table-cell table:number-columns-repeated="54"/>
        </table:table-row>
        <table:table-row table:style-name="ro1">
          <table:table-cell table:style-name="ce225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</text:p>
          </table:table-cell>
          <table:table-cell table:style-name="ce227"/>
          <table:table-cell table:style-name="Default" table:formula="of:=[.D30]" office:value-type="float" office:value="6892.4" calcext:value-type="float">
            <text:p>6892,4</text:p>
          </table:table-cell>
          <table:table-cell table:style-name="Default"/>
          <table:table-cell table:style-name="ce237" table:formula="of:=[.F34]+[.D35]-[.E35]" office:value-type="float" office:value="16839.56" calcext:value-type="float">
            <text:p>16.839,56</text:p>
          </table:table-cell>
          <table:table-cell table:number-columns-repeated="54"/>
        </table:table-row>
        <table:table-row table:style-name="ro1">
          <table:table-cell table:style-name="ce225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</text:p>
          </table:table-cell>
          <table:table-cell table:style-name="ce227"/>
          <table:table-cell table:style-name="Default" table:formula="of:=[.D30]" office:value-type="float" office:value="6892.4" calcext:value-type="float">
            <text:p>6892,4</text:p>
          </table:table-cell>
          <table:table-cell table:style-name="Default"/>
          <table:table-cell table:style-name="ce237" table:formula="of:=[.F35]+[.D36]-[.E36]" office:value-type="float" office:value="23731.96" calcext:value-type="float">
            <text:p>23.731,96</text:p>
          </table:table-cell>
          <table:table-cell table:number-columns-repeated="54"/>
        </table:table-row>
        <table:table-row table:style-name="ro1" table:number-rows-repeated="6">
          <table:table-cell/>
          <table:table-cell table:style-name="ce227" table:number-columns-repeated="2"/>
          <table:table-cell table:style-name="Default" table:number-columns-repeated="2"/>
          <table:table-cell table:style-name="ce237"/>
          <table:table-cell table:number-columns-repeated="54"/>
        </table:table-row>
        <table:table-row table:style-name="ro1">
          <table:table-cell/>
          <table:table-cell table:style-name="ce227" office:value-type="string" calcext:value-type="string">
            <text:p>Masraflar</text:p>
          </table:table-cell>
          <table:table-cell table:style-name="ce227"/>
          <table:table-cell table:style-name="Default"/>
          <table:table-cell table:style-name="ce233" table:formula="of:=SUM([.E44:.E46])" office:value-type="float" office:value="0" calcext:value-type="float">
            <text:p>0,00</text:p>
          </table:table-cell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35"/>
          <table:table-cell table:style-name="ce237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25"/>
          <table:table-cell table:number-columns-repeated="3"/>
          <table:table-cell table:style-name="Default"/>
          <table:table-cell table:style-name="ce248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25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225"/>
          <table:table-cell/>
          <table:table-cell table:style-name="Default" table:number-columns-repeated="3"/>
          <table:table-cell table:style-name="ce248"/>
          <table:table-cell table:style-name="ce237"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1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48]" office:value-type="float" office:value="0" calcext:value-type="float">
            <text:p>0</text:p>
          </table:table-cell>
          <table:table-cell table:style-name="Default" table:formula="of:=[.D47]+([.D47]*[.C48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7">
          <table:table-cell table:style-name="ce225"/>
          <table:table-cell office:value-type="string" calcext:value-type="string">
            <text:p>Şubat</text:p>
          </table:table-cell>
          <table:table-cell table:style-name="ce22" office:value-type="float" office:value="4.81" calcext:value-type="float">
            <text:p>4,81</text:p>
          </table:table-cell>
          <table:table-cell table:style-name="Default" table:formula="of:=[.E49]" office:value-type="float" office:value="0" calcext:value-type="float">
            <text:p>0</text:p>
          </table:table-cell>
          <table:table-cell table:style-name="Default" table:formula="of:=[.D48]+([.D48]*[.C49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231" table:number-columns-repeated="5"/>
          <table:table-cell table:number-columns-repeated="47"/>
        </table:table-row>
        <table:table-row table:style-name="ro7">
          <table:table-cell table:style-name="ce225"/>
          <table:table-cell office:value-type="string" calcext:value-type="string">
            <text:p>Mart</text:p>
          </table:table-cell>
          <table:table-cell table:style-name="ce22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49]+([.D49]*[.C50]/100)" office:value-type="float" office:value="0" calcext:value-type="float">
            <text:p>0</text:p>
          </table:table-cell>
          <table:table-cell table:style-name="ce248"/>
          <table:table-cell/>
          <table:table-cell table:style-name="Default"/>
          <table:table-cell table:style-name="ce248"/>
          <table:table-cell table:style-name="Default"/>
          <table:table-cell table:number-columns-repeated="50"/>
        </table:table-row>
        <table:table-row table:style-name="ro7">
          <table:table-cell table:style-name="ce225"/>
          <table:table-cell office:value-type="string" calcext:value-type="string">
            <text:p>Nisan</text:p>
          </table:table-cell>
          <table:table-cell table:style-name="ce22" office:value-type="float" office:value="7.25" calcext:value-type="float">
            <text:p>7,25</text:p>
          </table:table-cell>
          <table:table-cell table:style-name="Default" table:formula="of:=[.E51]" office:value-type="float" office:value="4290" calcext:value-type="float">
            <text:p>4290</text:p>
          </table:table-cell>
          <table:table-cell table:style-name="Default" table:formula="of:=[.D50]+([.D50]*[.C51]/100)" office:value-type="float" office:value="4290" calcext:value-type="float">
            <text:p>4290</text:p>
          </table:table-cell>
          <table:table-cell table:style-name="ce249" table:formula="of:=1-([.$D$50]/[.E51])" office:value-type="percentage" office:value="0.0675990675990676" calcext:value-type="percentage">
            <text:p>%6,76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25"/>
          <table:table-cell office:value-type="string" calcext:value-type="string">
            <text:p>Mayıs</text:p>
          </table:table-cell>
          <table:table-cell table:style-name="ce22" office:value-type="float" office:value="2.98" calcext:value-type="float">
            <text:p>2,98</text:p>
          </table:table-cell>
          <table:table-cell table:style-name="Default" table:formula="of:=[.E52]" office:value-type="float" office:value="4417.842" calcext:value-type="float">
            <text:p>4417,842</text:p>
          </table:table-cell>
          <table:table-cell table:style-name="Default" table:formula="of:=[.D51]+([.D51]*[.C52]/100)" office:value-type="float" office:value="4417.842" calcext:value-type="float">
            <text:p>4417,842</text:p>
          </table:table-cell>
          <table:table-cell table:style-name="ce249" table:formula="of:=1-([.$D$50]/[.E52])" office:value-type="percentage" office:value="0.0945805667110774" calcext:value-type="percentage">
            <text:p>%9,46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25"/>
          <table:table-cell office:value-type="string" calcext:value-type="string">
            <text:p>Haziran</text:p>
          </table:table-cell>
          <table:table-cell table:style-name="ce22" office:value-type="float" office:value="4.95" calcext:value-type="float">
            <text:p>4,95</text:p>
          </table:table-cell>
          <table:table-cell table:style-name="Default" table:formula="of:=[.E53]" office:value-type="float" office:value="4636.525179" calcext:value-type="float">
            <text:p>4636,525179</text:p>
          </table:table-cell>
          <table:table-cell table:style-name="Default" table:formula="of:=[.D52]+([.D52]*[.C53]/100)" office:value-type="float" office:value="4636.525179" calcext:value-type="float">
            <text:p>4636,525179</text:p>
          </table:table-cell>
          <table:table-cell table:style-name="ce249" table:formula="of:=1-([.$D$50]/[.E53])" office:value-type="percentage" office:value="0.1372849611349" calcext:value-type="percentage">
            <text:p>%13,73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25"/>
          <table:table-cell office:value-type="string" calcext:value-type="string">
            <text:p>Temmuz</text:p>
          </table:table-cell>
          <table:table-cell table:style-name="ce22" office:value-type="float" office:value="2.37" calcext:value-type="float">
            <text:p>2,37</text:p>
          </table:table-cell>
          <table:table-cell table:style-name="Default" table:formula="of:=[.E54]" office:value-type="float" office:value="4746.4108257423" calcext:value-type="float">
            <text:p>4746,4108257423</text:p>
          </table:table-cell>
          <table:table-cell table:style-name="Default" table:formula="of:=[.D53]+([.D53]*[.C54]/100)" office:value-type="float" office:value="4746.4108257423" calcext:value-type="float">
            <text:p>4746,4108257423</text:p>
          </table:table-cell>
          <table:table-cell table:style-name="ce249" table:formula="of:=1-([.$D$50]/[.E54])" office:value-type="percentage" office:value="0.157257947772687" calcext:value-type="percentage">
            <text:p>%15,73</text:p>
          </table:table-cell>
          <table:table-cell table:style-name="Default"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25"/>
          <table:table-cell office:value-type="string" calcext:value-type="string">
            <text:p>Ağustos</text:p>
          </table:table-cell>
          <table:table-cell table:style-name="ce22" office:value-type="float" office:value="1.46" calcext:value-type="float">
            <text:p>1,46</text:p>
          </table:table-cell>
          <table:table-cell table:style-name="Default" table:formula="of:=[.E55]" office:value-type="float" office:value="4815.70842379814" calcext:value-type="float">
            <text:p>4815,70842379814</text:p>
          </table:table-cell>
          <table:table-cell table:style-name="Default" table:formula="of:=[.D54]+([.D54]*[.C55]/100)" office:value-type="float" office:value="4815.70842379814" calcext:value-type="float">
            <text:p>4815,70842379814</text:p>
          </table:table-cell>
          <table:table-cell table:style-name="ce249" table:formula="of:=1-([.$D$50]/[.E55])" office:value-type="percentage" office:value="0.169384927826421" calcext:value-type="percentage">
            <text:p>%16,94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25"/>
          <table:table-cell office:value-type="string" calcext:value-type="string">
            <text:p>Eylül</text:p>
          </table:table-cell>
          <table:table-cell table:style-name="ce23" office:value-type="float" office:value="3.08" calcext:value-type="float">
            <text:p>3,08</text:p>
          </table:table-cell>
          <table:table-cell table:style-name="Default" table:formula="of:=[.E56]" office:value-type="float" office:value="4964.03224325112" calcext:value-type="float">
            <text:p>4964,03224325112</text:p>
          </table:table-cell>
          <table:table-cell table:style-name="Default" table:formula="of:=[.D55]+([.D55]*[.C56]/100)" office:value-type="float" office:value="4964.03224325112" calcext:value-type="float">
            <text:p>4964,03224325112</text:p>
          </table:table-cell>
          <table:table-cell table:style-name="ce249" table:formula="of:=1-([.$D$50]/[.E56])" office:value-type="percentage" office:value="0.19420346122082" calcext:value-type="percentage">
            <text:p>%19,42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7">
          <table:table-cell table:style-name="ce225"/>
          <table:table-cell office:value-type="string" calcext:value-type="string">
            <text:p>Ekim</text:p>
          </table:table-cell>
          <table:table-cell table:style-name="ce23" office:value-type="float" office:value="3.54" calcext:value-type="float">
            <text:p>3,54</text:p>
          </table:table-cell>
          <table:table-cell table:style-name="Default" table:formula="of:=[.E57]" office:value-type="float" office:value="5139.75898466221" calcext:value-type="float">
            <text:p>5139,75898466221</text:p>
          </table:table-cell>
          <table:table-cell table:style-name="Default" table:formula="of:=[.D56]+([.D56]*[.C57]/100)" office:value-type="float" office:value="5139.75898466221" calcext:value-type="float">
            <text:p>5139,75898466221</text:p>
          </table:table-cell>
          <table:table-cell table:style-name="ce249" table:formula="of:=1-([.$D$50]/[.E57])" office:value-type="percentage" office:value="0.221753391173286" calcext:value-type="percentage">
            <text:p>%22,18</text:p>
          </table:table-cell>
          <table:table-cell/>
          <table:table-cell table:style-name="ce248" table:number-columns-repeated="2"/>
          <table:table-cell table:style-name="Default"/>
          <table:table-cell table:number-columns-repeated="50"/>
        </table:table-row>
        <table:table-row table:style-name="ro7">
          <table:table-cell/>
          <table:table-cell office:value-type="string" calcext:value-type="string">
            <text:p>Kasım</text:p>
          </table:table-cell>
          <table:table-cell table:style-name="ce24" office:value-type="float" office:value="2.88" calcext:value-type="float">
            <text:p><text:s/>2,88</text:p>
          </table:table-cell>
          <table:table-cell table:style-name="Default" table:formula="of:=[.E58]" office:value-type="float" office:value="5287.78404342048" calcext:value-type="float">
            <text:p>5287,78404342048</text:p>
          </table:table-cell>
          <table:table-cell table:style-name="Default" table:formula="of:=[.D57]+([.D57]*[.C58]/100)" office:value-type="float" office:value="5287.78404342048" calcext:value-type="float">
            <text:p>5287,78404342048</text:p>
          </table:table-cell>
          <table:table-cell table:style-name="ce249" table:formula="of:=1-([.$D$50]/[.E58])" office:value-type="percentage" office:value="0.243539454872945" calcext:value-type="percentage">
            <text:p>%24,35</text:p>
          </table:table-cell>
          <table:table-cell table:style-name="ce241"/>
          <table:table-cell table:style-name="Default"/>
          <table:table-cell table:number-columns-repeated="52"/>
        </table:table-row>
        <table:table-row table:style-name="ro7">
          <table:table-cell/>
          <table:table-cell table:style-name="Default"/>
          <table:table-cell table:style-name="ce24" office:value-type="float" office:value="1.18" calcext:value-type="float">
            <text:p><text:s/>1,18</text:p>
          </table:table-cell>
          <table:table-cell table:style-name="Default" table:formula="of:=[.E59]" office:value-type="float" office:value="5350.17989513284" calcext:value-type="float">
            <text:p>5350,17989513284</text:p>
          </table:table-cell>
          <table:table-cell table:style-name="Default" table:formula="of:=[.D58]+([.D58]*[.C59]/100)" office:value-type="float" office:value="5350.17989513284" calcext:value-type="float">
            <text:p>5350,17989513284</text:p>
          </table:table-cell>
          <table:table-cell table:style-name="ce249" table:formula="of:=1-([.$D$50]/[.E59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7">
          <table:table-cell/>
          <table:table-cell table:style-name="ce21"/>
          <table:table-cell table:style-name="ce22" table:number-columns-repeated="6"/>
          <table:table-cell table:style-name="ce24" table:number-columns-repeated="6"/>
          <table:table-cell table:number-columns-repeated="46"/>
        </table:table-row>
        <table:table-row table:style-name="ro7">
          <table:table-cell/>
          <table:table-cell table:style-name="ce21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47" office:value-type="string" calcext:value-type="string">
            <text:p>endex</text:p>
          </table:table-cell>
          <table:table-cell table:style-name="ce236" office:value-type="string" calcext:value-type="string">
            <text:p>tüfe</text:p>
          </table:table-cell>
          <table:table-cell table:style-name="ce236" office:value-type="string" calcext:value-type="string">
            <text:p>aylık</text:p>
          </table:table-cell>
          <table:table-cell table:style-name="ce236" office:value-type="string" calcext:value-type="string">
            <text:p>aralığa göre</text:p>
          </table:table-cell>
          <table:table-cell table:style-name="ce236" office:value-type="string" calcext:value-type="string">
            <text:p>aynı aya göre</text:p>
          </table:table-cell>
          <table:table-cell table:style-name="ce236" office:value-type="string" calcext:value-type="string">
            <text:p>ortalama</text:p>
          </table:table-cell>
          <table:table-cell table:style-name="ce31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7">
          <table:table-cell/>
          <table:table-cell office:value-type="string" calcext:value-type="string">
            <text:p>Ocak</text:p>
          </table:table-cell>
          <table:table-cell table:style-name="ce22" office:value-type="float" office:value="763.23" calcext:value-type="float">
            <text:p>763,23</text:p>
          </table:table-cell>
          <table:table-cell table:style-name="ce241" table:formula="of:=([.C67]-[.C66])/[.C66]" office:value-type="percentage" office:value="0.111041560521144" calcext:value-type="percentage">
            <text:p>%11,10</text:p>
          </table:table-cell>
          <table:table-cell table:number-columns-repeated="2" table:style-name="ce22" office:value-type="float" office:value="11.1" calcext:value-type="float">
            <text:p>11,10</text:p>
          </table:table-cell>
          <table:table-cell table:style-name="ce22" office:value-type="float" office:value="48.69" calcext:value-type="float">
            <text:p>48,69</text:p>
          </table:table-cell>
          <table:table-cell table:style-name="ce28" office:value-type="float" office:value="22.58" calcext:value-type="float">
            <text:p>22,5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Şubat</text:p>
          </table:table-cell>
          <table:table-cell table:style-name="ce22" office:value-type="float" office:value="799.93" calcext:value-type="float">
            <text:p>799,93</text:p>
          </table:table-cell>
          <table:table-cell table:style-name="ce241" table:formula="of:=([.C68]-[.C67])/[.C67]" office:value-type="percentage" office:value="0.0480851119583873" calcext:value-type="percentage">
            <text:p>%4,81</text:p>
          </table:table-cell>
          <table:table-cell table:style-name="ce22" office:value-type="float" office:value="4.81" calcext:value-type="float">
            <text:p>4,81</text:p>
          </table:table-cell>
          <table:table-cell table:style-name="ce22" office:value-type="float" office:value="16.45" calcext:value-type="float">
            <text:p>16,45</text:p>
          </table:table-cell>
          <table:table-cell table:style-name="ce22" office:value-type="float" office:value="54.44" calcext:value-type="float">
            <text:p>54,44</text:p>
          </table:table-cell>
          <table:table-cell table:style-name="ce28" office:value-type="float" office:value="25.98" calcext:value-type="float">
            <text:p>25,9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Mart</text:p>
          </table:table-cell>
          <table:table-cell table:style-name="ce22" office:value-type="float" office:value="843.64" calcext:value-type="float">
            <text:p>843,64</text:p>
          </table:table-cell>
          <table:table-cell table:style-name="ce241" table:formula="of:=([.C69]-[.C68])/[.C68]" office:value-type="percentage" office:value="0.054642281199605" calcext:value-type="percentage">
            <text:p>%5,46</text:p>
          </table:table-cell>
          <table:table-cell table:style-name="ce22" office:value-type="float" office:value="5.46" calcext:value-type="float">
            <text:p>5,46</text:p>
          </table:table-cell>
          <table:table-cell table:style-name="ce22" office:value-type="float" office:value="22.81" calcext:value-type="float">
            <text:p>22,81</text:p>
          </table:table-cell>
          <table:table-cell table:style-name="ce22" office:value-type="float" office:value="61.14" calcext:value-type="float">
            <text:p>61,14</text:p>
          </table:table-cell>
          <table:table-cell table:style-name="ce29" office:value-type="float" office:value="29.88" calcext:value-type="float">
            <text:p>29,88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Nisan</text:p>
          </table:table-cell>
          <table:table-cell table:style-name="ce22" office:value-type="float" office:value="904.79" calcext:value-type="float">
            <text:p>904,79</text:p>
          </table:table-cell>
          <table:table-cell table:style-name="ce241" table:formula="of:=([.C70]-[.C69])/[.C69]" office:value-type="percentage" office:value="0.0724835237779147" calcext:value-type="percentage">
            <text:p>%7,25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 office:value-type="float" office:value="31.71" calcext:value-type="float">
            <text:p>31,71</text:p>
          </table:table-cell>
          <table:table-cell table:style-name="ce22" office:value-type="float" office:value="69.97" calcext:value-type="float">
            <text:p>69,97</text:p>
          </table:table-cell>
          <table:table-cell table:style-name="ce29" office:value-type="float" office:value="34.46" calcext:value-type="float">
            <text:p>34,4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Mayıs</text:p>
          </table:table-cell>
          <table:table-cell table:style-name="ce22" office:value-type="float" office:value="931.76" calcext:value-type="float">
            <text:p>931,76</text:p>
          </table:table-cell>
          <table:table-cell table:style-name="ce241" table:formula="of:=([.C71]-[.C70])/[.C70]" office:value-type="percentage" office:value="0.0298080217509036" calcext:value-type="percentage">
            <text:p>%2,98</text:p>
          </table:table-cell>
          <table:table-cell table:style-name="ce22" office:value-type="float" office:value="2.98" calcext:value-type="float">
            <text:p>2,98</text:p>
          </table:table-cell>
          <table:table-cell table:style-name="ce22" office:value-type="float" office:value="35.64" calcext:value-type="float">
            <text:p>35,64</text:p>
          </table:table-cell>
          <table:table-cell table:style-name="ce22" office:value-type="float" office:value="73.5" calcext:value-type="float">
            <text:p>73,50</text:p>
          </table:table-cell>
          <table:table-cell table:style-name="ce29" office:value-type="float" office:value="39.33" calcext:value-type="float">
            <text:p>39,33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Haziran</text:p>
          </table:table-cell>
          <table:table-cell table:style-name="ce22" office:value-type="float" office:value="977.9" calcext:value-type="float">
            <text:p>977,90</text:p>
          </table:table-cell>
          <table:table-cell table:style-name="ce241" table:formula="of:=([.C72]-[.C71])/[.C71]" office:value-type="percentage" office:value="0.049519189490856" calcext:value-type="percentage">
            <text:p>%4,95</text:p>
          </table:table-cell>
          <table:table-cell table:style-name="ce22" office:value-type="float" office:value="4.95" calcext:value-type="float">
            <text:p>4,95</text:p>
          </table:table-cell>
          <table:table-cell table:style-name="ce22" office:value-type="float" office:value="42.35" calcext:value-type="float">
            <text:p>42,35</text:p>
          </table:table-cell>
          <table:table-cell table:style-name="ce22" office:value-type="float" office:value="78.62" calcext:value-type="float">
            <text:p>78,62</text:p>
          </table:table-cell>
          <table:table-cell table:style-name="ce29" office:value-type="float" office:value="44.54" calcext:value-type="float">
            <text:p>44,54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Temmuz</text:p>
          </table:table-cell>
          <table:table-cell table:style-name="ce24" office:value-type="float" office:value="1001.03" calcext:value-type="float">
            <text:p>1 001,03</text:p>
          </table:table-cell>
          <table:table-cell table:style-name="ce241" table:formula="of:=([.C73]-[.C72])/[.C72]" office:value-type="percentage" office:value="0.0236527252275284" calcext:value-type="percentage">
            <text:p>%2,37</text:p>
          </table:table-cell>
          <table:table-cell table:style-name="ce22" office:value-type="float" office:value="2.37" calcext:value-type="float">
            <text:p>2,37</text:p>
          </table:table-cell>
          <table:table-cell table:style-name="ce22" office:value-type="float" office:value="45.72" calcext:value-type="float">
            <text:p>45,72</text:p>
          </table:table-cell>
          <table:table-cell table:style-name="ce22" office:value-type="float" office:value="79.6" calcext:value-type="float">
            <text:p>79,60</text:p>
          </table:table-cell>
          <table:table-cell table:style-name="ce30" office:value-type="float" office:value="49.65" calcext:value-type="float">
            <text:p>49,65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Ağustos</text:p>
          </table:table-cell>
          <table:table-cell table:style-name="ce24" office:value-type="float" office:value="1015.65" calcext:value-type="float">
            <text:p>1 015,65</text:p>
          </table:table-cell>
          <table:table-cell table:style-name="ce241" table:formula="of:=([.C74]-[.C73])/[.C73]" office:value-type="percentage" office:value="0.0146049568943988" calcext:value-type="percentage">
            <text:p>%1,46</text:p>
          </table:table-cell>
          <table:table-cell table:style-name="ce22" office:value-type="float" office:value="1.46" calcext:value-type="float">
            <text:p>1,46</text:p>
          </table:table-cell>
          <table:table-cell table:style-name="ce22" office:value-type="float" office:value="47.85" calcext:value-type="float">
            <text:p>47,85</text:p>
          </table:table-cell>
          <table:table-cell table:style-name="ce22" office:value-type="float" office:value="80.21" calcext:value-type="float">
            <text:p>80,21</text:p>
          </table:table-cell>
          <table:table-cell table:style-name="ce28" office:value-type="float" office:value="54.69" calcext:value-type="float">
            <text:p>54,69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Eylül</text:p>
          </table:table-cell>
          <table:table-cell table:style-name="ce24" office:value-type="float" office:value="1046.89" calcext:value-type="float">
            <text:p>1 046,89</text:p>
          </table:table-cell>
          <table:table-cell table:style-name="ce241" table:formula="of:=([.C75]-[.C74])/[.C74]" office:value-type="percentage" office:value="0.0307586274799391" calcext:value-type="percentage">
            <text:p>%3,08</text:p>
          </table:table-cell>
          <table:table-cell table:style-name="ce23" office:value-type="float" office:value="3.08" calcext:value-type="float">
            <text:p>3,08</text:p>
          </table:table-cell>
          <table:table-cell table:style-name="ce23" office:value-type="float" office:value="52.4" calcext:value-type="float">
            <text:p>52,40</text:p>
          </table:table-cell>
          <table:table-cell table:style-name="ce23" office:value-type="float" office:value="83.45" calcext:value-type="float">
            <text:p>83,45</text:p>
          </table:table-cell>
          <table:table-cell table:style-name="ce28" office:value-type="float" office:value="59.91" calcext:value-type="float">
            <text:p>59,91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Ekim</text:p>
          </table:table-cell>
          <table:table-cell table:style-name="ce24" office:value-type="float" office:value="1084" calcext:value-type="float">
            <text:p>1 084,00</text:p>
          </table:table-cell>
          <table:table-cell table:style-name="ce241" table:formula="of:=([.C76]-[.C75])/[.C75]" office:value-type="percentage" office:value="0.0354478502994583" calcext:value-type="percentage">
            <text:p>%3,54</text:p>
          </table:table-cell>
          <table:table-cell table:style-name="ce23" office:value-type="float" office:value="3.54" calcext:value-type="float">
            <text:p>3,54</text:p>
          </table:table-cell>
          <table:table-cell table:style-name="ce23" office:value-type="float" office:value="57.8" calcext:value-type="float">
            <text:p>57,80</text:p>
          </table:table-cell>
          <table:table-cell table:style-name="ce23" office:value-type="float" office:value="85.51" calcext:value-type="float">
            <text:p>85,51</text:p>
          </table:table-cell>
          <table:table-cell table:style-name="ce29" office:value-type="float" office:value="65.26" calcext:value-type="float">
            <text:p>65,2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Kasım</text:p>
          </table:table-cell>
          <table:table-cell table:style-name="ce24" office:value-type="float" office:value="1115.26" calcext:value-type="float">
            <text:p>1 115,26</text:p>
          </table:table-cell>
          <table:table-cell table:style-name="ce241" table:formula="of:=([.C77]-[.C76])/[.C76]" office:value-type="percentage" office:value="0.0288376383763838" calcext:value-type="percentage">
            <text:p>%2,88</text:p>
          </table:table-cell>
          <table:table-cell table:style-name="ce24" office:value-type="float" office:value="2.88" calcext:value-type="float">
            <text:p><text:s/>2,88</text:p>
          </table:table-cell>
          <table:table-cell table:style-name="ce23" office:value-type="float" office:value="62.35" calcext:value-type="float">
            <text:p>62,35</text:p>
          </table:table-cell>
          <table:table-cell table:style-name="ce23" office:value-type="float" office:value="84.39" calcext:value-type="float">
            <text:p>84,39</text:p>
          </table:table-cell>
          <table:table-cell table:style-name="ce29" office:value-type="float" office:value="70.36" calcext:value-type="float">
            <text:p>70,36</text:p>
          </table:table-cell>
          <table:table-cell table:number-columns-repeated="52"/>
        </table:table-row>
        <table:table-row table:style-name="ro7">
          <table:table-cell/>
          <table:table-cell office:value-type="string" calcext:value-type="string">
            <text:p>Aralık</text:p>
          </table:table-cell>
          <table:table-cell table:style-name="ce24" office:value-type="float" office:value="1128.45" calcext:value-type="float">
            <text:p>1 128,45</text:p>
          </table:table-cell>
          <table:table-cell table:style-name="ce241" table:formula="of:=([.C78]-[.C77])/[.C77]" office:value-type="percentage" office:value="0.0118268385847247" calcext:value-type="percentage">
            <text:p>%1,18</text:p>
          </table:table-cell>
          <table:table-cell table:style-name="ce24" office:value-type="float" office:value="1.18" calcext:value-type="float">
            <text:p><text:s/>1,18</text:p>
          </table:table-cell>
          <table:table-cell table:number-columns-repeated="2" table:style-name="ce23" office:value-type="float" office:value="64.27" calcext:value-type="float">
            <text:p>64,27</text:p>
          </table:table-cell>
          <table:table-cell table:style-name="ce29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241" table:formula="of:=([.C78]-[.C69])/[.C69]" office:value-type="percentage" office:value="0.337596605187047" calcext:value-type="percentage">
            <text:p>%33,76</text:p>
          </table:table-cell>
          <table:table-cell table:formula="of:=[.E80]*[.F80]" office:value-type="float" office:value="1350.38642074819" calcext:value-type="float">
            <text:p>1.350,39</text:p>
          </table:table-cell>
          <table:table-cell table:formula="of:=[.E80]+[.G80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80]" office:value-type="float" office:value="4000" calcext:value-type="float">
            <text:p>4.000,00</text:p>
          </table:table-cell>
          <table:table-cell table:style-name="ce241" table:formula="of:=[.H78]/100" office:value-type="percentage" office:value="0.7231" calcext:value-type="percentage">
            <text:p>%72,31</text:p>
          </table:table-cell>
          <table:table-cell table:formula="of:=[.E81]*[.F81]" office:value-type="float" office:value="2892.4" calcext:value-type="float">
            <text:p>2.892,40</text:p>
          </table:table-cell>
          <table:table-cell table:formula="of:=[.E81]+[.G81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94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23"/>
        <table:table-column table:style-name="co16" table:default-cell-style-name="ce231"/>
        <table:table-column table:style-name="co1" table:number-columns-repeated="2" table:default-cell-style-name="ce231"/>
        <table:table-column table:style-name="co1" table:default-cell-style-name="ce237"/>
        <table:table-column table:style-name="co1" table:default-cell-style-name="ce231"/>
        <table:table-row table:style-name="ro1">
          <table:table-cell office:value-type="string" calcext:value-type="string">
            <text:p>SnyG702-22</text:p>
          </table:table-cell>
          <table:table-cell table:style-name="ce227" office:value-type="string" calcext:value-type="string">
            <text:p>Sanayi pano</text:p>
          </table:table-cell>
          <table:table-cell table:number-columns-repeated="2"/>
          <table:table-cell table:style-name="ce231"/>
          <table:table-cell/>
        </table:table-row>
        <table:table-row table:style-name="ro1">
          <table:table-cell/>
          <table:table-cell table:style-name="ce255" office:value-type="string" calcext:value-type="string">
            <text:p>30 Eylül 2022 – 29 Eylül 2023</text:p>
          </table:table-cell>
          <table:table-cell table:number-columns-repeated="2"/>
          <table:table-cell table:style-name="ce231"/>
          <table:table-cell/>
        </table:table-row>
        <table:table-row table:style-name="ro1">
          <table:table-cell/>
          <table:table-cell table:style-name="ce227" office:value-type="string" calcext:value-type="string">
            <text:p>Metin Çelik 2022-2023</text:p>
          </table:table-cell>
          <table:table-cell table:number-columns-repeated="2"/>
          <table:table-cell table:style-name="ce231"/>
          <table:table-cell/>
        </table:table-row>
        <table:table-row table:style-name="ro1">
          <table:table-cell/>
          <table:table-cell table:style-name="ce227" office:value-type="string" calcext:value-type="string">
            <text:p>Toplamlar</text:p>
          </table:table-cell>
          <table:table-cell table:style-name="Default" table:number-columns-repeated="2"/>
          <table:table-cell table:style-name="ce233"/>
          <table:table-cell/>
        </table:table-row>
        <table:table-row table:style-name="ro1">
          <table:table-cell/>
          <table:table-cell table:style-name="ce228" office:value-type="string" calcext:value-type="string">
            <text:p><text:s/>Kira Bedeli</text:p>
          </table:table-cell>
          <table:table-cell table:style-name="ce233" table:formula="of:=SUM([.C12:.C20])" office:value-type="float" office:value="5000" calcext:value-type="float">
            <text:p>5.000,00</text:p>
          </table:table-cell>
          <table:table-cell table:style-name="ce233" table:number-columns-repeated="2"/>
          <table:table-cell/>
        </table:table-row>
        <table:table-row table:style-name="ro1">
          <table:table-cell/>
          <table:table-cell table:style-name="ce228" office:value-type="string" calcext:value-type="string">
            <text:p><text:s/>Toplam Ödeme</text:p>
          </table:table-cell>
          <table:table-cell table:style-name="ce233" table:formula="of:=SUM([.D12:.D20])" office:value-type="float" office:value="0" calcext:value-type="float">
            <text:p>0,00</text:p>
          </table:table-cell>
          <table:table-cell table:style-name="ce233" table:number-columns-repeated="2"/>
          <table:table-cell/>
        </table:table-row>
        <table:table-row table:style-name="ro1">
          <table:table-cell/>
          <table:table-cell table:style-name="ce228" office:value-type="string" calcext:value-type="string">
            <text:p>Toplam Ödenecek</text:p>
          </table:table-cell>
          <table:table-cell table:style-name="ce233" table:formula="of:=[.E26]" office:value-type="float" office:value="5400" calcext:value-type="float">
            <text:p>5.400,00</text:p>
          </table:table-cell>
          <table:table-cell table:style-name="ce233" table:number-columns-repeated="2"/>
          <table:table-cell/>
        </table:table-row>
        <table:table-row table:style-name="ro1">
          <table:table-cell/>
          <table:table-cell table:style-name="ce228" office:value-type="string" calcext:value-type="string">
            <text:p><text:s/>Masraf</text:p>
          </table:table-cell>
          <table:table-cell table:style-name="ce233" table:formula="of:=[.D29]" office:value-type="float" office:value="0" calcext:value-type="float">
            <text:p>0,00</text:p>
          </table:table-cell>
          <table:table-cell table:style-name="ce233" table:number-columns-repeated="2"/>
          <table:table-cell/>
        </table:table-row>
        <table:table-row table:style-name="ro1">
          <table:table-cell/>
          <table:table-cell table:style-name="ce229" office:value-type="string" calcext:value-type="string">
            <text:p>Net Kira</text:p>
          </table:table-cell>
          <table:table-cell table:style-name="ce233" table:formula="of:=[.C6]-[.C8]" office:value-type="float" office:value="0" calcext:value-type="float">
            <text:p>0,00</text:p>
          </table:table-cell>
          <table:table-cell table:style-name="Default"/>
          <table:table-cell table:style-name="ce233"/>
          <table:table-cell/>
        </table:table-row>
        <table:table-row table:style-name="ro1">
          <table:table-cell/>
          <table:table-cell table:style-name="ce227"/>
          <table:table-cell table:number-columns-repeated="2"/>
          <table:table-cell table:style-name="ce231"/>
          <table:table-cell/>
        </table:table-row>
        <table:table-row table:style-name="ro1">
          <table:table-cell table:style-name="ce224" office:value-type="string" calcext:value-type="string">
            <text:p>Tarih</text:p>
          </table:table-cell>
          <table:table-cell table:style-name="ce224" office:value-type="string" calcext:value-type="string">
            <text:p>Açıklama</text:p>
          </table:table-cell>
          <table:table-cell table:style-name="ce229" office:value-type="string" calcext:value-type="string">
            <text:p>Kira bedeli</text:p>
          </table:table-cell>
          <table:table-cell table:style-name="ce229" office:value-type="string" calcext:value-type="string">
            <text:p>Ödeme</text:p>
          </table:table-cell>
          <table:table-cell table:style-name="ce229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23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<text:s/>kira bedeli 48000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223"/>
          <table:table-cell table:number-columns-repeated="2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25"/>
          <table:table-cell table:style-name="ce223"/>
          <table:table-cell table:style-name="ce234"/>
          <table:table-cell table:style-name="Default"/>
          <table:table-cell table:formula="of:=[.E14]+[.C15]-[.D15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254" office:value-type="date" office:date-value="2022-12-30" calcext:value-type="date">
            <text:p>30.12.2022</text:p>
          </table:table-cell>
          <table:table-cell table:style-name="ce223" office:value-type="string" calcext:value-type="string">
            <text:p><text:s/>2022 kiradan kalan 1000 4/8</text:p>
          </table:table-cell>
          <table:table-cell table:style-name="ce234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254" office:value-type="date" office:date-value="2023-01-30" calcext:value-type="date">
            <text:p>30.01.2023</text:p>
          </table:table-cell>
          <table:table-cell table:style-name="ce223" office:value-type="string" calcext:value-type="string">
            <text:p><text:s/>2022 kiradan kalan 1000 5/8</text:p>
          </table:table-cell>
          <table:table-cell table:style-name="ce234" office:value-type="float" office:value="1000" calcext:value-type="float">
            <text:p>1.000,00</text:p>
          </table:table-cell>
          <table:table-cell table:style-name="Default"/>
          <table:table-cell table:formula="of:=[.E16]+[.C17]-[.D17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254" office:value-type="date" office:date-value="2023-02-28" calcext:value-type="date">
            <text:p>28.02.2023</text:p>
          </table:table-cell>
          <table:table-cell table:style-name="ce223" office:value-type="string" calcext:value-type="string">
            <text:p><text:s/>2022 kiradan kalan 1000 6/8</text:p>
          </table:table-cell>
          <table:table-cell table:style-name="ce234" office:value-type="float" office:value="1000" calcext:value-type="float">
            <text:p>1.000,00</text:p>
          </table:table-cell>
          <table:table-cell table:style-name="Default"/>
          <table:table-cell table:formula="of:=[.E17]+[.C18]-[.D18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254" office:value-type="date" office:date-value="2023-03-30" calcext:value-type="date">
            <text:p>30.03.2023</text:p>
          </table:table-cell>
          <table:table-cell table:style-name="ce223" office:value-type="string" calcext:value-type="string">
            <text:p><text:s/>2022 kiradan kalan 1000 7/8</text:p>
          </table:table-cell>
          <table:table-cell table:style-name="ce234" office:value-type="float" office:value="1000" calcext:value-type="float">
            <text:p>1.000,00</text:p>
          </table:table-cell>
          <table:table-cell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254" office:value-type="date" office:date-value="2023-04-30" calcext:value-type="date">
            <text:p>30.04.2023</text:p>
          </table:table-cell>
          <table:table-cell table:style-name="ce223" office:value-type="string" calcext:value-type="string">
            <text:p><text:s/>2022 kiradan kalan 1000 8/8</text:p>
          </table:table-cell>
          <table:table-cell table:style-name="ce234" office:value-type="float" office:value="1000" calcext:value-type="float">
            <text:p>1.000,00</text:p>
          </table:table-cell>
          <table:table-cell/>
          <table:table-cell table:formula="of:=[.E19]+[.C20]-[.D20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225"/>
          <table:table-cell table:style-name="Default" table:number-columns-repeated="3"/>
          <table:table-cell table:formula="of:=[.E20]+[.C21]-[.D21]" office:value-type="float" office:value="5000" calcext:value-type="float">
            <text:p>5.000,00</text:p>
          </table:table-cell>
          <table:table-cell/>
        </table:table-row>
        <table:table-row table:style-name="ro1">
          <table:table-cell table:style-name="ce225"/>
          <table:table-cell table:style-name="ce227" office:value-type="string" calcext:value-type="string">
            <text:p>Elektrik Teminat Bedeli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formula="of:=[.E21]+[.C22]-[.D22]" office:value-type="float" office:value="6200" calcext:value-type="float">
            <text:p>6.200,00</text:p>
          </table:table-cell>
          <table:table-cell table:style-name="Default"/>
        </table:table-row>
        <table:table-row table:style-name="ro1">
          <table:table-cell table:style-name="ce225"/>
          <table:table-cell table:style-name="ce223" office:value-type="string" calcext:value-type="string">
            <text:p>2022 ödenen teminat 1-2-3 /6</text:p>
          </table:table-cell>
          <table:table-cell table:style-name="ce234"/>
          <table:table-cell table:style-name="Default" office:value-type="float" office:value="600" calcext:value-type="float">
            <text:p>600</text:p>
          </table:table-cell>
          <table:table-cell table:formula="of:=[.E22]+[.C23]-[.D23]" office:value-type="float" office:value="5600" calcext:value-type="float">
            <text:p>5.600,00</text:p>
          </table:table-cell>
          <table:table-cell table:style-name="Default"/>
        </table:table-row>
        <table:table-row table:style-name="ro1">
          <table:table-cell table:style-name="ce225"/>
          <table:table-cell table:style-name="ce223" office:value-type="string" calcext:value-type="string">
            <text:p>2022-12 elektrik tmnt 200 4/6</text:p>
          </table:table-cell>
          <table:table-cell table:style-name="ce234"/>
          <table:table-cell table:style-name="ce234" office:value-type="float" office:value="200" calcext:value-type="float">
            <text:p>200,00</text:p>
          </table:table-cell>
          <table:table-cell table:formula="of:=[.E23]+[.C24]-[.D24]" office:value-type="float" office:value="5400" calcext:value-type="float">
            <text:p>5.400,00</text:p>
          </table:table-cell>
          <table:table-cell table:style-name="Default"/>
        </table:table-row>
        <table:table-row table:style-name="ro1">
          <table:table-cell table:style-name="ce225"/>
          <table:table-cell table:style-name="ce223" office:value-type="string" calcext:value-type="string">
            <text:p>2023-01 elektrik tmnt 200 5/6</text:p>
          </table:table-cell>
          <table:table-cell table:style-name="ce234"/>
          <table:table-cell table:style-name="Default"/>
          <table:table-cell table:formula="of:=[.E24]+[.C25]-[.D25]" office:value-type="float" office:value="5400" calcext:value-type="float">
            <text:p>5.400,00</text:p>
          </table:table-cell>
          <table:table-cell table:style-name="Default"/>
        </table:table-row>
        <table:table-row table:style-name="ro1">
          <table:table-cell table:style-name="ce225"/>
          <table:table-cell table:style-name="ce223" office:value-type="string" calcext:value-type="string">
            <text:p>2023-02 elektrik tmnt 200 6/6</text:p>
          </table:table-cell>
          <table:table-cell table:style-name="ce234"/>
          <table:table-cell table:style-name="Default"/>
          <table:table-cell table:formula="of:=[.E25]+[.C26]-[.D26]" office:value-type="float" office:value="5400" calcext:value-type="float">
            <text:p>5.400,00</text:p>
          </table:table-cell>
          <table:table-cell/>
        </table:table-row>
        <table:table-row table:style-name="ro1">
          <table:table-cell table:style-name="ce22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27"/>
          <table:table-cell table:style-name="Default" table:number-columns-repeated="2"/>
          <table:table-cell table:style-name="ce231"/>
          <table:table-cell/>
        </table:table-row>
        <table:table-row table:style-name="ro1">
          <table:table-cell/>
          <table:table-cell table:style-name="ce227" office:value-type="string" calcext:value-type="string">
            <text:p>Masraflar</text:p>
          </table:table-cell>
          <table:table-cell table:style-name="Default"/>
          <table:table-cell table:style-name="ce233" table:formula="of:=SUM([.D31:.D50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35"/>
          <table:table-cell/>
          <table:table-cell table:style-name="Default"/>
        </table:table-row>
        <table:table-row table:style-name="ro1">
          <table:table-cell table:style-name="ce225"/>
          <table:table-cell table:number-columns-repeated="2"/>
          <table:table-cell table:style-name="ce235"/>
          <table:table-cell/>
          <table:table-cell table:style-name="Default"/>
        </table:table-row>
        <table:table-row table:style-name="ro1">
          <table:table-cell table:style-name="ce225"/>
          <table:table-cell table:number-columns-repeated="2"/>
          <table:table-cell table:style-name="ce236"/>
          <table:table-cell/>
          <table:table-cell table:style-name="Default"/>
        </table:table-row>
        <table:table-row table:style-name="ro1" table:number-rows-repeated="2">
          <table:table-cell table:style-name="ce225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225"/>
          <table:table-cell table:number-columns-repeated="3"/>
          <table:table-cell table:style-name="ce231"/>
          <table:table-cell table:style-name="Default"/>
        </table:table-row>
        <table:table-row table:style-name="ro1" table:number-rows-repeated="3">
          <table:table-cell table:style-name="ce225"/>
          <table:table-cell table:number-columns-repeated="3"/>
          <table:table-cell table:style-name="ce230"/>
          <table:table-cell table:style-name="ce241"/>
        </table:table-row>
        <table:table-row table:style-name="ro1" table:number-rows-repeated="2">
          <table:table-cell table:number-columns-repeated="4"/>
          <table:table-cell table:style-name="ce230"/>
          <table:table-cell table:style-name="ce241"/>
        </table:table-row>
        <table:table-row table:style-name="ro1" table:number-rows-repeated="2">
          <table:table-cell table:number-columns-repeated="4"/>
          <table:table-cell table:style-name="ce231"/>
          <table:table-cell/>
        </table:table-row>
        <table:table-row table:style-name="ro1">
          <table:table-cell table:number-columns-repeated="4"/>
          <table:table-cell table:style-name="ce231"/>
          <table:table-cell/>
        </table:table-row>
      </table:table>
      <table:table table:name="SnH yazıhane" table:style-name="ta1">
        <table:table-column table:style-name="co17" table:default-cell-style-name="ce223"/>
        <table:table-column table:style-name="co18" table:default-cell-style-name="ce223"/>
        <table:table-column table:style-name="co19" table:default-cell-style-name="ce231"/>
        <table:table-column table:style-name="co7" table:default-cell-style-name="ce231"/>
        <table:table-column table:style-name="co20" table:default-cell-style-name="ce231"/>
        <table:table-column table:style-name="co7" table:default-cell-style-name="ce231"/>
        <table:table-column table:style-name="co8" table:default-cell-style-name="ce231"/>
        <table:table-column table:style-name="co1" table:number-columns-repeated="52" table:default-cell-style-name="ce223"/>
        <table:table-row table:style-name="ro1">
          <table:table-cell/>
          <table:table-cell table:style-name="ce227"/>
          <table:table-cell table:number-columns-repeated="57"/>
        </table:table-row>
        <table:table-row table:style-name="ro1">
          <table:table-cell/>
          <table:table-cell table:style-name="ce227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33" table:formula="of:=SUM([.F6:.F55])" office:value-type="float" office:value="0" calcext:value-type="float">
            <text:p>0,00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24" office:value-type="string" calcext:value-type="string">
            <text:p>Tarih</text:p>
          </table:table-cell>
          <table:table-cell table:style-name="ce224" office:value-type="string" calcext:value-type="string">
            <text:p>Açıklama</text:p>
          </table:table-cell>
          <table:table-cell table:style-name="ce229" office:value-type="string" calcext:value-type="string">
            <text:p>Kira bedeli</text:p>
          </table:table-cell>
          <table:table-cell table:style-name="ce229" office:value-type="string" calcext:value-type="string">
            <text:p>Ödeme</text:p>
          </table:table-cell>
          <table:table-cell table:style-name="ce229" office:value-type="string" calcext:value-type="string">
            <text:p>Bakiye</text:p>
          </table:table-cell>
          <table:table-cell table:style-name="ce229" office:value-type="string" calcext:value-type="string">
            <text:p>Masraf</text:p>
          </table:table-cell>
          <table:table-cell table:style-name="ce229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35"/>
          <table:table-cell table:style-name="ce233"/>
          <table:table-cell table:number-columns-repeated="52"/>
        </table:table-row>
        <table:table-row table:style-name="ro1">
          <table:table-cell table:style-name="ce22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5]+[.E6]-[.F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6]+[.E7]-[.F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7]+[.E8]-[.F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8]+[.E9]-[.F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9]+[.E10]-[.F1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10]+[.E11]-[.F11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34" table:formula="of:=[.G11]+[.E12]-[.F12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12]+[.E13]-[.F13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string" calcext:value-type="string">
            <text:p>file:///media/m/depo_ssd/aa/hes2020/Account/2023/02-23-sny.ods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13]+[.E14]-[.F14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14]+[.E15]-[.F15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15]+[.E16]-[.F16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16]+[.E17]-[.F17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17]+[.E18]-[.F18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18]+[.E19]-[.F19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34"/>
          <table:table-cell table:style-name="ce234" table:formula="of:=[.G19]+[.E20]-[.F20]" office:value-type="float" office:value="0" calcext:value-type="float">
            <text:p>0,00</text:p>
          </table:table-cell>
          <table:table-cell table:number-columns-repeated="52"/>
        </table:table-row>
        <table:table-row table:style-name="ro1">
          <table:table-cell table:style-name="ce22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34"/>
          <table:table-cell table:number-columns-repeated="2"/>
          <table:table-cell table:style-name="ce234" table:formula="of:=[.G20]+[.E21]-[.F21]" office:value-type="float" office:value="0" calcext:value-type="float">
            <text:p>0,0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34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25"/>
          <table:table-cell table:number-columns-repeated="58"/>
        </table:table-row>
        <table:table-row table:style-name="ro1" table:number-rows-repeated="2">
          <table:table-cell table:style-name="ce225"/>
          <table:table-cell table:style-name="ce231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30"/>
          <table:table-cell table:number-columns-repeated="54"/>
        </table:table-row>
        <table:table-row table:style-name="ro1" table:number-rows-repeated="2">
          <table:table-cell table:style-name="ce225"/>
          <table:table-cell table:number-columns-repeated="3"/>
          <table:table-cell table:style-name="ce230"/>
          <table:table-cell table:number-columns-repeated="54"/>
        </table:table-row>
        <table:table-row table:style-name="ro1">
          <table:table-cell table:number-columns-repeated="4"/>
          <table:table-cell table:style-name="ce230"/>
          <table:table-cell table:number-columns-repeated="54"/>
        </table:table-row>
        <table:table-row table:style-name="ro1">
          <table:table-cell table:style-name="ce225"/>
          <table:table-cell table:number-columns-repeated="3"/>
          <table:table-cell table:style-name="ce230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3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34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83" table:default-cell-style-name="ce227"/>
        <table:table-column table:style-name="co84" table:number-columns-repeated="2" table:default-cell-style-name="ce259"/>
        <table:table-column table:style-name="co85" table:default-cell-style-name="ce262"/>
        <table:table-column table:style-name="co86" table:default-cell-style-name="ce262"/>
        <table:table-column table:style-name="co87" table:default-cell-style-name="ce262"/>
        <table:table-column table:style-name="co88" table:default-cell-style-name="ce262"/>
        <table:table-column table:style-name="co89" table:default-cell-style-name="ce265"/>
        <table:table-column table:style-name="co28" table:default-cell-style-name="ce231"/>
        <table:table-column table:style-name="co84" table:default-cell-style-name="ce231"/>
        <table:table-column table:style-name="co90" table:default-cell-style-name="ce231"/>
        <table:table-column table:style-name="co91" table:default-cell-style-name="ce231"/>
        <table:table-row table:style-name="ro1">
          <table:table-cell/>
          <table:table-cell table:style-name="ce227" table:number-columns-repeated="2"/>
          <table:table-cell table:style-name="ce231" table:number-columns-repeated="5"/>
          <table:table-cell table:style-name="ce22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27" table:number-columns-repeated="2"/>
          <table:table-cell table:style-name="ce231" table:number-columns-repeated="5"/>
          <table:table-cell table:style-name="ce223" table:number-columns-repeated="2"/>
          <table:table-cell table:number-columns-repeated="2"/>
        </table:table-row>
        <table:table-row table:style-name="ro1">
          <table:table-cell table:style-name="ce224" office:value-type="string" calcext:value-type="string">
            <text:p>Açıklama</text:p>
          </table:table-cell>
          <table:table-cell table:style-name="ce224" office:value-type="string" calcext:value-type="string">
            <text:p>Başl.</text:p>
          </table:table-cell>
          <table:table-cell table:style-name="ce224" office:value-type="string" calcext:value-type="string">
            <text:p>bitiş</text:p>
          </table:table-cell>
          <table:table-cell table:style-name="ce229" office:value-type="string" calcext:value-type="string">
            <text:p>Kira bedeli</text:p>
          </table:table-cell>
          <table:table-cell table:style-name="ce229" office:value-type="string" calcext:value-type="string">
            <text:p>Ödeme</text:p>
          </table:table-cell>
          <table:table-cell table:style-name="ce229" office:value-type="string" calcext:value-type="string">
            <text:p>Bakiye</text:p>
          </table:table-cell>
          <table:table-cell table:style-name="ce229" office:value-type="string" calcext:value-type="string">
            <text:p>Masraf</text:p>
          </table:table-cell>
          <table:table-cell table:style-name="ce229" office:value-type="string" calcext:value-type="string">
            <text:p>Net Kira</text:p>
          </table:table-cell>
          <table:table-cell table:style-name="ce223" table:number-columns-repeated="2"/>
          <table:table-cell/>
          <table:table-cell table:style-name="ce236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27" table:number-columns-repeated="2"/>
          <table:table-cell table:style-name="ce231" table:number-columns-repeated="5"/>
          <table:table-cell table:style-name="ce223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31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49.99" calcext:value-type="float">
            <text:p>450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23731.96" calcext:value-type="float">
            <text:p>23.732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5000" calcext:value-type="float">
            <text:p>5.000</text:p>
          </table:table-cell>
          <table:table-cell table:formula="of:=[$'SnyG702-22'.C6]" office:value-type="float" office:value="0" calcext:value-type="float">
            <text:p>0</text:p>
          </table:table-cell>
          <table:table-cell table:formula="of:=[$'SnyG702-22'.C7]" office:value-type="float" office:value="5400" calcext:value-type="float">
            <text:p>5.40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0" calcext:value-type="float">
            <text:p>0</text:p>
          </table:table-cell>
          <table:table-cell table:formula="of:=[.E13]-[.G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23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35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27" table:number-columns-repeated="2"/>
          <table:table-cell table:style-name="ce264" table:formula="of:=SUM([.D4:.D14])" office:value-type="float" office:value="5000" calcext:value-type="float">
            <text:p>5.000</text:p>
          </table:table-cell>
          <table:table-cell table:style-name="ce264" table:formula="of:=SUM([.E4:.E14])" office:value-type="float" office:value="0" calcext:value-type="float">
            <text:p>0</text:p>
          </table:table-cell>
          <table:table-cell table:style-name="ce266" table:formula="of:=SUM([.F4:.F14])" office:value-type="float" office:value="30781.95" calcext:value-type="float">
            <text:p>30.782</text:p>
          </table:table-cell>
          <table:table-cell table:style-name="ce264" table:formula="of:=SUM([.G4:.G14])" office:value-type="float" office:value="0" calcext:value-type="float">
            <text:p>0</text:p>
          </table:table-cell>
          <table:table-cell table:style-name="ce264" table:formula="of:=SUM([.H4:.H1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27" table:number-columns-repeated="2"/>
          <table:table-cell table:style-name="ce264" table:number-columns-repeated="2"/>
          <table:table-cell table:style-name="ce48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23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23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23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23" table:number-columns-repeated="3"/>
          <table:table-cell table:style-name="ce263" table:number-columns-repeated="2"/>
          <table:table-cell/>
          <table:table-cell table:style-name="ce241"/>
          <table:table-cell table:style-name="ce262"/>
          <table:table-cell table:number-columns-repeated="4"/>
        </table:table-row>
        <table:table-row table:style-name="ro1">
          <table:table-cell table:style-name="ce223" table:number-columns-repeated="3"/>
          <table:table-cell table:style-name="Default" table:number-columns-repeated="2"/>
          <table:table-cell table:style-name="ce231" table:number-columns-repeated="3"/>
          <table:table-cell table:number-columns-repeated="4"/>
        </table:table-row>
      </table:table>
      <table:table table:name="02-11-GLR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248"/>
        <table:table-column table:style-name="co37" table:default-cell-style-name="ce248"/>
        <table:table-column table:style-name="co38" table:default-cell-style-name="Default"/>
        <table:table-column table:style-name="co39" table:default-cell-style-name="Default"/>
        <table:table-column table:style-name="co40" table:default-cell-style-name="ce234"/>
        <table:table-column table:style-name="co41" table:default-cell-style-name="Default"/>
        <table:table-column table:style-name="co42" table:default-cell-style-name="ce234"/>
        <table:table-column table:style-name="co1" table:default-cell-style-name="Default"/>
        <table:table-row table:style-name="ro3">
          <table:table-cell table:number-columns-repeated="5"/>
          <table:table-cell table:style-name="ce283" office:value-type="string" calcext:value-type="string">
            <text:p>kira bedeli</text:p>
          </table:table-cell>
          <table:table-cell table:style-name="ce283" office:value-type="string" calcext:value-type="string">
            <text:p>tahsilat</text:p>
          </table:table-cell>
          <table:table-cell table:style-name="ce292" office:value-type="string" calcext:value-type="string">
            <text:p>alacak bakiye</text:p>
          </table:table-cell>
          <table:table-cell table:style-name="ce281"/>
          <table:table-cell table:style-name="ce294"/>
          <table:table-cell table:number-columns-repeated="3"/>
        </table:table-row>
        <table:table-row table:style-name="ro4">
          <table:table-cell table:number-columns-repeated="2"/>
          <table:table-cell table:style-name="ce280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284" office:value-type="string" calcext:value-type="string">
            <text:p>TL</text:p>
          </table:table-cell>
          <table:table-cell table:style-name="ce281" office:value-type="string" calcext:value-type="string">
            <text:p>TL</text:p>
          </table:table-cell>
          <table:table-cell table:style-name="ce281" office:value-type="string" calcext:value-type="string">
            <text:p>$-TL</text:p>
          </table:table-cell>
          <table:table-cell table:style-name="ce29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34" table:formula="of:=[.F3]-[.G3]" office:value-type="float" office:value="25000" calcext:value-type="float">
            <text:p>25.000,00</text:p>
          </table:table-cell>
          <table:table-cell/>
          <table:table-cell table:style-name="ce293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34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296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34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296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6"/>
          <table:table-cell table:style-name="ce235" office:value-type="string" calcext:value-type="string">
            <text:p>TOPLAM</text:p>
          </table:table-cell>
          <table:table-cell/>
          <table:table-cell table:style-name="ce285" table:formula="of:=SUM([.F3:.F5])" office:value-type="currency" office:currency="TRY" office:value="25000" calcext:value-type="currency">
            <text:p>₺25.000,00</text:p>
          </table:table-cell>
          <table:table-cell table:style-name="ce285" table:formula="of:=SUM([.G4:.G5])" office:value-type="currency" office:currency="TRY" office:value="21000" calcext:value-type="currency">
            <text:p>₺21.000,00</text:p>
          </table:table-cell>
          <table:table-cell table:style-name="ce282"/>
          <table:table-cell table:style-name="ce230"/>
          <table:table-cell table:style-name="ce297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6"/>
          <table:table-cell table:style-name="ce235"/>
          <table:table-cell/>
          <table:table-cell table:style-name="ce285" table:number-columns-repeated="2"/>
          <table:table-cell table:style-name="ce282"/>
          <table:table-cell table:style-name="ce230"/>
          <table:table-cell table:style-name="ce297"/>
          <table:table-cell table:number-columns-repeated="3"/>
        </table:table-row>
        <table:table-row table:style-name="ro4">
          <table:table-cell table:number-columns-repeated="2"/>
          <table:table-cell table:style-name="ce280" office:value-type="float" office:value="2019" calcext:value-type="float">
            <text:p>2019</text:p>
          </table:table-cell>
          <table:table-cell table:number-columns-repeated="4"/>
          <table:table-cell table:style-name="ce234"/>
          <table:table-cell/>
          <table:table-cell table:style-name="ce29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4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296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279" office:value-type="string" calcext:value-type="string">
            <text:p>SnyG701-18</text:p>
          </table:table-cell>
          <table:table-cell table:style-name="ce22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4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296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279" office:value-type="string" calcext:value-type="string">
            <text:p>SnyG701-19</text:p>
          </table:table-cell>
          <table:table-cell table:style-name="ce22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286" office:value-type="currency" office:currency="TRY" office:value="30645" calcext:value-type="currency">
            <text:p>₺30.645,00</text:p>
          </table:table-cell>
          <table:table-cell table:style-name="ce286"/>
          <table:table-cell table:style-name="ce234" table:formula="of:=[.H10]+[.F11]-[.G11]" office:value-type="float" office:value="30645" calcext:value-type="float">
            <text:p>30.645,00</text:p>
          </table:table-cell>
          <table:table-cell/>
          <table:table-cell table:style-name="ce296"/>
          <table:table-cell table:number-columns-repeated="3"/>
        </table:table-row>
        <table:table-row table:style-name="ro1">
          <table:table-cell/>
          <table:table-cell table:style-name="ce279" office:value-type="string" calcext:value-type="string">
            <text:p>SnyA101-19</text:p>
          </table:table-cell>
          <table:table-cell table:style-name="ce225" office:value-type="date" office:date-value="2019-11-30" calcext:value-type="date">
            <text:p>30.11.2019</text:p>
          </table:table-cell>
          <table:table-cell table:style-name="ce223" office:value-type="string" calcext:value-type="string">
            <text:p><text:s/>Fatih Uzun Parçacı</text:p>
          </table:table-cell>
          <table:table-cell table:style-name="ce234" office:value-type="string" calcext:value-type="string">
            <text:p>4ay</text:p>
          </table:table-cell>
          <table:table-cell table:style-name="ce286" office:value-type="currency" office:currency="TRY" office:value="4000" calcext:value-type="currency">
            <text:p>₺4.000,00</text:p>
          </table:table-cell>
          <table:table-cell table:style-name="ce286"/>
          <table:table-cell table:style-name="ce234" table:formula="of:=[.H11]+[.F12]-[.G12]" office:value-type="float" office:value="34645" calcext:value-type="float">
            <text:p>34.645,00</text:p>
          </table:table-cell>
          <table:table-cell/>
          <table:table-cell table:style-name="ce29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225" office:value-type="date" office:date-value="2019-11-30" calcext:value-type="date">
            <text:p>30.11.2019</text:p>
          </table:table-cell>
          <table:table-cell table:style-name="ce223" office:value-type="string" calcext:value-type="string">
            <text:p><text:s/>ödeme 19</text:p>
          </table:table-cell>
          <table:table-cell table:style-name="ce234"/>
          <table:table-cell table:style-name="ce286"/>
          <table:table-cell table:style-name="ce286" office:value-type="currency" office:currency="TRY" office:value="4000" calcext:value-type="currency">
            <text:p>₺4.000,00</text:p>
          </table:table-cell>
          <table:table-cell table:style-name="ce234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296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22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286"/>
          <table:table-cell table:style-name="ce286" office:value-type="currency" office:currency="TRY" office:value="18500" calcext:value-type="currency">
            <text:p>₺18.500,00</text:p>
          </table:table-cell>
          <table:table-cell table:style-name="ce234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296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6"/>
          <table:table-cell table:style-name="ce235" office:value-type="string" calcext:value-type="string">
            <text:p>TOPLAM</text:p>
          </table:table-cell>
          <table:table-cell/>
          <table:table-cell table:style-name="ce287" table:formula="of:=SUM([.F9:.F14])" office:value-type="currency" office:currency="TRY" office:value="34645" calcext:value-type="currency">
            <text:p>₺34.645,00</text:p>
          </table:table-cell>
          <table:table-cell table:style-name="ce287" table:formula="of:=SUM([.G9:.G14])" office:value-type="currency" office:currency="TRY" office:value="26500" calcext:value-type="currency">
            <text:p>₺26.500,00</text:p>
          </table:table-cell>
          <table:table-cell table:style-name="ce282"/>
          <table:table-cell table:style-name="ce230"/>
          <table:table-cell table:style-name="ce297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280" office:value-type="float" office:value="2020" calcext:value-type="float">
            <text:p>2020</text:p>
          </table:table-cell>
          <table:table-cell table:style-name="ce234"/>
          <table:table-cell table:style-name="ce235"/>
          <table:table-cell table:style-name="ce288"/>
          <table:table-cell table:style-name="ce286"/>
          <table:table-cell table:style-name="ce234"/>
          <table:table-cell/>
          <table:table-cell table:style-name="ce298"/>
          <table:table-cell table:number-columns-repeated="3"/>
        </table:table-row>
        <table:table-row table:style-name="ro1">
          <table:table-cell table:number-columns-repeated="2"/>
          <table:table-cell table:style-name="ce226"/>
          <table:table-cell table:style-name="ce234" office:value-type="string" calcext:value-type="string">
            <text:p>2019 dan devreden alacak</text:p>
          </table:table-cell>
          <table:table-cell table:style-name="ce235"/>
          <table:table-cell table:style-name="ce288"/>
          <table:table-cell table:style-name="ce286"/>
          <table:table-cell table:style-name="ce234" table:formula="of:=[.H14]+[.F17]-[.G17]" office:value-type="float" office:value="12145" calcext:value-type="float">
            <text:p>12.145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2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286" office:value-type="currency" office:currency="TRY" office:value="6200" calcext:value-type="currency">
            <text:p>₺6.200,00</text:p>
          </table:table-cell>
          <table:table-cell table:style-name="ce286"/>
          <table:table-cell table:style-name="ce234" table:formula="of:=[.H17]+[.F18]-[.G18]" office:value-type="float" office:value="18345" calcext:value-type="float">
            <text:p>18.345,00</text:p>
          </table:table-cell>
          <table:table-cell/>
          <table:table-cell table:style-name="ce296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22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286"/>
          <table:table-cell table:style-name="ce286" office:value-type="currency" office:currency="TRY" office:value="6200" calcext:value-type="currency">
            <text:p>₺6.200,00</text:p>
          </table:table-cell>
          <table:table-cell table:style-name="ce234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296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286"/>
          <table:table-cell table:style-name="ce286" office:value-type="currency" office:currency="TRY" office:value="5000" calcext:value-type="currency">
            <text:p>₺5.000,00</text:p>
          </table:table-cell>
          <table:table-cell table:style-name="ce293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296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286" office:value-type="currency" office:currency="TRY" office:value="30000" calcext:value-type="currency">
            <text:p>₺30.000,00</text:p>
          </table:table-cell>
          <table:table-cell table:style-name="ce286"/>
          <table:table-cell table:style-name="ce234" table:formula="of:=[.H20]+[.F21]-[.G21]" office:value-type="float" office:value="37145" calcext:value-type="float">
            <text:p>37.145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5" office:value-type="date" office:date-value="2020-08-20" calcext:value-type="date">
            <text:p>20.08.2020</text:p>
          </table:table-cell>
          <table:table-cell table:style-name="ce223" office:value-type="string" calcext:value-type="string">
            <text:p><text:span text:style-name="T5"> </text:span>nakit ödeme 20-3-7/12</text:p>
          </table:table-cell>
          <table:table-cell table:style-name="ce234"/>
          <table:table-cell table:style-name="ce286"/>
          <table:table-cell table:style-name="ce286" office:value-type="currency" office:currency="TRY" office:value="15000" calcext:value-type="currency">
            <text:p>₺15.000,00</text:p>
          </table:table-cell>
          <table:table-cell table:style-name="ce234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296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5" office:value-type="date" office:date-value="2020-09-30" calcext:value-type="date">
            <text:p>30.09.2020</text:p>
          </table:table-cell>
          <table:table-cell table:style-name="ce223" office:value-type="string" calcext:value-type="string">
            <text:p><text:span text:style-name="T5"> </text:span>Kira Ödemesii 20-8/12</text:p>
          </table:table-cell>
          <table:table-cell table:style-name="ce234"/>
          <table:table-cell table:style-name="ce286"/>
          <table:table-cell table:style-name="ce286" office:value-type="currency" office:currency="TRY" office:value="3000" calcext:value-type="currency">
            <text:p>₺3.000,00</text:p>
          </table:table-cell>
          <table:table-cell table:style-name="ce234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296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2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286" office:value-type="currency" office:currency="TRY" office:value="7800" calcext:value-type="currency">
            <text:p>₺7.800,00</text:p>
          </table:table-cell>
          <table:table-cell table:style-name="ce286"/>
          <table:table-cell table:style-name="ce234" table:formula="of:=[.H23]+[.F24]-[.G24]" office:value-type="float" office:value="26945" calcext:value-type="float">
            <text:p>26.945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22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286"/>
          <table:table-cell table:style-name="ce286" office:value-type="currency" office:currency="TRY" office:value="7800" calcext:value-type="currency">
            <text:p>₺7.800,00</text:p>
          </table:table-cell>
          <table:table-cell table:style-name="ce234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296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286" office:value-type="currency" office:currency="TRY" office:value="3014" calcext:value-type="currency">
            <text:p>₺3.014,00</text:p>
          </table:table-cell>
          <table:table-cell table:style-name="ce286"/>
          <table:table-cell table:style-name="ce234" table:formula="of:=[.H25]+[.F26]-[.G26]" office:value-type="float" office:value="22159" calcext:value-type="float">
            <text:p>22.15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22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286" office:value-type="currency" office:currency="TRY" office:value="1610" calcext:value-type="currency">
            <text:p>₺1.610,00</text:p>
          </table:table-cell>
          <table:table-cell table:style-name="ce286"/>
          <table:table-cell table:style-name="ce234" table:formula="of:=[.H26]+[.F27]-[.G27]" office:value-type="float" office:value="23769" calcext:value-type="float">
            <text:p>23.76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286" office:value-type="currency" office:currency="TRY" office:value="35000" calcext:value-type="currency">
            <text:p>₺35.000,00</text:p>
          </table:table-cell>
          <table:table-cell table:style-name="ce286"/>
          <table:table-cell table:style-name="ce234" table:formula="of:=[.H27]+[.F28]-[.G28]" office:value-type="float" office:value="58769" calcext:value-type="float">
            <text:p>58.76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5" office:value-type="date" office:date-value="2020-10-20" calcext:value-type="date">
            <text:p>20.10.2020</text:p>
          </table:table-cell>
          <table:table-cell table:style-name="ce223" office:value-type="string" calcext:value-type="string">
            <text:p><text:span text:style-name="T5"> 20-21 </text:span>Kira Bedeli 20-1-7/12</text:p>
          </table:table-cell>
          <table:table-cell/>
          <table:table-cell table:style-name="ce286"/>
          <table:table-cell table:style-name="ce286" office:value-type="currency" office:currency="TRY" office:value="20000" calcext:value-type="currency">
            <text:p>₺20.000,00</text:p>
          </table:table-cell>
          <table:table-cell table:style-name="ce234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296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225" office:value-type="date" office:date-value="2020-11-30" calcext:value-type="date">
            <text:p>30.11.2020</text:p>
          </table:table-cell>
          <table:table-cell table:style-name="ce223" office:value-type="string" calcext:value-type="string">
            <text:p><text:span text:style-name="T5"> 20-21 </text:span>Kira Bedeli 20-8/12          </text:p>
          </table:table-cell>
          <table:table-cell/>
          <table:table-cell table:style-name="ce286"/>
          <table:table-cell table:style-name="ce286" office:value-type="currency" office:currency="TRY" office:value="3000" calcext:value-type="currency">
            <text:p>₺3.000,00</text:p>
          </table:table-cell>
          <table:table-cell table:style-name="ce234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296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5" office:value-type="date" office:date-value="2020-11-12" calcext:value-type="date">
            <text:p>12.11.2020</text:p>
          </table:table-cell>
          <table:table-cell table:style-name="ce223" office:value-type="string" calcext:value-type="string">
            <text:p><text:span text:style-name="T5"> </text:span>Kira Ödemesi 20-9/12</text:p>
          </table:table-cell>
          <table:table-cell table:style-name="ce234"/>
          <table:table-cell table:style-name="ce286"/>
          <table:table-cell table:style-name="ce286" office:value-type="currency" office:currency="TRY" office:value="3000" calcext:value-type="currency">
            <text:p>₺3.000,00</text:p>
          </table:table-cell>
          <table:table-cell table:style-name="ce234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296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225" office:value-type="date" office:date-value="2020-12-12" calcext:value-type="date">
            <text:p>12.12.2020</text:p>
          </table:table-cell>
          <table:table-cell table:style-name="ce223" office:value-type="string" calcext:value-type="string">
            <text:p>Kira Ödemesi 20-10/12</text:p>
          </table:table-cell>
          <table:table-cell table:style-name="ce234"/>
          <table:table-cell table:style-name="ce286"/>
          <table:table-cell table:style-name="ce286" office:value-type="currency" office:currency="TRY" office:value="1500" calcext:value-type="currency">
            <text:p>₺1.500,00</text:p>
          </table:table-cell>
          <table:table-cell table:style-name="ce234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296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5" office:value-type="string" calcext:value-type="string">
            <text:p>TOPLAM</text:p>
          </table:table-cell>
          <table:table-cell/>
          <table:table-cell table:style-name="ce287" table:formula="of:=SUM([.F18:.F32])" office:value-type="currency" office:currency="TRY" office:value="83624" calcext:value-type="currency">
            <text:p>₺83.624,00</text:p>
          </table:table-cell>
          <table:table-cell table:style-name="ce287" table:formula="of:=SUM([.G18:.G32])" office:value-type="currency" office:currency="TRY" office:value="64500" calcext:value-type="currency">
            <text:p>₺64.500,00</text:p>
          </table:table-cell>
          <table:table-cell table:style-name="ce234"/>
          <table:table-cell/>
          <table:table-cell table:style-name="ce297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242"/>
          <table:table-cell table:style-name="ce234"/>
          <table:table-cell table:style-name="ce235"/>
          <table:table-cell table:style-name="ce282"/>
          <table:table-cell table:style-name="ce286" table:number-columns-repeated="2"/>
          <table:table-cell/>
          <table:table-cell table:style-name="ce293"/>
          <table:table-cell table:style-name="ce298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280" office:value-type="float" office:value="2021" calcext:value-type="float">
            <text:p>2021</text:p>
          </table:table-cell>
          <table:table-cell table:style-name="ce223"/>
          <table:table-cell/>
          <table:table-cell table:style-name="ce286" table:number-columns-repeated="2"/>
          <table:table-cell table:style-name="ce234"/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5" office:value-type="date" office:date-value="2021-01-30" calcext:value-type="date">
            <text:p>30.01.2021</text:p>
          </table:table-cell>
          <table:table-cell table:style-name="ce223" office:value-type="string" calcext:value-type="string">
            <text:p><text:span text:style-name="T5">2020-21 </text:span>Kira Bedeli 9-10/12      senetli</text:p>
          </table:table-cell>
          <table:table-cell/>
          <table:table-cell table:style-name="ce286"/>
          <table:table-cell table:style-name="ce286" office:value-type="currency" office:currency="TRY" office:value="6000" calcext:value-type="currency">
            <text:p>₺6.000,00</text:p>
          </table:table-cell>
          <table:table-cell table:style-name="ce234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5" office:value-type="date" office:date-value="2021-03-30" calcext:value-type="date">
            <text:p>30.03.2021</text:p>
          </table:table-cell>
          <table:table-cell table:style-name="ce223" office:value-type="string" calcext:value-type="string">
            <text:p><text:span text:style-name="T5">2020-21 </text:span>Kira Bedeli 11-12/12    senetli</text:p>
          </table:table-cell>
          <table:table-cell/>
          <table:table-cell table:style-name="ce286"/>
          <table:table-cell table:style-name="ce286" office:value-type="currency" office:currency="TRY" office:value="6000" calcext:value-type="currency">
            <text:p>₺6.000,00</text:p>
          </table:table-cell>
          <table:table-cell table:style-name="ce234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2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286" office:value-type="currency" office:currency="TRY" office:value="6800" calcext:value-type="currency">
            <text:p>₺6.800,00</text:p>
          </table:table-cell>
          <table:table-cell table:style-name="ce286"/>
          <table:table-cell table:style-name="ce234" table:formula="of:=[.H37]+[.F38]-[.G38]" office:value-type="float" office:value="26069" calcext:value-type="float">
            <text:p>26.06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22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286"/>
          <table:table-cell table:style-name="ce286" office:value-type="currency" office:currency="TRY" office:value="6800" calcext:value-type="currency">
            <text:p>₺6.800,00</text:p>
          </table:table-cell>
          <table:table-cell table:style-name="ce234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2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286" office:value-type="currency" office:currency="TRY" office:value="24000" calcext:value-type="currency">
            <text:p>₺24.000,00</text:p>
          </table:table-cell>
          <table:table-cell table:style-name="ce286"/>
          <table:table-cell table:style-name="ce234" table:formula="of:=[.H39]+[.F40]-[.G40]" office:value-type="float" office:value="43269" calcext:value-type="float">
            <text:p>43.26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22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286"/>
          <table:table-cell table:style-name="ce286" office:value-type="currency" office:currency="TRY" office:value="24000" calcext:value-type="currency">
            <text:p>₺24.000,00</text:p>
          </table:table-cell>
          <table:table-cell table:style-name="ce234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286"/>
          <table:table-cell table:style-name="ce286" office:value-type="currency" office:currency="TRY" office:value="1750" calcext:value-type="currency">
            <text:p>₺1.750,00</text:p>
          </table:table-cell>
          <table:table-cell table:style-name="ce234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286"/>
          <table:table-cell table:style-name="ce286" office:value-type="currency" office:currency="TRY" office:value="3000" calcext:value-type="currency">
            <text:p>₺3.000,00</text:p>
          </table:table-cell>
          <table:table-cell table:style-name="ce234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22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286"/>
          <table:table-cell table:style-name="ce286" office:value-type="currency" office:currency="TRY" office:value="2750" calcext:value-type="currency">
            <text:p>₺2.750,00</text:p>
          </table:table-cell>
          <table:table-cell table:style-name="ce234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2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286" office:value-type="currency" office:currency="TRY" office:value="28800" calcext:value-type="currency">
            <text:p>₺28.800,00</text:p>
          </table:table-cell>
          <table:table-cell table:style-name="ce286"/>
          <table:table-cell table:style-name="ce234" table:formula="of:=[.H44]+[.F45]-[.G45]" office:value-type="float" office:value="40569" calcext:value-type="float">
            <text:p>40.56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22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286"/>
          <table:table-cell table:style-name="ce286" office:value-type="currency" office:currency="TRY" office:value="28800" calcext:value-type="currency">
            <text:p>₺28.800,00</text:p>
          </table:table-cell>
          <table:table-cell table:style-name="ce234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286" office:value-type="currency" office:currency="TRY" office:value="43160" calcext:value-type="currency">
            <text:p>₺43.160,00</text:p>
          </table:table-cell>
          <table:table-cell table:style-name="ce286"/>
          <table:table-cell table:style-name="ce234" table:formula="of:=[.H46]+[.F47]-[.G47]" office:value-type="float" office:value="54929" calcext:value-type="float">
            <text:p>54.92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22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286"/>
          <table:table-cell table:style-name="ce286" office:value-type="currency" office:currency="TRY" office:value="43160" calcext:value-type="currency">
            <text:p>₺43.160,00</text:p>
          </table:table-cell>
          <table:table-cell table:style-name="ce234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2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286" office:value-type="currency" office:currency="TRY" office:value="30000" calcext:value-type="currency">
            <text:p>₺30.000,00</text:p>
          </table:table-cell>
          <table:table-cell table:style-name="ce286"/>
          <table:table-cell table:style-name="ce234" table:formula="of:=[.H48]+[.F49]-[.G49]" office:value-type="float" office:value="41769" calcext:value-type="float">
            <text:p>41.76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22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286"/>
          <table:table-cell table:style-name="ce286" office:value-type="currency" office:currency="TRY" office:value="30000" calcext:value-type="currency">
            <text:p>₺30.000,00</text:p>
          </table:table-cell>
          <table:table-cell table:style-name="ce234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296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6"/>
          <table:table-cell table:number-columns-repeated="2"/>
          <table:table-cell table:style-name="ce286" table:number-columns-repeated="2"/>
          <table:table-cell table:style-name="ce234"/>
          <table:table-cell/>
          <table:table-cell table:style-name="ce296"/>
          <table:table-cell table:number-columns-repeated="3"/>
        </table:table-row>
        <table:table-row table:style-name="ro1">
          <table:table-cell table:number-columns-repeated="3"/>
          <table:table-cell table:style-name="ce235" office:value-type="string" calcext:value-type="string">
            <text:p>2021 YIL KİRA TUTARI</text:p>
          </table:table-cell>
          <table:table-cell/>
          <table:table-cell table:style-name="ce287" table:formula="of:=SUM([.F36:.F50])" office:value-type="currency" office:currency="TRY" office:value="132760" calcext:value-type="currency">
            <text:p>₺132.760,00</text:p>
          </table:table-cell>
          <table:table-cell table:style-name="ce286"/>
          <table:table-cell table:style-name="ce234"/>
          <table:table-cell/>
          <table:table-cell table:style-name="ce297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5" office:value-type="string" calcext:value-type="string">
            <text:p>2021 YILI TOPLAM GELİR</text:p>
          </table:table-cell>
          <table:table-cell/>
          <table:table-cell table:style-name="ce286"/>
          <table:table-cell table:style-name="ce287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298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286" table:number-columns-repeated="2"/>
          <table:table-cell table:number-columns-repeated="2"/>
          <table:table-cell table:style-name="ce298"/>
          <table:table-cell table:number-columns-repeated="3"/>
        </table:table-row>
        <table:table-row table:style-name="ro4">
          <table:table-cell table:number-columns-repeated="2"/>
          <table:table-cell table:style-name="ce280" office:value-type="float" office:value="2022" calcext:value-type="float">
            <text:p>2022</text:p>
          </table:table-cell>
          <table:table-cell table:number-columns-repeated="2"/>
          <table:table-cell table:style-name="ce286" table:number-columns-repeated="2"/>
          <table:table-cell table:number-columns-repeated="2"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89" office:value-type="currency" office:currency="TRY" office:value="36000" calcext:value-type="currency">
            <text:p>₺36.000,00</text:p>
          </table:table-cell>
          <table:table-cell table:style-name="ce286"/>
          <table:table-cell table:style-name="ce234" table:formula="of:=[.H50]+[.F60]-[.G60]" office:value-type="float" office:value="47769" calcext:value-type="float">
            <text:p>47.76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86"/>
          <table:table-cell table:style-name="ce289" office:value-type="currency" office:currency="TRY" office:value="28000" calcext:value-type="currency">
            <text:p>₺28.000,00</text:p>
          </table:table-cell>
          <table:table-cell table:style-name="ce234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86"/>
          <table:table-cell table:style-name="ce289" office:value-type="currency" office:currency="TRY" office:value="4000" calcext:value-type="currency">
            <text:p>₺4.000,00</text:p>
          </table:table-cell>
          <table:table-cell table:style-name="ce234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22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286"/>
          <table:table-cell table:style-name="ce289" office:value-type="currency" office:currency="TRY" office:value="4000" calcext:value-type="currency">
            <text:p>₺4.000,00</text:p>
          </table:table-cell>
          <table:table-cell table:style-name="ce234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86" office:value-type="currency" office:currency="TRY" office:value="45000" calcext:value-type="currency">
            <text:p>₺45.000,00</text:p>
          </table:table-cell>
          <table:table-cell table:style-name="ce286"/>
          <table:table-cell table:style-name="ce234" table:formula="of:=[.H63]+[.F64]-[.G64]" office:value-type="float" office:value="56769" calcext:value-type="float">
            <text:p>56.769,00</text:p>
          </table:table-cell>
          <table:table-cell/>
          <table:table-cell table:style-name="ce298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86"/>
          <table:table-cell table:style-name="ce286" office:value-type="currency" office:currency="TRY" office:value="20000" calcext:value-type="currency">
            <text:p>₺20.000,00</text:p>
          </table:table-cell>
          <table:table-cell table:style-name="ce234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22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286"/>
          <table:table-cell table:style-name="ce286" office:value-type="currency" office:currency="TRY" office:value="25000" calcext:value-type="currency">
            <text:p>₺25.000,00</text:p>
          </table:table-cell>
          <table:table-cell table:style-name="ce234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90" office:value-type="currency" office:currency="TRY" office:value="48000" calcext:value-type="currency">
            <text:p>₺48.000,00</text:p>
          </table:table-cell>
          <table:table-cell table:style-name="ce286"/>
          <table:table-cell table:style-name="ce234" table:formula="of:=[.H66]+[.F67]-[.G67]" office:value-type="float" office:value="59769" calcext:value-type="float">
            <text:p>59.769,00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86"/>
          <table:table-cell table:style-name="ce290" office:value-type="currency" office:currency="TRY" office:value="40000" calcext:value-type="currency">
            <text:p>₺40.000,00</text:p>
          </table:table-cell>
          <table:table-cell table:style-name="ce234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226"/>
          <table:table-cell table:style-name="ce29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86"/>
          <table:table-cell table:style-name="ce290" office:value-type="currency" office:currency="TRY" office:value="1000" calcext:value-type="currency">
            <text:p>₺1.000,00</text:p>
          </table:table-cell>
          <table:table-cell table:style-name="ce234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226"/>
          <table:table-cell table:style-name="ce29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86"/>
          <table:table-cell table:style-name="ce290" office:value-type="currency" office:currency="TRY" office:value="1000" calcext:value-type="currency">
            <text:p>₺1.000,00</text:p>
          </table:table-cell>
          <table:table-cell table:style-name="ce234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226"/>
          <table:table-cell table:style-name="ce299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2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286" office:value-type="currency" office:currency="TRY" office:value="40000" calcext:value-type="currency">
            <text:p>₺40.000,00</text:p>
          </table:table-cell>
          <table:table-cell table:style-name="ce286"/>
          <table:table-cell table:style-name="ce234" table:formula="of:=[.H70]+[.F71]-[.G71]" office:value-type="float" office:value="57769" calcext:value-type="float">
            <text:p>57.769,00</text:p>
          </table:table-cell>
          <table:table-cell/>
          <table:table-cell table:style-name="ce298"/>
          <table:table-cell/>
          <table:table-cell table:style-name="ce226"/>
          <table:table-cell table:style-name="ce299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22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286"/>
          <table:table-cell table:style-name="ce286" office:value-type="currency" office:currency="TRY" office:value="40000" calcext:value-type="currency">
            <text:p>₺40.000,00</text:p>
          </table:table-cell>
          <table:table-cell table:style-name="ce234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226"/>
          <table:table-cell table:style-name="ce299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286"/>
          <table:table-cell table:style-name="ce290" office:value-type="currency" office:currency="TRY" office:value="1000" calcext:value-type="currency">
            <text:p>₺1.000,00</text:p>
          </table:table-cell>
          <table:table-cell table:style-name="ce234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226"/>
          <table:table-cell table:style-name="ce299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34" table:formula="of:=[.H73]+[.F74]-[.G74]" office:value-type="float" office:value="98769" calcext:value-type="float">
            <text:p>98.769,00</text:p>
          </table:table-cell>
          <table:table-cell/>
          <table:table-cell table:style-name="ce298"/>
          <table:table-cell/>
          <table:table-cell table:style-name="ce226"/>
          <table:table-cell table:style-name="ce299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34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226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34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2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34" table:formula="of:=[.H76]+[.F77]-[.G77]" office:value-type="float" office:value="100769" calcext:value-type="float">
            <text:p>100.769,00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22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34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226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234" table:formula="of:=[.H78]+[.F79]-[.G79]" office:value-type="float" office:value="15769" calcext:value-type="float">
            <text:p>15.769,00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4" table:formula="of:=[.H79]+[.F80]-[.G80]" office:value-type="float" office:value="15769" calcext:value-type="float">
            <text:p>15.769,00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234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291" office:value-type="currency" office:currency="TRY" office:value="3892.36" calcext:value-type="currency">
            <text:p>₺3.892,36</text:p>
          </table:table-cell>
          <table:table-cell table:style-name="ce291"/>
          <table:table-cell table:style-name="ce234" table:formula="of:=[.H81]+[.F82]-[.G82]" office:value-type="float" office:value="7892.36" calcext:value-type="float">
            <text:p>7.892,36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22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291"/>
          <table:table-cell table:style-name="ce291" office:value-type="currency" office:currency="TRY" office:value="3892.36" calcext:value-type="currency">
            <text:p>₺3.892,36</text:p>
          </table:table-cell>
          <table:table-cell table:style-name="ce234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291" office:value-type="currency" office:currency="TRY" office:value="11181.35" calcext:value-type="currency">
            <text:p>₺11.181,35</text:p>
          </table:table-cell>
          <table:table-cell table:style-name="ce291"/>
          <table:table-cell table:style-name="ce234" table:formula="of:=[.H83]+[.F84]-[.G84]" office:value-type="float" office:value="15181.35" calcext:value-type="float">
            <text:p>15.181,35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291"/>
          <table:table-cell table:style-name="ce291" office:value-type="currency" office:currency="TRY" office:value="11181.35" calcext:value-type="currency">
            <text:p>₺11.181,35</text:p>
          </table:table-cell>
          <table:table-cell table:style-name="ce234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296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4" table:formula="of:=[.H85]+[.F86]-[.G86]" office:value-type="float" office:value="4000" calcext:value-type="float">
            <text:p>4.000,00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234" table:formula="of:=[.H86]+[.F87]-[.G87]" office:value-type="float" office:value="0" calcext:value-type="float">
            <text:p>0,00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234" table:formula="of:=[.H87]+[.F88]-[.G88]" office:value-type="float" office:value="0" calcext:value-type="float">
            <text:p>0,00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298"/>
          <table:table-cell table:number-columns-repeated="3"/>
        </table:table-row>
        <table:table-row table:style-name="ro1">
          <table:table-cell table:number-columns-repeated="3"/>
          <table:table-cell table:style-name="ce235" office:value-type="string" calcext:value-type="string">
            <text:p>2022 YIL KİRA TUTARI</text:p>
          </table:table-cell>
          <table:table-cell/>
          <table:table-cell table:style-name="ce28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234"/>
          <table:table-cell/>
          <table:table-cell table:style-name="ce297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35" office:value-type="string" calcext:value-type="string">
            <text:p>2022 YILI TOPLAM GELİR</text:p>
          </table:table-cell>
          <table:table-cell table:number-columns-repeated="2"/>
          <table:table-cell table:style-name="ce28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298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235" office:value-type="string" calcext:value-type="string">
            <text:p>2022 YILI KALAN BAKİYE</text:p>
          </table:table-cell>
          <table:table-cell table:number-columns-repeated="3"/>
          <table:table-cell table:style-name="ce285" table:formula="of:=[.H88]" office:value-type="currency" office:currency="TRY" office:value="0" calcext:value-type="currency">
            <text:p>₺0,00</text:p>
          </table:table-cell>
          <table:table-cell/>
          <table:table-cell table:style-name="ce298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298"/>
          <table:table-cell table:number-columns-repeated="3"/>
        </table:table-row>
        <table:table-row table:style-name="ro1">
          <table:table-cell table:number-columns-repeated="3"/>
          <table:table-cell table:style-name="ce281" office:value-type="string" calcext:value-type="string">
            <text:p>2018-2022 GENEL TOPLAM</text:p>
          </table:table-cell>
          <table:table-cell/>
          <table:table-cell table:style-name="ce28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297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298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3" table:default-cell-style-name="ce300"/>
        <table:table-column table:style-name="co44" table:default-cell-style-name="ce300"/>
        <table:table-column table:style-name="co28" table:default-cell-style-name="ce300"/>
        <table:table-column table:style-name="co45" table:default-cell-style-name="ce300"/>
        <table:table-column table:style-name="co46" table:default-cell-style-name="ce300"/>
        <table:table-column table:style-name="co47" table:default-cell-style-name="ce315"/>
        <table:table-column table:style-name="co48" table:default-cell-style-name="ce322"/>
        <table:table-column table:style-name="co42" table:default-cell-style-name="ce322"/>
        <table:table-column table:style-name="co45" table:number-columns-repeated="1016" table:default-cell-style-name="ce300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16" office:value-type="string" calcext:value-type="string">
            <text:p>TL</text:p>
          </table:table-cell>
          <table:table-cell table:style-name="ce323" office:value-type="string" calcext:value-type="string">
            <text:p>USDTRY</text:p>
          </table:table-cell>
          <table:table-cell table:style-name="ce323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301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304"/>
          <table:table-cell table:style-name="ce304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317" office:value-type="currency" office:currency="TRY" office:value="-16.91" calcext:value-type="currency">
            <text:p>-₺16,91</text:p>
          </table:table-cell>
          <table:table-cell table:style-name="ce310" office:value-type="float" office:value="2.19" calcext:value-type="float">
            <text:p>2,19</text:p>
          </table:table-cell>
          <table:table-cell table:style-name="ce326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304"/>
          <table:table-cell table:style-name="ce304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317" office:value-type="currency" office:currency="TRY" office:value="-3.31" calcext:value-type="currency">
            <text:p>-₺3,31</text:p>
          </table:table-cell>
          <table:table-cell table:style-name="ce310" office:value-type="float" office:value="2.19" calcext:value-type="float">
            <text:p>2,19</text:p>
          </table:table-cell>
          <table:table-cell table:style-name="ce326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04"/>
          <table:table-cell/>
          <table:table-cell table:style-name="ce317"/>
          <table:table-cell table:style-name="ce310"/>
          <table:table-cell table:style-name="ce326"/>
          <table:table-cell table:number-columns-repeated="1016"/>
        </table:table-row>
        <table:table-row table:style-name="ro5">
          <table:table-cell table:style-name="ce301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317" office:value-type="currency" office:currency="TRY" office:value="-257.25" calcext:value-type="currency">
            <text:p>-₺257,25</text:p>
          </table:table-cell>
          <table:table-cell table:style-name="ce310" office:value-type="float" office:value="4.81" calcext:value-type="float">
            <text:p>4,81</text:p>
          </table:table-cell>
          <table:table-cell table:style-name="ce326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string" calcext:value-type="string">
            <text:p>Emlak Vergisi Ypl</text:p>
          </table:table-cell>
          <table:table-cell table:style-name="ce308" office:value-type="string" calcext:value-type="string">
            <text:p><text:s/>1 / 6</text:p>
          </table:table-cell>
          <table:table-cell table:style-name="ce317" office:value-type="currency" office:currency="TRY" office:value="-142.18" calcext:value-type="currency">
            <text:p>-₺142,18</text:p>
          </table:table-cell>
          <table:table-cell table:style-name="ce310" office:value-type="float" office:value="4.81" calcext:value-type="float">
            <text:p>4,81</text:p>
          </table:table-cell>
          <table:table-cell table:style-name="ce326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string" calcext:value-type="string">
            <text:p>Emlak Vergisi Ypl</text:p>
          </table:table-cell>
          <table:table-cell table:style-name="ce308" office:value-type="string" calcext:value-type="string">
            <text:p><text:s/>2 / 6</text:p>
          </table:table-cell>
          <table:table-cell table:style-name="ce317" office:value-type="currency" office:currency="TRY" office:value="-142.18" calcext:value-type="currency">
            <text:p>-₺142,18</text:p>
          </table:table-cell>
          <table:table-cell table:style-name="ce310" office:value-type="float" office:value="4.81" calcext:value-type="float">
            <text:p>4,81</text:p>
          </table:table-cell>
          <table:table-cell table:style-name="ce326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string" calcext:value-type="string">
            <text:p>Emlak Vergisi</text:p>
          </table:table-cell>
          <table:table-cell table:style-name="ce310" office:value-type="string" calcext:value-type="string">
            <text:p>2018-2</text:p>
          </table:table-cell>
          <table:table-cell table:style-name="ce317" office:value-type="currency" office:currency="TRY" office:value="-250.8" calcext:value-type="currency">
            <text:p>-₺250,80</text:p>
          </table:table-cell>
          <table:table-cell table:style-name="ce310" office:value-type="float" office:value="4.81" calcext:value-type="float">
            <text:p>4,81</text:p>
          </table:table-cell>
          <table:table-cell table:style-name="ce326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string" calcext:value-type="string">
            <text:p>Su</text:p>
          </table:table-cell>
          <table:table-cell table:style-name="ce310" office:value-type="string" calcext:value-type="string">
            <text:p>2017-18</text:p>
          </table:table-cell>
          <table:table-cell table:style-name="ce317" office:value-type="currency" office:currency="TRY" office:value="-197.61" calcext:value-type="currency">
            <text:p>-₺197,61</text:p>
          </table:table-cell>
          <table:table-cell table:style-name="ce310" office:value-type="float" office:value="4.81" calcext:value-type="float">
            <text:p>4,81</text:p>
          </table:table-cell>
          <table:table-cell table:style-name="ce326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string" calcext:value-type="string">
            <text:p>Elektrik</text:p>
          </table:table-cell>
          <table:table-cell table:style-name="ce310"/>
          <table:table-cell table:style-name="ce317" office:value-type="currency" office:currency="TRY" office:value="-265" calcext:value-type="currency">
            <text:p>-₺265,00</text:p>
          </table:table-cell>
          <table:table-cell table:style-name="ce310" office:value-type="float" office:value="4.81" calcext:value-type="float">
            <text:p>4,81</text:p>
          </table:table-cell>
          <table:table-cell table:style-name="ce326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04"/>
          <table:table-cell table:style-name="ce304" office:value-type="string" calcext:value-type="string">
            <text:p>Elektrik 1-2018</text:p>
          </table:table-cell>
          <table:table-cell table:style-name="ce310"/>
          <table:table-cell table:style-name="ce317" office:value-type="currency" office:currency="TRY" office:value="-95.3" calcext:value-type="currency">
            <text:p>-₺95,30</text:p>
          </table:table-cell>
          <table:table-cell table:style-name="ce310"/>
          <table:table-cell table:style-name="ce326"/>
          <table:table-cell table:number-columns-repeated="1016"/>
        </table:table-row>
        <table:table-row table:style-name="ro5">
          <table:table-cell table:number-columns-repeated="2"/>
          <table:table-cell table:style-name="ce304"/>
          <table:table-cell table:style-name="ce304" office:value-type="string" calcext:value-type="string">
            <text:p>Elektrik 2-2018</text:p>
          </table:table-cell>
          <table:table-cell table:style-name="ce310"/>
          <table:table-cell table:style-name="ce317" office:value-type="currency" office:currency="TRY" office:value="-128.88" calcext:value-type="currency">
            <text:p>-₺128,88</text:p>
          </table:table-cell>
          <table:table-cell table:style-name="ce31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304" office:value-type="float" office:value="2018" calcext:value-type="float">
            <text:p>2018</text:p>
          </table:table-cell>
          <table:table-cell table:style-name="ce304" office:value-type="string" calcext:value-type="string">
            <text:p>Çedaş Teminat</text:p>
          </table:table-cell>
          <table:table-cell table:style-name="ce310"/>
          <table:table-cell table:style-name="ce317" office:value-type="currency" office:currency="TRY" office:value="-900" calcext:value-type="currency">
            <text:p>-₺900,00</text:p>
          </table:table-cell>
          <table:table-cell table:style-name="ce310" office:value-type="float" office:value="4.81" calcext:value-type="float">
            <text:p>4,81</text:p>
          </table:table-cell>
          <table:table-cell table:style-name="ce326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04"/>
          <table:table-cell table:style-name="ce304" office:value-type="string" calcext:value-type="string">
            <text:p>karo tadilat (memer alçıpan)</text:p>
          </table:table-cell>
          <table:table-cell table:style-name="ce310"/>
          <table:table-cell table:style-name="ce317" office:value-type="currency" office:currency="TRY" office:value="-20000" calcext:value-type="currency">
            <text:p>-₺20.000,00</text:p>
          </table:table-cell>
          <table:table-cell table:style-name="ce310" office:value-type="float" office:value="4.81" calcext:value-type="float">
            <text:p>4,81</text:p>
          </table:table-cell>
          <table:table-cell table:style-name="ce326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302"/>
          <table:table-cell table:style-name="ce305"/>
          <table:table-cell table:style-name="ce309"/>
          <table:table-cell table:style-name="ce312" office:value-type="string" calcext:value-type="string">
            <text:p>2014-18 Toplam</text:p>
          </table:table-cell>
          <table:table-cell table:style-name="ce318" table:formula="of:=SUM([.F3:.F15])" office:value-type="currency" office:currency="TRY" office:value="-22399.42" calcext:value-type="currency">
            <text:p>-₺22.399,42</text:p>
          </table:table-cell>
          <table:table-cell table:style-name="ce324"/>
          <table:table-cell table:style-name="ce327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04" table:number-columns-repeated="2"/>
          <table:table-cell table:style-name="ce313" office:value-type="string" calcext:value-type="string">
            <text:p>Genel Toplam</text:p>
          </table:table-cell>
          <table:table-cell table:style-name="ce319" table:formula="of:=[.F16]" office:value-type="currency" office:currency="TRY" office:value="-22399.42" calcext:value-type="currency">
            <text:p>-₺22.399,42</text:p>
          </table:table-cell>
          <table:table-cell table:style-name="ce325"/>
          <table:table-cell table:style-name="ce328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304"/>
          <table:table-cell table:style-name="ce310"/>
          <table:table-cell table:style-name="ce317"/>
          <table:table-cell table:style-name="ce310"/>
          <table:table-cell table:style-name="ce326"/>
          <table:table-cell table:number-columns-repeated="1016"/>
        </table:table-row>
        <table:table-row table:style-name="ro5">
          <table:table-cell table:style-name="ce301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10" office:value-type="string" calcext:value-type="string">
            <text:p><text:span text:style-name="T6">Elektrik 1</text:span>-2019</text:p>
          </table:table-cell>
          <table:table-cell table:style-name="ce310"/>
          <table:table-cell table:style-name="ce317"/>
          <table:table-cell table:style-name="ce31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10" office:value-type="string" calcext:value-type="string">
            <text:p><text:span text:style-name="T5">Elektrik </text:span>2-2019</text:p>
          </table:table-cell>
          <table:table-cell/>
          <table:table-cell table:style-name="ce317" office:value-type="currency" office:currency="TRY" office:value="-179.2" calcext:value-type="currency">
            <text:p>-₺179,20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10" office:value-type="string" calcext:value-type="string">
            <text:p><text:span text:style-name="T5">Elektrik </text:span>3-2019</text:p>
          </table:table-cell>
          <table:table-cell/>
          <table:table-cell table:style-name="ce317" office:value-type="currency" office:currency="TRY" office:value="-55.9" calcext:value-type="currency">
            <text:p>-₺55,90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04" office:value-type="string" calcext:value-type="string">
            <text:p>Emlak Vergisi Ypl</text:p>
          </table:table-cell>
          <table:table-cell table:style-name="ce308" office:value-type="string" calcext:value-type="string">
            <text:p><text:s/>3 / 6</text:p>
          </table:table-cell>
          <table:table-cell table:style-name="ce317" office:value-type="currency" office:currency="TRY" office:value="-142.13" calcext:value-type="currency">
            <text:p>-₺142,13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04" office:value-type="string" calcext:value-type="string">
            <text:p>Emlak Vergisi Ypl</text:p>
          </table:table-cell>
          <table:table-cell table:style-name="ce308" office:value-type="string" calcext:value-type="string">
            <text:p><text:s/>4-5-6 / 6</text:p>
          </table:table-cell>
          <table:table-cell table:style-name="ce317" office:value-type="currency" office:currency="TRY" office:value="-429.54" calcext:value-type="currency">
            <text:p>-₺429,54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10" office:value-type="string" calcext:value-type="string">
            <text:p><text:span text:style-name="T5">Elektrik </text:span>4-2019</text:p>
          </table:table-cell>
          <table:table-cell/>
          <table:table-cell table:style-name="ce317" office:value-type="currency" office:currency="TRY" office:value="-65.8" calcext:value-type="currency">
            <text:p>-₺65,80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10" office:value-type="string" calcext:value-type="string">
            <text:p><text:span text:style-name="T5">Elektrik </text:span>5-2019</text:p>
          </table:table-cell>
          <table:table-cell/>
          <table:table-cell table:style-name="ce317" office:value-type="currency" office:currency="TRY" office:value="-82.94" calcext:value-type="currency">
            <text:p>-₺82,94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10" office:value-type="string" calcext:value-type="string">
            <text:p><text:span text:style-name="T5">Elektrik </text:span>6-2019</text:p>
          </table:table-cell>
          <table:table-cell/>
          <table:table-cell table:style-name="ce317" office:value-type="currency" office:currency="TRY" office:value="-78.79" calcext:value-type="currency">
            <text:p>-₺78,79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10" office:value-type="string" calcext:value-type="string">
            <text:p><text:span text:style-name="T5">Elektrik </text:span>9-2019</text:p>
          </table:table-cell>
          <table:table-cell/>
          <table:table-cell table:style-name="ce317" office:value-type="currency" office:currency="TRY" office:value="-39.35" calcext:value-type="currency">
            <text:p>-₺39,35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04" office:value-type="string" calcext:value-type="string">
            <text:p>Emlak Vergisi</text:p>
          </table:table-cell>
          <table:table-cell table:style-name="ce310" office:value-type="string" calcext:value-type="string">
            <text:p>2019/ 1-2</text:p>
          </table:table-cell>
          <table:table-cell table:style-name="ce317" office:value-type="currency" office:currency="TRY" office:value="-598.75" calcext:value-type="currency">
            <text:p>-₺598,75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10" office:value-type="string" calcext:value-type="string">
            <text:p><text:span text:style-name="T5">Elektrik </text:span>11/2019</text:p>
          </table:table-cell>
          <table:table-cell/>
          <table:table-cell table:style-name="ce317" office:value-type="currency" office:currency="TRY" office:value="-100.02" calcext:value-type="currency">
            <text:p>-₺100,02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10" office:value-type="string" calcext:value-type="string">
            <text:p><text:span text:style-name="T5">Elektrik </text:span>12/2019</text:p>
          </table:table-cell>
          <table:table-cell/>
          <table:table-cell table:style-name="ce317" office:value-type="currency" office:currency="TRY" office:value="-232.4" calcext:value-type="currency">
            <text:p>-₺232,40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304" office:value-type="float" office:value="2019" calcext:value-type="float">
            <text:p>2019</text:p>
          </table:table-cell>
          <table:table-cell table:style-name="ce304" office:value-type="string" calcext:value-type="string">
            <text:p>Çedaş Teminat</text:p>
          </table:table-cell>
          <table:table-cell table:style-name="ce310"/>
          <table:table-cell table:style-name="ce317" office:value-type="currency" office:currency="TRY" office:value="-1100" calcext:value-type="currency">
            <text:p>-₺1.100,00</text:p>
          </table:table-cell>
          <table:table-cell table:style-name="ce310" office:value-type="float" office:value="5.67" calcext:value-type="float">
            <text:p>5,67</text:p>
          </table:table-cell>
          <table:table-cell table:style-name="ce326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302"/>
          <table:table-cell table:style-name="ce305"/>
          <table:table-cell table:style-name="ce309"/>
          <table:table-cell table:style-name="ce312" office:value-type="string" calcext:value-type="string">
            <text:p>2019 Toplam</text:p>
          </table:table-cell>
          <table:table-cell table:style-name="ce318" table:formula="of:=SUM([.F19:.F31])" office:value-type="currency" office:currency="TRY" office:value="-3104.82" calcext:value-type="currency">
            <text:p>-₺3.104,82</text:p>
          </table:table-cell>
          <table:table-cell table:style-name="ce324"/>
          <table:table-cell table:style-name="ce327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04" table:number-columns-repeated="2"/>
          <table:table-cell table:style-name="ce313" office:value-type="string" calcext:value-type="string">
            <text:p>Genel Toplam</text:p>
          </table:table-cell>
          <table:table-cell table:style-name="ce319" table:formula="of:=[.F32]+[.F16]" office:value-type="currency" office:currency="TRY" office:value="-25504.24" calcext:value-type="currency">
            <text:p>-₺25.504,24</text:p>
          </table:table-cell>
          <table:table-cell table:style-name="ce325"/>
          <table:table-cell table:style-name="ce328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04" table:number-columns-repeated="2"/>
          <table:table-cell table:style-name="ce310"/>
          <table:table-cell table:style-name="ce317"/>
          <table:table-cell table:style-name="ce310"/>
          <table:table-cell table:style-name="ce326"/>
          <table:table-cell table:number-columns-repeated="1016"/>
        </table:table-row>
        <table:table-row table:style-name="ro5">
          <table:table-cell table:style-name="ce301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306" office:value-type="date" office:date-value="2020-10-06" calcext:value-type="date">
            <text:p>06.10.2020</text:p>
          </table:table-cell>
          <table:table-cell table:style-name="ce304" office:value-type="string" calcext:value-type="string">
            <text:p>Belediye Emlak Vergisi 2020</text:p>
          </table:table-cell>
          <table:table-cell table:style-name="ce310"/>
          <table:table-cell table:style-name="ce317" office:value-type="currency" office:currency="TRY" office:value="-645.85" calcext:value-type="currency">
            <text:p>-₺645,85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6" office:value-type="date" office:date-value="2020-11-25" calcext:value-type="date">
            <text:p>25.11.2020</text:p>
          </table:table-cell>
          <table:table-cell table:style-name="ce310" office:value-type="string" calcext:value-type="string">
            <text:p>tuğla sıva işçilik pire memet</text:p>
          </table:table-cell>
          <table:table-cell table:style-name="ce310"/>
          <table:table-cell table:style-name="ce317" office:value-type="currency" office:currency="TRY" office:value="-1050" calcext:value-type="currency">
            <text:p>-₺1.05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6" office:value-type="date" office:date-value="2020-11-25" calcext:value-type="date">
            <text:p>25.11.2020</text:p>
          </table:table-cell>
          <table:table-cell table:style-name="ce310" office:value-type="string" calcext:value-type="string">
            <text:p>tuğla sıva işçilik muhammed</text:p>
          </table:table-cell>
          <table:table-cell table:style-name="ce310"/>
          <table:table-cell table:style-name="ce317" office:value-type="currency" office:currency="TRY" office:value="-600" calcext:value-type="currency">
            <text:p>-₺6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04" office:value-type="string" calcext:value-type="string">
            <text:p>kum</text:p>
          </table:table-cell>
          <table:table-cell table:style-name="ce310"/>
          <table:table-cell table:style-name="ce317" office:value-type="currency" office:currency="TRY" office:value="-200" calcext:value-type="currency">
            <text:p>-₺2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04" office:value-type="string" calcext:value-type="string">
            <text:p>8,5 tuğla 145 ad</text:p>
          </table:table-cell>
          <table:table-cell table:style-name="ce310"/>
          <table:table-cell table:style-name="ce317" office:value-type="currency" office:currency="TRY" office:value="-90" calcext:value-type="currency">
            <text:p>-₺9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04" office:value-type="string" calcext:value-type="string">
            <text:p>yığma tuğla 720 ad * 0,90 tl</text:p>
          </table:table-cell>
          <table:table-cell table:style-name="ce310"/>
          <table:table-cell table:style-name="ce317" office:value-type="currency" office:currency="TRY" office:value="-648" calcext:value-type="currency">
            <text:p>-₺648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04" office:value-type="string" calcext:value-type="string">
            <text:p>20 tr çimento</text:p>
          </table:table-cell>
          <table:table-cell table:style-name="ce310"/>
          <table:table-cell table:style-name="ce317" office:value-type="currency" office:currency="TRY" office:value="-300" calcext:value-type="currency">
            <text:p>-₺3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04" office:value-type="string" calcext:value-type="string">
            <text:p>15 tr kireç</text:p>
          </table:table-cell>
          <table:table-cell table:style-name="ce310"/>
          <table:table-cell table:style-name="ce317" office:value-type="currency" office:currency="TRY" office:value="-90" calcext:value-type="currency">
            <text:p>-₺9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04" office:value-type="string" calcext:value-type="string">
            <text:p>kesme taşı – menteşe – elektrot</text:p>
          </table:table-cell>
          <table:table-cell table:style-name="ce310"/>
          <table:table-cell table:style-name="ce317" office:value-type="currency" office:currency="TRY" office:value="-68" calcext:value-type="currency">
            <text:p>-₺68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6" office:value-type="date" office:date-value="2020-04-20" calcext:value-type="date">
            <text:p>20.04.2020</text:p>
          </table:table-cell>
          <table:table-cell table:style-name="ce304" office:value-type="string" calcext:value-type="string">
            <text:p>Elektrik 04-2020</text:p>
          </table:table-cell>
          <table:table-cell table:style-name="ce310"/>
          <table:table-cell table:style-name="ce317" office:value-type="currency" office:currency="TRY" office:value="-44.1" calcext:value-type="currency">
            <text:p>-₺44,1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10" office:value-type="string" calcext:value-type="string">
            <text:p><text:span text:style-name="T5">Elektrik </text:span>05-2020</text:p>
          </table:table-cell>
          <table:table-cell/>
          <table:table-cell table:style-name="ce317" office:value-type="currency" office:currency="TRY" office:value="-9.9" calcext:value-type="currency">
            <text:p>-₺9,9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10" office:value-type="string" calcext:value-type="string">
            <text:p><text:span text:style-name="T5">Elektrik </text:span>06-2020</text:p>
          </table:table-cell>
          <table:table-cell/>
          <table:table-cell table:style-name="ce317" office:value-type="currency" office:currency="TRY" office:value="-5.46" calcext:value-type="currency">
            <text:p>-₺5,46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10" office:value-type="string" calcext:value-type="string">
            <text:p><text:span text:style-name="T5">Elektrik </text:span>07-2020</text:p>
          </table:table-cell>
          <table:table-cell/>
          <table:table-cell table:style-name="ce317" office:value-type="currency" office:currency="TRY" office:value="-13.65" calcext:value-type="currency">
            <text:p>-₺13,65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10" office:value-type="string" calcext:value-type="string">
            <text:p><text:span text:style-name="T5">Elektrik </text:span>10-2020</text:p>
          </table:table-cell>
          <table:table-cell/>
          <table:table-cell table:style-name="ce317" office:value-type="currency" office:currency="TRY" office:value="-13" calcext:value-type="currency">
            <text:p>-₺13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6" office:value-type="date" office:date-value="2020-11-30" calcext:value-type="date">
            <text:p>30.11.2020</text:p>
          </table:table-cell>
          <table:table-cell table:style-name="ce310" office:value-type="string" calcext:value-type="string">
            <text:p><text:span text:style-name="T5">Elektrik </text:span>11-2020</text:p>
          </table:table-cell>
          <table:table-cell/>
          <table:table-cell table:style-name="ce317" office:value-type="currency" office:currency="TRY" office:value="-170" calcext:value-type="currency">
            <text:p>-₺17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6"/>
          <table:table-cell table:style-name="ce310" office:value-type="string" calcext:value-type="string">
            <text:p><text:span text:style-name="T5">Elektrik </text:span>12-2020</text:p>
          </table:table-cell>
          <table:table-cell/>
          <table:table-cell table:style-name="ce317" office:value-type="currency" office:currency="TRY" office:value="-226.11" calcext:value-type="currency">
            <text:p>-₺226,11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6" office:value-type="date" office:date-value="2020-11-30" calcext:value-type="date">
            <text:p>30.11.2020</text:p>
          </table:table-cell>
          <table:table-cell table:style-name="ce304" office:value-type="string" calcext:value-type="string">
            <text:p>su</text:p>
          </table:table-cell>
          <table:table-cell table:style-name="ce310"/>
          <table:table-cell table:style-name="ce317" office:value-type="currency" office:currency="TRY" office:value="-100" calcext:value-type="currency">
            <text:p>-₺1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4"/>
          <table:table-cell table:style-name="ce304" office:value-type="string" calcext:value-type="string">
            <text:p>Yazıhane önü kırma işçiliği</text:p>
          </table:table-cell>
          <table:table-cell table:style-name="ce310"/>
          <table:table-cell table:style-name="ce317" office:value-type="currency" office:currency="TRY" office:value="-500" calcext:value-type="currency">
            <text:p>-₺5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306" office:value-type="date" office:date-value="2020-12-09" calcext:value-type="date">
            <text:p>09.12.2020</text:p>
          </table:table-cell>
          <table:table-cell table:style-name="ce304" office:value-type="string" calcext:value-type="string">
            <text:p>Alçıpan vida</text:p>
          </table:table-cell>
          <table:table-cell table:style-name="ce310"/>
          <table:table-cell table:style-name="ce317" office:value-type="currency" office:currency="TRY" office:value="-323" calcext:value-type="currency">
            <text:p>-₺323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303" office:value-type="string" calcext:value-type="string">
            <text:p>SnyH000-20</text:p>
          </table:table-cell>
          <table:table-cell table:style-name="ce307"/>
          <table:table-cell table:style-name="ce311"/>
          <table:table-cell table:style-name="ce314"/>
          <table:table-cell table:style-name="ce320" table:formula="of:=SUM([.F35:.F53])" office:value-type="currency" office:currency="TRY" office:value="-5097.07" calcext:value-type="currency">
            <text:p>-₺5.097,07</text:p>
          </table:table-cell>
          <table:table-cell table:style-name="ce314"/>
          <table:table-cell table:style-name="ce329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04" office:value-type="string" calcext:value-type="string">
            <text:p>Boya-Çatı- Kapı </text:p>
          </table:table-cell>
          <table:table-cell table:style-name="ce310"/>
          <table:table-cell table:style-name="ce317" office:value-type="currency" office:currency="TRY" office:value="-1500" calcext:value-type="currency">
            <text:p>-₺1.5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304" office:value-type="string" calcext:value-type="string">
            <text:p>yıkama hela yapımı</text:p>
          </table:table-cell>
          <table:table-cell table:style-name="ce310"/>
          <table:table-cell table:style-name="ce317" office:value-type="currency" office:currency="TRY" office:value="-500" calcext:value-type="currency">
            <text:p>-₺5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303"/>
          <table:table-cell table:style-name="ce307"/>
          <table:table-cell table:style-name="ce311"/>
          <table:table-cell table:style-name="ce314"/>
          <table:table-cell table:style-name="ce320" table:formula="of:=SUM([.F55:.F56])" office:value-type="currency" office:currency="TRY" office:value="-2000" calcext:value-type="currency">
            <text:p>-₺2.000,00</text:p>
          </table:table-cell>
          <table:table-cell table:style-name="ce314"/>
          <table:table-cell table:style-name="ce329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08" office:value-type="date" office:date-value="2020-08-20" calcext:value-type="date">
            <text:p>20.08.2020</text:p>
          </table:table-cell>
          <table:table-cell table:style-name="ce304" office:value-type="string" calcext:value-type="string">
            <text:p>motorcu boya</text:p>
          </table:table-cell>
          <table:table-cell table:style-name="ce310"/>
          <table:table-cell table:style-name="ce317" office:value-type="currency" office:currency="TRY" office:value="-500" calcext:value-type="currency">
            <text:p>-₺5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08" office:value-type="date" office:date-value="2020-08-22" calcext:value-type="date">
            <text:p>22.08.2020</text:p>
          </table:table-cell>
          <table:table-cell table:style-name="ce304" office:value-type="string" calcext:value-type="string">
            <text:p>motorcu hela</text:p>
          </table:table-cell>
          <table:table-cell table:style-name="ce310"/>
          <table:table-cell table:style-name="ce317" office:value-type="currency" office:currency="TRY" office:value="-500" calcext:value-type="currency">
            <text:p>-₺5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08" office:value-type="date" office:date-value="2020-08-24" calcext:value-type="date">
            <text:p>24.08.2020</text:p>
          </table:table-cell>
          <table:table-cell table:style-name="ce304" office:value-type="string" calcext:value-type="string">
            <text:p>motorcu kapı</text:p>
          </table:table-cell>
          <table:table-cell table:style-name="ce310"/>
          <table:table-cell table:style-name="ce317" office:value-type="currency" office:currency="TRY" office:value="-2000" calcext:value-type="currency">
            <text:p>-₺2.0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08" office:value-type="date" office:date-value="2020-09-02" calcext:value-type="date">
            <text:p>02.09.2020</text:p>
          </table:table-cell>
          <table:table-cell table:style-name="ce304" office:value-type="string" calcext:value-type="string">
            <text:p>Alçıpan demir işleri</text:p>
          </table:table-cell>
          <table:table-cell table:style-name="ce310"/>
          <table:table-cell table:style-name="ce317" office:value-type="currency" office:currency="TRY" office:value="-500" calcext:value-type="currency">
            <text:p>-₺5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08" office:value-type="date" office:date-value="2020-09-02" calcext:value-type="date">
            <text:p>02.09.2020</text:p>
          </table:table-cell>
          <table:table-cell table:style-name="ce304" office:value-type="string" calcext:value-type="string">
            <text:p>camcı</text:p>
          </table:table-cell>
          <table:table-cell table:style-name="ce310"/>
          <table:table-cell table:style-name="ce317" office:value-type="currency" office:currency="TRY" office:value="-750" calcext:value-type="currency">
            <text:p>-₺75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08" office:value-type="date" office:date-value="2020-09-02" calcext:value-type="date">
            <text:p>02.09.2020</text:p>
          </table:table-cell>
          <table:table-cell table:style-name="ce304" office:value-type="string" calcext:value-type="string">
            <text:p>motorcu arka duvar</text:p>
          </table:table-cell>
          <table:table-cell table:style-name="ce310"/>
          <table:table-cell table:style-name="ce317" office:value-type="currency" office:currency="TRY" office:value="-500" calcext:value-type="currency">
            <text:p>-₺5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308" office:value-type="date" office:date-value="2020-09-02" calcext:value-type="date">
            <text:p>02.09.2020</text:p>
          </table:table-cell>
          <table:table-cell table:style-name="ce304" office:value-type="string" calcext:value-type="string">
            <text:p>motorcu elektrik</text:p>
          </table:table-cell>
          <table:table-cell table:style-name="ce310"/>
          <table:table-cell table:style-name="ce317" office:value-type="currency" office:currency="TRY" office:value="-750" calcext:value-type="currency">
            <text:p>-₺75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303"/>
          <table:table-cell table:style-name="ce307"/>
          <table:table-cell table:style-name="ce311"/>
          <table:table-cell table:style-name="ce314"/>
          <table:table-cell table:style-name="ce320" table:formula="of:=SUM([.F58:.F64])" office:value-type="currency" office:currency="TRY" office:value="-5500" calcext:value-type="currency">
            <text:p>-₺5.500,00</text:p>
          </table:table-cell>
          <table:table-cell table:style-name="ce314"/>
          <table:table-cell table:style-name="ce329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304" office:value-type="string" calcext:value-type="string">
            <text:p>Toz Dolgu</text:p>
          </table:table-cell>
          <table:table-cell table:style-name="ce310"/>
          <table:table-cell table:style-name="ce317" office:value-type="currency" office:currency="TRY" office:value="-250" calcext:value-type="currency">
            <text:p>-₺25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4" office:value-type="string" calcext:value-type="string">
            <text:p>vinç nakliye</text:p>
          </table:table-cell>
          <table:table-cell table:style-name="ce310"/>
          <table:table-cell table:style-name="ce317" office:value-type="currency" office:currency="TRY" office:value="-600" calcext:value-type="currency">
            <text:p>-₺6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304"/>
          <table:table-cell table:style-name="ce310"/>
          <table:table-cell table:style-name="ce317"/>
          <table:table-cell table:style-name="ce31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4" office:value-type="string" calcext:value-type="string">
            <text:p>vinç demontaj özer vinç</text:p>
          </table:table-cell>
          <table:table-cell table:style-name="ce310"/>
          <table:table-cell table:style-name="ce317" office:value-type="currency" office:currency="TRY" office:value="-1300" calcext:value-type="currency">
            <text:p>-₺1.3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4" office:value-type="string" calcext:value-type="string">
            <text:p>hela altyapı </text:p>
          </table:table-cell>
          <table:table-cell table:style-name="ce310"/>
          <table:table-cell table:style-name="ce317" office:value-type="currency" office:currency="TRY" office:value="-1000" calcext:value-type="currency">
            <text:p>-₺1.0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4" office:value-type="string" calcext:value-type="string">
            <text:p>vinç ayakları kırım <text:s/>kepçeci</text:p>
          </table:table-cell>
          <table:table-cell table:style-name="ce310"/>
          <table:table-cell table:style-name="ce317" office:value-type="currency" office:currency="TRY" office:value="-4100" calcext:value-type="currency">
            <text:p>-₺4.1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4" office:value-type="string" calcext:value-type="string">
            <text:p>vinç demontaj işçilik</text:p>
          </table:table-cell>
          <table:table-cell table:style-name="ce310"/>
          <table:table-cell table:style-name="ce317" office:value-type="currency" office:currency="TRY" office:value="-750" calcext:value-type="currency">
            <text:p>-₺75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04" office:value-type="string" calcext:value-type="string">
            <text:p>yemek</text:p>
          </table:table-cell>
          <table:table-cell table:style-name="ce310"/>
          <table:table-cell table:style-name="ce317" office:value-type="currency" office:currency="TRY" office:value="-300" calcext:value-type="currency">
            <text:p>-₺3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10" office:value-type="string" calcext:value-type="string">
            <text:p>helikopter beton işçiliği 6*300</text:p>
          </table:table-cell>
          <table:table-cell table:style-name="ce310"/>
          <table:table-cell table:style-name="ce317" office:value-type="currency" office:currency="TRY" office:value="-1800" calcext:value-type="currency">
            <text:p>-₺1.8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10" office:value-type="string" calcext:value-type="string">
            <text:p>beton santralı 36 m3*170</text:p>
          </table:table-cell>
          <table:table-cell table:style-name="ce310"/>
          <table:table-cell table:style-name="ce317" office:value-type="currency" office:currency="TRY" office:value="-6120" calcext:value-type="currency">
            <text:p>-₺6.12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310" office:value-type="string" calcext:value-type="string">
            <text:p>ön beton (işçilik + beton)</text:p>
          </table:table-cell>
          <table:table-cell table:style-name="ce310"/>
          <table:table-cell table:style-name="ce317" office:value-type="currency" office:currency="TRY" office:value="-5000" calcext:value-type="currency">
            <text:p>-₺5.0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303"/>
          <table:table-cell table:style-name="ce307"/>
          <table:table-cell table:style-name="ce311"/>
          <table:table-cell table:style-name="ce314"/>
          <table:table-cell table:style-name="ce320" table:formula="of:=SUM([.F66:.F78])" office:value-type="currency" office:currency="TRY" office:value="-21220" calcext:value-type="currency">
            <text:p>-₺21.220,00</text:p>
          </table:table-cell>
          <table:table-cell table:style-name="ce314"/>
          <table:table-cell table:style-name="ce329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04" office:value-type="string" calcext:value-type="string">
            <text:p>600 m2 Taban kırım beton</text:p>
          </table:table-cell>
          <table:table-cell/>
          <table:table-cell table:style-name="ce317" office:value-type="currency" office:currency="TRY" office:value="-35000" calcext:value-type="currency">
            <text:p>-₺35.000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04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304" office:value-type="string" calcext:value-type="string">
            <text:p>tedaş <text:s text:c="3"/></text:p>
          </table:table-cell>
          <table:table-cell table:style-name="ce304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310" office:value-type="float" office:value="7.01" calcext:value-type="float">
            <text:p>7,01</text:p>
          </table:table-cell>
          <table:table-cell table:style-name="ce326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303"/>
          <table:table-cell table:style-name="ce307"/>
          <table:table-cell table:style-name="ce311"/>
          <table:table-cell table:style-name="ce314"/>
          <table:table-cell table:style-name="ce320" table:formula="of:=SUM([.F80:.F82])" office:value-type="currency" office:currency="TRY" office:value="-43079.224" calcext:value-type="currency">
            <text:p>-₺43.079,22</text:p>
          </table:table-cell>
          <table:table-cell table:style-name="ce314"/>
          <table:table-cell table:style-name="ce329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302"/>
          <table:table-cell table:style-name="ce305"/>
          <table:table-cell table:style-name="ce309"/>
          <table:table-cell table:style-name="ce312" office:value-type="string" calcext:value-type="string">
            <text:p>2020 TOPLAM</text:p>
          </table:table-cell>
          <table:table-cell table:style-name="ce318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324"/>
          <table:table-cell table:style-name="ce327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13" office:value-type="string" calcext:value-type="string">
            <text:p>Genel Toplam</text:p>
          </table:table-cell>
          <table:table-cell table:style-name="ce319" table:formula="of:=[.F84]+[.F33]" office:value-type="currency" office:currency="TRY" office:value="-102400.534" calcext:value-type="currency">
            <text:p>-₺102.400,53</text:p>
          </table:table-cell>
          <table:table-cell table:style-name="ce325"/>
          <table:table-cell table:style-name="ce328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326"/>
          <table:table-cell table:number-columns-repeated="1016"/>
        </table:table-row>
        <table:table-row table:style-name="ro5">
          <table:table-cell table:style-name="ce301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306" office:value-type="date" office:date-value="2021-01-30" calcext:value-type="date">
            <text:p>30.01.2021</text:p>
          </table:table-cell>
          <table:table-cell table:style-name="ce304" office:value-type="string" calcext:value-type="string">
            <text:p>Elektrik 1-2021</text:p>
          </table:table-cell>
          <table:table-cell/>
          <table:table-cell table:style-name="ce317" office:value-type="currency" office:currency="TRY" office:value="-143.08" calcext:value-type="currency">
            <text:p>-₺143,08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02-28" calcext:value-type="date">
            <text:p>28.02.2021</text:p>
          </table:table-cell>
          <table:table-cell table:style-name="ce304" office:value-type="string" calcext:value-type="string">
            <text:p>Elektrik 2-2021</text:p>
          </table:table-cell>
          <table:table-cell/>
          <table:table-cell table:style-name="ce317" office:value-type="currency" office:currency="TRY" office:value="-69" calcext:value-type="currency">
            <text:p>-₺69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03-30" calcext:value-type="date">
            <text:p>30.03.2021</text:p>
          </table:table-cell>
          <table:table-cell table:style-name="ce304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04-30" calcext:value-type="date">
            <text:p>30.04.2021</text:p>
          </table:table-cell>
          <table:table-cell table:style-name="ce304" office:value-type="string" calcext:value-type="string">
            <text:p>Elektrik 5-2021</text:p>
          </table:table-cell>
          <table:table-cell/>
          <table:table-cell table:style-name="ce317" office:value-type="currency" office:currency="TRY" office:value="-43.51" calcext:value-type="currency">
            <text:p>-₺43,51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05-30" calcext:value-type="date">
            <text:p>30.05.2021</text:p>
          </table:table-cell>
          <table:table-cell table:style-name="ce304" office:value-type="string" calcext:value-type="string">
            <text:p>Elektrik 6–2021</text:p>
          </table:table-cell>
          <table:table-cell table:style-name="ce310"/>
          <table:table-cell table:style-name="ce317" office:value-type="currency" office:currency="TRY" office:value="-8.55" calcext:value-type="currency">
            <text:p>-₺8,55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10-14" calcext:value-type="date">
            <text:p>14.10.2021</text:p>
          </table:table-cell>
          <table:table-cell table:style-name="ce304" office:value-type="string" calcext:value-type="string">
            <text:p>Bina Vergisi 1</text:p>
          </table:table-cell>
          <table:table-cell table:style-name="ce310"/>
          <table:table-cell table:style-name="ce317" office:value-type="currency" office:currency="TRY" office:value="-297" calcext:value-type="currency">
            <text:p>-₺297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10-14" calcext:value-type="date">
            <text:p>14.10.2021</text:p>
          </table:table-cell>
          <table:table-cell table:style-name="ce304" office:value-type="string" calcext:value-type="string">
            <text:p>Kültür Vergisi 1</text:p>
          </table:table-cell>
          <table:table-cell/>
          <table:table-cell table:style-name="ce317" office:value-type="currency" office:currency="TRY" office:value="-29.7" calcext:value-type="currency">
            <text:p>-₺29,7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06-30" calcext:value-type="date">
            <text:p>30.06.2021</text:p>
          </table:table-cell>
          <table:table-cell table:style-name="ce304" office:value-type="string" calcext:value-type="string">
            <text:p>Elektrik 7–2021</text:p>
          </table:table-cell>
          <table:table-cell table:style-name="ce308"/>
          <table:table-cell table:style-name="ce317" office:value-type="currency" office:currency="TRY" office:value="-21.85" calcext:value-type="currency">
            <text:p>-₺21,85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07-30" calcext:value-type="date">
            <text:p>30.07.2021</text:p>
          </table:table-cell>
          <table:table-cell table:style-name="ce304" office:value-type="string" calcext:value-type="string">
            <text:p>Elektrik 8-2021</text:p>
          </table:table-cell>
          <table:table-cell table:style-name="ce308"/>
          <table:table-cell table:style-name="ce317" office:value-type="currency" office:currency="TRY" office:value="-5" calcext:value-type="currency">
            <text:p>-₺5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08-30" calcext:value-type="date">
            <text:p>30.08.2021</text:p>
          </table:table-cell>
          <table:table-cell table:style-name="ce304" office:value-type="string" calcext:value-type="string">
            <text:p>Elektrik 9-2021</text:p>
          </table:table-cell>
          <table:table-cell table:style-name="ce310"/>
          <table:table-cell table:style-name="ce317" office:value-type="currency" office:currency="TRY" office:value="-8" calcext:value-type="currency">
            <text:p>-₺8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09-30" calcext:value-type="date">
            <text:p>30.09.2021</text:p>
          </table:table-cell>
          <table:table-cell table:style-name="ce304" office:value-type="string" calcext:value-type="string">
            <text:p>Elektrik 10-2021</text:p>
          </table:table-cell>
          <table:table-cell table:style-name="ce310"/>
          <table:table-cell table:style-name="ce317" office:value-type="currency" office:currency="TRY" office:value="-20" calcext:value-type="currency">
            <text:p>-₺20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10-30" calcext:value-type="date">
            <text:p>30.10.2021</text:p>
          </table:table-cell>
          <table:table-cell table:style-name="ce304" office:value-type="string" calcext:value-type="string">
            <text:p>Elektrik 11-2021</text:p>
          </table:table-cell>
          <table:table-cell table:style-name="ce310"/>
          <table:table-cell table:style-name="ce317" office:value-type="currency" office:currency="TRY" office:value="-26" calcext:value-type="currency">
            <text:p>-₺26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10-14" calcext:value-type="date">
            <text:p>14.10.2021</text:p>
          </table:table-cell>
          <table:table-cell table:style-name="ce304" office:value-type="string" calcext:value-type="string">
            <text:p>vergi fark</text:p>
          </table:table-cell>
          <table:table-cell table:style-name="ce310"/>
          <table:table-cell table:style-name="ce317" office:value-type="currency" office:currency="TRY" office:value="-23.4" calcext:value-type="currency">
            <text:p>-₺23,4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10-14" calcext:value-type="date">
            <text:p>14.10.2021</text:p>
          </table:table-cell>
          <table:table-cell table:style-name="ce304" office:value-type="string" calcext:value-type="string">
            <text:p>Bina Vergisi 2</text:p>
          </table:table-cell>
          <table:table-cell/>
          <table:table-cell table:style-name="ce317" office:value-type="currency" office:currency="TRY" office:value="-297" calcext:value-type="currency">
            <text:p>-₺297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10-14" calcext:value-type="date">
            <text:p>14.10.2021</text:p>
          </table:table-cell>
          <table:table-cell table:style-name="ce304" office:value-type="string" calcext:value-type="string">
            <text:p>Kültür Vergisi 2</text:p>
          </table:table-cell>
          <table:table-cell/>
          <table:table-cell table:style-name="ce317" office:value-type="currency" office:currency="TRY" office:value="-29.7" calcext:value-type="currency">
            <text:p>-₺29,7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 office:value-type="date" office:date-value="2021-12-30" calcext:value-type="date">
            <text:p>30.12.2021</text:p>
          </table:table-cell>
          <table:table-cell table:style-name="ce304" office:value-type="string" calcext:value-type="string">
            <text:p>Elektrik 12-2021</text:p>
          </table:table-cell>
          <table:table-cell table:style-name="ce310"/>
          <table:table-cell table:style-name="ce317" office:value-type="currency" office:currency="TRY" office:value="-142" calcext:value-type="currency">
            <text:p>-₺142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306"/>
          <table:table-cell table:style-name="ce304" office:value-type="string" calcext:value-type="string">
            <text:p>yıkama elektrik abone bedeli</text:p>
          </table:table-cell>
          <table:table-cell table:style-name="ce310"/>
          <table:table-cell table:style-name="ce317" office:value-type="currency" office:currency="TRY" office:value="-3000" calcext:value-type="currency">
            <text:p>-₺3.000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table:style-name="ce303"/>
          <table:table-cell table:style-name="ce307"/>
          <table:table-cell table:style-name="ce311"/>
          <table:table-cell table:style-name="ce314"/>
          <table:table-cell table:style-name="ce320" table:formula="of:=SUM([.F87:.F103])" office:value-type="currency" office:currency="TRY" office:value="-4179.31" calcext:value-type="currency">
            <text:p>-₺4.179,31</text:p>
          </table:table-cell>
          <table:table-cell table:style-name="ce314" office:value-type="float" office:value="8.5" calcext:value-type="float">
            <text:p>8,50</text:p>
          </table:table-cell>
          <table:table-cell table:style-name="ce329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6" office:value-type="date" office:date-value="2021-08-15" calcext:value-type="date">
            <text:p>15.08.2021</text:p>
          </table:table-cell>
          <table:table-cell table:style-name="ce310" office:value-type="string" calcext:value-type="string">
            <text:p>Alçıpan 26*2,5=65 m2 * 35 TL işçilik</text:p>
          </table:table-cell>
          <table:table-cell table:style-name="ce310"/>
          <table:table-cell table:style-name="ce321" office:value-type="currency" office:currency="TRY" office:value="-2275" calcext:value-type="currency">
            <text:p>-₺2.275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4"/>
          <table:table-cell table:style-name="ce310" office:value-type="string" calcext:value-type="string">
            <text:p>Alçıpan 22 ad*29 tl</text:p>
          </table:table-cell>
          <table:table-cell table:style-name="ce310"/>
          <table:table-cell table:style-name="ce321" office:value-type="currency" office:currency="TRY" office:value="-638" calcext:value-type="currency">
            <text:p>-₺638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8"/>
          <table:table-cell table:style-name="ce304" office:value-type="string" calcext:value-type="string">
            <text:p>vida</text:p>
          </table:table-cell>
          <table:table-cell table:style-name="ce310"/>
          <table:table-cell table:style-name="ce317" office:value-type="currency" office:currency="TRY" office:value="-50" calcext:value-type="currency">
            <text:p>-₺5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8"/>
          <table:table-cell table:style-name="ce304" office:value-type="string" calcext:value-type="string">
            <text:p>Cam 6 mm 10 m2*360 tl </text:p>
          </table:table-cell>
          <table:table-cell table:style-name="ce310"/>
          <table:table-cell table:style-name="ce317" office:value-type="currency" office:currency="TRY" office:value="-3600" calcext:value-type="currency">
            <text:p>-₺3.6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8"/>
          <table:table-cell table:style-name="ce304" office:value-type="string" calcext:value-type="string">
            <text:p>cam işçiliği silikon</text:p>
          </table:table-cell>
          <table:table-cell table:style-name="ce310"/>
          <table:table-cell table:style-name="ce317" office:value-type="currency" office:currency="TRY" office:value="-400" calcext:value-type="currency">
            <text:p>-₺4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8"/>
          <table:table-cell table:style-name="ce304" office:value-type="string" calcext:value-type="string">
            <text:p>tuğla işçilik 24m * 2,25 =54 m2 * 15 tl</text:p>
          </table:table-cell>
          <table:table-cell table:style-name="ce310"/>
          <table:table-cell table:style-name="ce317" office:value-type="currency" office:currency="TRY" office:value="-810" calcext:value-type="currency">
            <text:p>-₺81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8"/>
          <table:table-cell table:style-name="ce304" office:value-type="string" calcext:value-type="string">
            <text:p>tuğla </text:p>
          </table:table-cell>
          <table:table-cell table:style-name="ce310"/>
          <table:table-cell table:style-name="ce317" office:value-type="currency" office:currency="TRY" office:value="-1512" calcext:value-type="currency">
            <text:p>-₺1.512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8"/>
          <table:table-cell table:style-name="ce304" office:value-type="string" calcext:value-type="string">
            <text:p>sıva işçilik</text:p>
          </table:table-cell>
          <table:table-cell table:style-name="ce310"/>
          <table:table-cell table:style-name="ce317" office:value-type="currency" office:currency="TRY" office:value="-900" calcext:value-type="currency">
            <text:p>-₺9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310" office:value-type="string" calcext:value-type="string">
            <text:p>kum çimento kireç</text:p>
          </table:table-cell>
          <table:table-cell table:style-name="ce310"/>
          <table:table-cell table:style-name="ce317" office:value-type="currency" office:currency="TRY" office:value="-900" calcext:value-type="currency">
            <text:p>-₺9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4"/>
          <table:table-cell table:style-name="ce310" office:value-type="string" calcext:value-type="string">
            <text:p>kapı demir malzeme</text:p>
          </table:table-cell>
          <table:table-cell table:style-name="ce310"/>
          <table:table-cell table:style-name="ce317" office:value-type="currency" office:currency="TRY" office:value="-3000" calcext:value-type="currency">
            <text:p>-₺3.0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304"/>
          <table:table-cell table:style-name="ce310" office:value-type="string" calcext:value-type="string">
            <text:p>kapı işçilik</text:p>
          </table:table-cell>
          <table:table-cell table:style-name="ce310"/>
          <table:table-cell table:style-name="ce317" office:value-type="currency" office:currency="TRY" office:value="-1500" calcext:value-type="currency">
            <text:p>-₺1.5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table:style-name="ce303"/>
          <table:table-cell table:style-name="ce307"/>
          <table:table-cell table:style-name="ce311"/>
          <table:table-cell table:style-name="ce314"/>
          <table:table-cell table:style-name="ce320" table:formula="of:=SUM([.F105:.F115])" office:value-type="currency" office:currency="TRY" office:value="-15585" calcext:value-type="currency">
            <text:p>-₺15.585,00</text:p>
          </table:table-cell>
          <table:table-cell table:style-name="ce314" office:value-type="float" office:value="8.5" calcext:value-type="float">
            <text:p>8,50</text:p>
          </table:table-cell>
          <table:table-cell table:style-name="ce329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06" office:value-type="date" office:date-value="2021-08-15" calcext:value-type="date">
            <text:p>15.08.2021</text:p>
          </table:table-cell>
          <table:table-cell table:style-name="ce310" office:value-type="string" calcext:value-type="string">
            <text:p>Alçıpan 26*2,5=65 m2 * 35 TL işçilik</text:p>
          </table:table-cell>
          <table:table-cell table:style-name="ce310"/>
          <table:table-cell table:style-name="ce321" office:value-type="currency" office:currency="TRY" office:value="-2275" calcext:value-type="currency">
            <text:p>-₺2.275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04"/>
          <table:table-cell table:style-name="ce310" office:value-type="string" calcext:value-type="string">
            <text:p>Alçıpan 22 ad*29 tl</text:p>
          </table:table-cell>
          <table:table-cell table:style-name="ce310"/>
          <table:table-cell table:style-name="ce321" office:value-type="currency" office:currency="TRY" office:value="-638" calcext:value-type="currency">
            <text:p>-₺638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08"/>
          <table:table-cell table:style-name="ce304" office:value-type="string" calcext:value-type="string">
            <text:p>vida</text:p>
          </table:table-cell>
          <table:table-cell table:style-name="ce310"/>
          <table:table-cell table:style-name="ce317" office:value-type="currency" office:currency="TRY" office:value="-50" calcext:value-type="currency">
            <text:p>-₺5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08"/>
          <table:table-cell table:style-name="ce304" office:value-type="string" calcext:value-type="string">
            <text:p>Cam 6 mm 12 m2*360 tl </text:p>
          </table:table-cell>
          <table:table-cell table:style-name="ce310"/>
          <table:table-cell table:style-name="ce317" office:value-type="currency" office:currency="TRY" office:value="-4320" calcext:value-type="currency">
            <text:p>-₺4.32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08"/>
          <table:table-cell table:style-name="ce304" office:value-type="string" calcext:value-type="string">
            <text:p>cam işçiliği silikon</text:p>
          </table:table-cell>
          <table:table-cell table:style-name="ce310"/>
          <table:table-cell table:style-name="ce317" office:value-type="currency" office:currency="TRY" office:value="-400" calcext:value-type="currency">
            <text:p>-₺4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08"/>
          <table:table-cell table:style-name="ce304" office:value-type="string" calcext:value-type="string">
            <text:p>tuğla işçilik 24m * 2,25 =54 m2 * 15 tl</text:p>
          </table:table-cell>
          <table:table-cell table:style-name="ce310"/>
          <table:table-cell table:style-name="ce317" office:value-type="currency" office:currency="TRY" office:value="-810" calcext:value-type="currency">
            <text:p>-₺81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08"/>
          <table:table-cell table:style-name="ce304" office:value-type="string" calcext:value-type="string">
            <text:p>tuğla </text:p>
          </table:table-cell>
          <table:table-cell table:style-name="ce310"/>
          <table:table-cell table:style-name="ce317" office:value-type="currency" office:currency="TRY" office:value="-1512" calcext:value-type="currency">
            <text:p>-₺1.512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08"/>
          <table:table-cell table:style-name="ce304" office:value-type="string" calcext:value-type="string">
            <text:p>sıva işçilik</text:p>
          </table:table-cell>
          <table:table-cell table:style-name="ce310"/>
          <table:table-cell table:style-name="ce317" office:value-type="currency" office:currency="TRY" office:value="-900" calcext:value-type="currency">
            <text:p>-₺9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310" office:value-type="string" calcext:value-type="string">
            <text:p>kum çimento kireç</text:p>
          </table:table-cell>
          <table:table-cell table:style-name="ce310"/>
          <table:table-cell table:style-name="ce317" office:value-type="currency" office:currency="TRY" office:value="-900" calcext:value-type="currency">
            <text:p>-₺9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304"/>
          <table:table-cell table:style-name="ce310" office:value-type="string" calcext:value-type="string">
            <text:p>kapı işçilik</text:p>
          </table:table-cell>
          <table:table-cell table:style-name="ce310"/>
          <table:table-cell table:style-name="ce317" office:value-type="currency" office:currency="TRY" office:value="-500" calcext:value-type="currency">
            <text:p>-₺50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table:style-name="ce303"/>
          <table:table-cell table:style-name="ce307"/>
          <table:table-cell table:style-name="ce311"/>
          <table:table-cell table:style-name="ce314"/>
          <table:table-cell table:style-name="ce320" table:formula="of:=SUM([.F117:.F126])" office:value-type="currency" office:currency="TRY" office:value="-12305" calcext:value-type="currency">
            <text:p>-₺12.305,00</text:p>
          </table:table-cell>
          <table:table-cell table:style-name="ce314" office:value-type="float" office:value="8.5" calcext:value-type="float">
            <text:p>8,50</text:p>
          </table:table-cell>
          <table:table-cell table:style-name="ce329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302"/>
          <table:table-cell table:style-name="ce305"/>
          <table:table-cell table:style-name="ce309"/>
          <table:table-cell table:style-name="ce312" office:value-type="string" calcext:value-type="string">
            <text:p>2021 TOPLAM</text:p>
          </table:table-cell>
          <table:table-cell table:style-name="ce318" table:formula="of:=[.F127]+[.F116]+[.F104]" office:value-type="currency" office:currency="TRY" office:value="-32069.31" calcext:value-type="currency">
            <text:p>-₺32.069,31</text:p>
          </table:table-cell>
          <table:table-cell table:style-name="ce324"/>
          <table:table-cell table:style-name="ce327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13" office:value-type="string" calcext:value-type="string">
            <text:p>Genel Toplam</text:p>
          </table:table-cell>
          <table:table-cell table:style-name="ce319" table:formula="of:=[.F128]+[.F85]" office:value-type="currency" office:currency="TRY" office:value="-134469.844" calcext:value-type="currency">
            <text:p>-₺134.469,84</text:p>
          </table:table-cell>
          <table:table-cell table:style-name="ce325"/>
          <table:table-cell table:style-name="ce328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317"/>
          <table:table-cell table:style-name="ce310"/>
          <table:table-cell table:style-name="ce326"/>
          <table:table-cell table:number-columns-repeated="1016"/>
        </table:table-row>
        <table:table-row table:style-name="ro5">
          <table:table-cell table:style-name="ce301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306" office:value-type="date" office:date-value="2022-12-31" calcext:value-type="date">
            <text:p>31.12.2022</text:p>
          </table:table-cell>
          <table:table-cell table:style-name="ce304" office:value-type="string" calcext:value-type="string">
            <text:p>Genel Masraf</text:p>
          </table:table-cell>
          <table:table-cell/>
          <table:table-cell table:formula="of:=[$'SnH yazıhane'.F2]" office:value-type="currency" office:currency="TRY" office:value="0" calcext:value-type="currency">
            <text:p>₺0,00</text:p>
          </table:table-cell>
          <table:table-cell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308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300"/>
          <table:table-cell table:style-name="ce326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306" office:value-type="date" office:date-value="2022-10-30" calcext:value-type="date">
            <text:p>30.10.2022</text:p>
          </table:table-cell>
          <table:table-cell table:style-name="ce304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310"/>
          <table:table-cell table:style-name="ce326"/>
          <table:table-cell table:number-columns-repeated="1016"/>
        </table:table-row>
        <table:table-row table:style-name="ro5">
          <table:table-cell/>
          <table:table-cell table:style-name="ce302"/>
          <table:table-cell table:style-name="ce305"/>
          <table:table-cell table:style-name="ce309"/>
          <table:table-cell table:style-name="ce312" office:value-type="string" calcext:value-type="string">
            <text:p>2022 TOPLAM</text:p>
          </table:table-cell>
          <table:table-cell table:style-name="ce318" table:formula="of:=SUM([.F131:.F133])" office:value-type="currency" office:currency="TRY" office:value="-8000" calcext:value-type="currency">
            <text:p>-₺8.000,00</text:p>
          </table:table-cell>
          <table:table-cell table:style-name="ce324" office:value-type="float" office:value="18" calcext:value-type="float">
            <text:p>18,00</text:p>
          </table:table-cell>
          <table:table-cell table:style-name="ce327" table:formula="of:=[.F134]/[.G134]" office:value-type="currency" office:currency="USD" office:value="-444.444444444444" calcext:value-type="currency">
            <text:p>-$444,44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313" office:value-type="string" calcext:value-type="string">
            <text:p>Genel Toplam</text:p>
          </table:table-cell>
          <table:table-cell table:style-name="ce319" table:formula="of:=[.F134]+[.F129]" office:value-type="currency" office:currency="TRY" office:value="-142469.844" calcext:value-type="currency">
            <text:p>-₺142.469,84</text:p>
          </table:table-cell>
          <table:table-cell table:style-name="ce325"/>
          <table:table-cell table:style-name="ce328" table:formula="of:=[.H134]+[.H129]" office:value-type="currency" office:currency="USD" office:value="-19622.5578867773" calcext:value-type="currency">
            <text:p>-$19.622,5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326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49" table:default-cell-style-name="ce330"/>
        <table:table-column table:style-name="co50" table:default-cell-style-name="ce340"/>
        <table:table-column table:style-name="co51" table:default-cell-style-name="ce340"/>
        <table:table-column table:style-name="co52" table:default-cell-style-name="ce357"/>
        <table:table-column table:style-name="co53" table:default-cell-style-name="ce330"/>
        <table:table-column table:style-name="co54" table:default-cell-style-name="ce330"/>
        <table:table-column table:style-name="co55" table:default-cell-style-name="ce410"/>
        <table:table-column table:style-name="co56" table:default-cell-style-name="ce330"/>
        <table:table-column table:style-name="co57" table:default-cell-style-name="ce330"/>
        <table:table-column table:style-name="co36" table:default-cell-style-name="ce330"/>
        <table:table-column table:style-name="co36" table:default-cell-style-name="ce441"/>
        <table:table-column table:style-name="co54" table:default-cell-style-name="ce330"/>
        <table:table-column table:style-name="co58" table:default-cell-style-name="ce410"/>
        <table:table-column table:style-name="co59" table:default-cell-style-name="ce330"/>
        <table:table-column table:style-name="co60" table:default-cell-style-name="ce424"/>
        <table:table-column table:style-name="co61" table:default-cell-style-name="ce330"/>
        <table:table-column table:style-name="co36" table:default-cell-style-name="ce476"/>
        <table:table-column table:style-name="co54" table:default-cell-style-name="ce330"/>
        <table:table-column table:style-name="co62" table:default-cell-style-name="ce330"/>
        <table:table-column table:style-name="co63" table:default-cell-style-name="ce330"/>
        <table:table-column table:style-name="co36" table:default-cell-style-name="ce330"/>
        <table:table-column table:style-name="co64" table:default-cell-style-name="ce330"/>
        <table:table-column table:style-name="co1" table:number-columns-repeated="1002" table:default-cell-style-name="ce330"/>
        <table:table-row table:style-name="ro6">
          <table:table-cell table:number-columns-repeated="5"/>
          <table:table-cell table:style-name="ce387"/>
          <table:table-cell table:style-name="ce400"/>
          <table:table-cell table:number-columns-repeated="2"/>
          <table:table-cell table:style-name="ce429"/>
          <table:table-cell table:style-name="ce436"/>
          <table:table-cell table:style-name="ce429"/>
          <table:table-cell table:style-name="ce451"/>
          <table:table-cell table:style-name="ce454"/>
          <table:table-cell table:style-name="ce458"/>
          <table:table-cell table:style-name="ce429"/>
          <table:table-cell table:style-name="ce469"/>
          <table:table-cell/>
          <table:table-cell table:style-name="ce387"/>
          <table:table-cell table:number-columns-repeated="1005"/>
        </table:table-row>
        <table:table-row table:style-name="ro5">
          <table:table-cell/>
          <table:table-cell table:style-name="ce341" office:value-type="string" calcext:value-type="string">
            <text:p>1203m2 arsa</text:p>
          </table:table-cell>
          <table:table-cell table:number-columns-repeated="2"/>
          <table:table-cell table:style-name="ce334"/>
          <table:table-cell/>
          <table:table-cell table:style-name="ce401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37"/>
          <table:table-cell/>
          <table:table-cell table:style-name="ce401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470"/>
          <table:table-cell table:number-columns-repeated="1007"/>
        </table:table-row>
        <table:table-row table:style-name="ro5">
          <table:table-cell/>
          <table:table-cell table:style-name="ce342" office:value-type="string" calcext:value-type="string">
            <text:p>S A N A Y İ</text:p>
          </table:table-cell>
          <table:table-cell table:number-columns-repeated="2"/>
          <table:table-cell table:style-name="ce342" office:value-type="string" calcext:value-type="string">
            <text:p>GELİR</text:p>
          </table:table-cell>
          <table:table-cell/>
          <table:table-cell table:style-name="ce401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342" office:value-type="string" calcext:value-type="string" table:number-columns-spanned="2" table:number-rows-spanned="1">
            <text:p>BAKİYE</text:p>
          </table:table-cell>
          <table:covered-table-cell table:style-name="ce423"/>
          <table:table-cell/>
          <table:table-cell table:style-name="ce401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342" office:value-type="string" calcext:value-type="string" table:number-columns-spanned="2" table:number-rows-spanned="1">
            <text:p>BAKİYE</text:p>
          </table:table-cell>
          <table:covered-table-cell table:style-name="ce470"/>
          <table:table-cell/>
          <table:table-cell table:style-name="ce342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331"/>
          <table:table-cell table:style-name="ce336"/>
          <table:table-cell table:style-name="ce350"/>
          <table:table-cell table:style-name="ce358"/>
          <table:table-cell table:style-name="ce368" office:value-type="string" calcext:value-type="string">
            <text:p>TL</text:p>
          </table:table-cell>
          <table:table-cell table:style-name="ce339"/>
          <table:table-cell table:style-name="ce401" office:value-type="string" calcext:value-type="string">
            <text:p>%</text:p>
          </table:table-cell>
          <table:table-cell table:style-name="ce368" office:value-type="string" calcext:value-type="string">
            <text:p>TL</text:p>
          </table:table-cell>
          <table:table-cell table:style-name="ce423" office:value-type="string" calcext:value-type="string">
            <text:p>USD</text:p>
          </table:table-cell>
          <table:table-cell table:style-name="ce368" office:value-type="string" calcext:value-type="string">
            <text:p>TL</text:p>
          </table:table-cell>
          <table:table-cell table:style-name="ce423" office:value-type="string" calcext:value-type="string">
            <text:p>USD</text:p>
          </table:table-cell>
          <table:table-cell table:style-name="ce368"/>
          <table:table-cell table:style-name="ce401" office:value-type="string" calcext:value-type="string">
            <text:p>%</text:p>
          </table:table-cell>
          <table:table-cell table:style-name="ce368" office:value-type="string" calcext:value-type="string">
            <text:p>TL</text:p>
          </table:table-cell>
          <table:table-cell table:style-name="ce459" office:value-type="string" calcext:value-type="string">
            <text:p>USD</text:p>
          </table:table-cell>
          <table:table-cell table:style-name="ce368" office:value-type="string" calcext:value-type="string">
            <text:p>TL</text:p>
          </table:table-cell>
          <table:table-cell table:style-name="ce368" office:value-type="string" calcext:value-type="string">
            <text:p>USD</text:p>
          </table:table-cell>
          <table:table-cell table:style-name="ce339"/>
          <table:table-cell table:style-name="ce368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332" office:value-type="float" office:value="2007" calcext:value-type="float">
            <text:p>2007</text:p>
          </table:table-cell>
          <table:table-cell table:style-name="ce343" table:number-columns-repeated="2"/>
          <table:table-cell table:style-name="ce359" office:value-type="string" calcext:value-type="string">
            <text:p>1203 m2 2007 değeri</text:p>
          </table:table-cell>
          <table:table-cell table:style-name="ce369" office:value-type="currency" office:currency="USD" office:value="450000" calcext:value-type="currency">
            <text:p>$450.000,00</text:p>
          </table:table-cell>
          <table:table-cell table:style-name="ce388"/>
          <table:table-cell table:style-name="ce402" table:formula="of:=[.K5]/[.$E$5]" office:value-type="percentage" office:value="0.5" calcext:value-type="percentage">
            <text:p>%50,00</text:p>
          </table:table-cell>
          <table:table-cell table:style-name="ce411" table:number-columns-repeated="3"/>
          <table:table-cell table:style-name="ce369" office:value-type="currency" office:currency="USD" office:value="225000" calcext:value-type="currency">
            <text:p>$225.000,00</text:p>
          </table:table-cell>
          <table:table-cell table:style-name="ce449"/>
          <table:table-cell table:style-name="ce402" table:formula="of:=[.Q5]/[.$E$5]" office:value-type="percentage" office:value="0.5" calcext:value-type="percentage">
            <text:p>%50,00</text:p>
          </table:table-cell>
          <table:table-cell table:style-name="ce411"/>
          <table:table-cell table:style-name="ce460"/>
          <table:table-cell table:style-name="ce411"/>
          <table:table-cell table:style-name="ce369" office:value-type="currency" office:currency="USD" office:value="225000" calcext:value-type="currency">
            <text:p>$225.000,00</text:p>
          </table:table-cell>
          <table:table-cell table:style-name="ce388"/>
          <table:table-cell table:style-name="ce481"/>
          <table:table-cell table:number-columns-repeated="1005"/>
        </table:table-row>
        <table:table-row table:style-name="ro5">
          <table:table-cell table:style-name="ce333" office:value-type="float" office:value="2017" calcext:value-type="float">
            <text:p>2017</text:p>
          </table:table-cell>
          <table:table-cell table:style-name="ce344"/>
          <table:table-cell table:style-name="ce351" office:value-type="string" calcext:value-type="string">
            <text:p>usd</text:p>
          </table:table-cell>
          <table:table-cell table:style-name="ce351"/>
          <table:table-cell table:style-name="ce370" office:value-type="string" calcext:value-type="string">
            <text:p>doğuş hesabı</text:p>
          </table:table-cell>
          <table:table-cell table:style-name="ce389"/>
          <table:table-cell table:style-name="ce404" table:formula="of:=[.K6]/[.$E$5]" office:value-type="percentage" office:value="0.781587133333333" calcext:value-type="percentage">
            <text:p>%78,16</text:p>
          </table:table-cell>
          <table:table-cell table:style-name="ce419" office:value-type="string" calcext:value-type="string">
            <text:p>+ + +</text:p>
          </table:table-cell>
          <table:table-cell table:style-name="ce419"/>
          <table:table-cell table:style-name="ce430" office:value-type="currency" office:currency="USD" office:value="126714.21" calcext:value-type="currency">
            <text:p>$126.714,21</text:p>
          </table:table-cell>
          <table:table-cell table:style-name="ce439" table:formula="of:=[.K5]+[.J6]" office:value-type="currency" office:currency="USD" office:value="351714.21" calcext:value-type="currency">
            <text:p>$351.714,21</text:p>
          </table:table-cell>
          <table:table-cell table:style-name="ce389"/>
          <table:table-cell table:style-name="ce404" table:formula="of:=[.Q6]/[.$E$5]" office:value-type="percentage" office:value="0.218412866666667" calcext:value-type="percentage">
            <text:p>%21,84</text:p>
          </table:table-cell>
          <table:table-cell table:style-name="ce455"/>
          <table:table-cell table:style-name="ce461" office:value-type="string" calcext:value-type="string">
            <text:p>- - -</text:p>
          </table:table-cell>
          <table:table-cell table:style-name="ce463" office:value-type="currency" office:currency="USD" office:value="126714.21" calcext:value-type="currency">
            <text:p>$126.714,21</text:p>
          </table:table-cell>
          <table:table-cell table:style-name="ce471" table:formula="of:=[.Q5]-[.P6]" office:value-type="currency" office:currency="USD" office:value="98285.79" calcext:value-type="currency">
            <text:p>$98.285,79</text:p>
          </table:table-cell>
          <table:table-cell table:style-name="ce389"/>
          <table:table-cell table:style-name="ce482"/>
          <table:table-cell table:number-columns-repeated="1005"/>
        </table:table-row>
        <table:table-row table:style-name="ro5">
          <table:table-cell table:style-name="ce334" office:value-type="float" office:value="2018" calcext:value-type="float">
            <text:p>2018</text:p>
          </table:table-cell>
          <table:table-cell table:number-columns-repeated="4"/>
          <table:table-cell table:style-name="ce390"/>
          <table:table-cell table:style-name="ce400"/>
          <table:table-cell table:number-columns-repeated="3"/>
          <table:table-cell table:style-name="ce440"/>
          <table:table-cell table:style-name="ce390"/>
          <table:table-cell table:style-name="ce400"/>
          <table:table-cell table:number-columns-repeated="3"/>
          <table:table-cell table:style-name="ce440"/>
          <table:table-cell table:style-name="ce390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371" table:formula="of:=[$'02-11-GLR'.G6]" office:value-type="currency" office:currency="TRY" office:value="21000" calcext:value-type="currency">
            <text:p>₺21.000,00</text:p>
          </table:table-cell>
          <table:table-cell table:style-name="ce390"/>
          <table:table-cell table:style-name="ce405" table:formula="of:=[.K8]/[.$E$5]" office:value-type="percentage" office:value="0.779740647745572" calcext:value-type="percentage">
            <text:p>%77,97</text:p>
          </table:table-cell>
          <table:table-cell table:style-name="ce387" table:formula="of:=[.G6]*[.E8]" office:value-type="currency" office:currency="TRY" office:value="16413.3298" calcext:value-type="currency">
            <text:p>₺16.413,33</text:p>
          </table:table-cell>
          <table:table-cell table:style-name="ce424" table:formula="of:=[.H8]/[.S8]" office:value-type="currency" office:currency="USD" office:value="2973.4293115942" calcext:value-type="currency">
            <text:p>$2.973</text:p>
          </table:table-cell>
          <table:table-cell table:style-name="ce387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390"/>
          <table:table-cell table:style-name="ce407" table:formula="of:=[.Q8]/[.$E$5]" office:value-type="percentage" office:value="0.220259352254428" calcext:value-type="percentage">
            <text:p>%22,03</text:p>
          </table:table-cell>
          <table:table-cell table:style-name="ce387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387" table:formula="of:=[.P7]+[.N8]" office:value-type="currency" office:currency="TRY" office:value="4586.6702" calcext:value-type="currency">
            <text:p>₺4.586,67</text:p>
          </table:table-cell>
          <table:table-cell table:style-name="ce441" table:formula="of:=[.Q6]+[.O8]" office:value-type="currency" office:currency="USD" office:value="99116.7085144927" calcext:value-type="currency">
            <text:p>$99.116,71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352"/>
          <table:table-cell/>
          <table:table-cell table:style-name="ce372" table:formula="of:=[$'02-12-GDR'.F16]" office:value-type="currency" office:currency="TRY" office:value="-22399.42" calcext:value-type="currency">
            <text:p>-₺22.399,42</text:p>
          </table:table-cell>
          <table:table-cell table:style-name="ce392"/>
          <table:table-cell table:style-name="ce405" table:formula="of:=[.K9]/[.$E$5]" office:value-type="percentage" office:value="0.781726832020964" calcext:value-type="percentage">
            <text:p>%78,17</text:p>
          </table:table-cell>
          <table:table-cell table:style-name="ce387" table:formula="of:=[.G8]*[.E9]" office:value-type="currency" office:currency="TRY" office:value="-17465.7382599251" calcext:value-type="currency">
            <text:p>-₺17.465,74</text:p>
          </table:table-cell>
          <table:table-cell table:style-name="ce424" table:formula="of:=[.H9]/[.S9]" office:value-type="currency" office:currency="USD" office:value="-3164.08301810238" calcext:value-type="currency">
            <text:p>-$3.164</text:p>
          </table:table-cell>
          <table:table-cell table:style-name="ce431" table:formula="of:=[.J8]+[.H9]" office:value-type="currency" office:currency="TRY" office:value="-1052.40845992511" calcext:value-type="currency">
            <text:p>-₺1.052,41</text:p>
          </table:table-cell>
          <table:table-cell table:style-name="ce442" table:formula="of:=[.K8]-[.O9]" office:value-type="currency" office:currency="USD" office:value="351777.074409434" calcext:value-type="currency">
            <text:p>$351.777,07</text:p>
          </table:table-cell>
          <table:table-cell table:style-name="ce392"/>
          <table:table-cell table:style-name="ce405" table:formula="of:=[.Q9]/[.$E$5]" office:value-type="percentage" office:value="0.218273167979036" calcext:value-type="percentage">
            <text:p>%21,83</text:p>
          </table:table-cell>
          <table:table-cell table:style-name="ce387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431" table:formula="of:=[.P8]+[.N9]" office:value-type="currency" office:currency="TRY" office:value="-347.011540074886" calcext:value-type="currency">
            <text:p>-₺347,01</text:p>
          </table:table-cell>
          <table:table-cell table:style-name="ce441" table:formula="of:=[.Q8]+[.O9]" office:value-type="currency" office:currency="USD" office:value="98222.9255905661" calcext:value-type="currency">
            <text:p>$98.222,93</text:p>
          </table:table-cell>
          <table:table-cell table:style-name="ce392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335"/>
          <table:table-cell table:style-name="ce345" office:value-type="string" calcext:value-type="string">
            <text:p>Yıllık Toplam 2018</text:p>
          </table:table-cell>
          <table:table-cell table:style-name="ce345"/>
          <table:table-cell table:style-name="ce360" table:formula="of:=SUM([.D8:.D9])" office:value-type="float" office:value="25000" calcext:value-type="float">
            <text:p>25000</text:p>
          </table:table-cell>
          <table:table-cell table:style-name="ce373" table:formula="of:=SUM([.E8:.E9])" office:value-type="currency" office:currency="TRY" office:value="-1399.42" calcext:value-type="currency">
            <text:p>-₺1.399,42</text:p>
          </table:table-cell>
          <table:table-cell table:style-name="ce393"/>
          <table:table-cell table:style-name="ce406"/>
          <table:table-cell table:style-name="ce373" table:formula="of:=SUM([.H8:.H9])" office:value-type="currency" office:currency="TRY" office:value="-1052.40845992511" calcext:value-type="currency">
            <text:p>-₺1.052,41</text:p>
          </table:table-cell>
          <table:table-cell table:style-name="ce425" table:formula="of:=SUM([.I8:.I9])" office:value-type="currency" office:currency="USD" office:value="-190.653706508173" calcext:value-type="currency">
            <text:p>-$191</text:p>
          </table:table-cell>
          <table:table-cell table:style-name="ce432"/>
          <table:table-cell table:style-name="ce443"/>
          <table:table-cell table:style-name="ce450"/>
          <table:table-cell table:style-name="ce452"/>
          <table:table-cell table:style-name="ce373" table:formula="of:=SUM([.N8:.N9])" office:value-type="currency" office:currency="TRY" office:value="-347.011540074886" calcext:value-type="currency">
            <text:p>-₺347,01</text:p>
          </table:table-cell>
          <table:table-cell table:style-name="ce425" table:formula="of:=SUM([.O8:.O9])" office:value-type="currency" office:currency="USD" office:value="-62.8644094338563" calcext:value-type="currency">
            <text:p>-$63</text:p>
          </table:table-cell>
          <table:table-cell table:style-name="ce432"/>
          <table:table-cell table:style-name="ce475"/>
          <table:table-cell table:style-name="ce478"/>
          <table:table-cell table:style-name="ce483"/>
          <table:table-cell table:number-columns-repeated="1005"/>
        </table:table-row>
        <table:table-row table:style-name="ro5">
          <table:table-cell table:style-name="ce334" office:value-type="float" office:value="2019" calcext:value-type="float">
            <text:p>2019</text:p>
          </table:table-cell>
          <table:table-cell table:style-name="ce346" table:number-columns-repeated="2"/>
          <table:table-cell table:style-name="ce361"/>
          <table:table-cell/>
          <table:table-cell table:style-name="ce390"/>
          <table:table-cell table:style-name="ce405"/>
          <table:table-cell table:style-name="ce387" table:number-columns-repeated="3"/>
          <table:table-cell/>
          <table:table-cell table:style-name="ce390"/>
          <table:table-cell table:style-name="ce405"/>
          <table:table-cell table:number-columns-repeated="4"/>
          <table:table-cell table:style-name="ce390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371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390"/>
          <table:table-cell table:style-name="ce405" table:formula="of:=[.K12]/[.$E$5]" office:value-type="percentage" office:value="0.779822179595318" calcext:value-type="percentage">
            <text:p>%77,98</text:p>
          </table:table-cell>
          <table:table-cell table:style-name="ce387" table:formula="of:=[.G9]*[.E12]" office:value-type="currency" office:currency="TRY" office:value="17588.8537204717" calcext:value-type="currency">
            <text:p>₺17.588,85</text:p>
          </table:table-cell>
          <table:table-cell table:style-name="ce424" table:formula="of:=[.H12]/[.S12]" office:value-type="currency" office:currency="USD" office:value="3069.60797913991" calcext:value-type="currency">
            <text:p>$3.070</text:p>
          </table:table-cell>
          <table:table-cell table:style-name="ce387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390"/>
          <table:table-cell table:style-name="ce405" table:formula="of:=[.Q12]/[.$E$5]" office:value-type="percentage" office:value="0.220177820404682" calcext:value-type="percentage">
            <text:p>%22,02</text:p>
          </table:table-cell>
          <table:table-cell table:style-name="ce387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387" table:formula="of:=[.P9]+[.N12]" office:value-type="currency" office:currency="TRY" office:value="4564.13473945342" calcext:value-type="currency">
            <text:p>₺4.564,13</text:p>
          </table:table-cell>
          <table:table-cell table:style-name="ce441" table:formula="of:=[.Q9]+[.O12]" office:value-type="currency" office:currency="USD" office:value="99080.0191821069" calcext:value-type="currency">
            <text:p>$99.080,02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371" table:formula="of:=[$'02-11-GLR'.G13]" office:value-type="currency" office:currency="TRY" office:value="4000" calcext:value-type="currency">
            <text:p>₺4.000,00</text:p>
          </table:table-cell>
          <table:table-cell table:style-name="ce390"/>
          <table:table-cell table:style-name="ce405" table:formula="of:=[.K13]/[.$E$5]" office:value-type="percentage" office:value="0.779480620052321" calcext:value-type="percentage">
            <text:p>%77,95</text:p>
          </table:table-cell>
          <table:table-cell table:style-name="ce387" table:formula="of:=[.G12]*[.E13]" office:value-type="currency" office:currency="TRY" office:value="3119.28871838127" calcext:value-type="currency">
            <text:p>₺3.119,29</text:p>
          </table:table-cell>
          <table:table-cell table:style-name="ce424" table:formula="of:=[.H13]/[.S13]" office:value-type="currency" office:currency="USD" office:value="544.378484883294" calcext:value-type="currency">
            <text:p>$544</text:p>
          </table:table-cell>
          <table:table-cell table:style-name="ce387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390"/>
          <table:table-cell table:style-name="ce405" table:formula="of:=[.Q13]/[.$E$5]" office:value-type="percentage" office:value="0.220519379947679" calcext:value-type="percentage">
            <text:p>%22,05</text:p>
          </table:table-cell>
          <table:table-cell table:style-name="ce387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387" table:formula="of:=[.P12]+[.N13]" office:value-type="currency" office:currency="TRY" office:value="5444.84602107215" calcext:value-type="currency">
            <text:p>₺5.444,85</text:p>
          </table:table-cell>
          <table:table-cell table:style-name="ce441" table:formula="of:=[.Q12]+[.O13]" office:value-type="currency" office:currency="USD" office:value="99233.7209764557" calcext:value-type="currency">
            <text:p>$99.233,72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352"/>
          <table:table-cell/>
          <table:table-cell table:style-name="ce372" table:formula="of:=[$'02-12-GDR'.F32]" office:value-type="currency" office:currency="TRY" office:value="-3104.82" calcext:value-type="currency">
            <text:p>-₺3.104,82</text:p>
          </table:table-cell>
          <table:table-cell table:style-name="ce392"/>
          <table:table-cell table:style-name="ce405" table:formula="of:=[.K14]/[.$E$5]" office:value-type="percentage" office:value="0.779746151555617" calcext:value-type="percentage">
            <text:p>%77,97</text:p>
          </table:table-cell>
          <table:table-cell table:style-name="ce387" table:formula="of:=[.G13]*[.E14]" office:value-type="currency" office:currency="TRY" office:value="-2420.14701875085" calcext:value-type="currency">
            <text:p>-₺2.420,15</text:p>
          </table:table-cell>
          <table:table-cell table:style-name="ce424" table:formula="of:=[.H14]/[.S14]" office:value-type="currency" office:currency="USD" office:value="-422.364226658088" calcext:value-type="currency">
            <text:p>-$422</text:p>
          </table:table-cell>
          <table:table-cell table:style-name="ce387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392"/>
          <table:table-cell table:style-name="ce405" table:formula="of:=[.Q14]/[.$E$5]" office:value-type="percentage" office:value="0.220253848444383" calcext:value-type="percentage">
            <text:p>%22,03</text:p>
          </table:table-cell>
          <table:table-cell table:style-name="ce387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387" table:formula="of:=[.P13]+[.N14]" office:value-type="currency" office:currency="TRY" office:value="4760.17303982299" calcext:value-type="currency">
            <text:p>₺4.760,17</text:p>
          </table:table-cell>
          <table:table-cell table:style-name="ce441" table:formula="of:=[.Q13]+[.O14]" office:value-type="currency" office:currency="USD" office:value="99114.2317999724" calcext:value-type="currency">
            <text:p>$99.114,23</text:p>
          </table:table-cell>
          <table:table-cell table:style-name="ce392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335"/>
          <table:table-cell table:style-name="ce345" office:value-type="string" calcext:value-type="string">
            <text:p><text:s/>Toplam 2019</text:p>
          </table:table-cell>
          <table:table-cell table:style-name="ce345"/>
          <table:table-cell table:style-name="ce360" table:formula="of:=SUM([.D12:.D14])" office:value-type="float" office:value="34645" calcext:value-type="float">
            <text:p>34645</text:p>
          </table:table-cell>
          <table:table-cell table:style-name="ce373" table:formula="of:=SUM([.E12:.E14])" office:value-type="currency" office:currency="TRY" office:value="23395.18" calcext:value-type="currency">
            <text:p>₺23.395,18</text:p>
          </table:table-cell>
          <table:table-cell table:style-name="ce393"/>
          <table:table-cell table:style-name="ce406"/>
          <table:table-cell table:style-name="ce373" table:formula="of:=SUM([.H12:.H14])" office:value-type="currency" office:currency="TRY" office:value="18287.9954201021" calcext:value-type="currency">
            <text:p>₺18.288,00</text:p>
          </table:table-cell>
          <table:table-cell table:style-name="ce425" table:formula="of:=SUM([.I12:.I14])" office:value-type="currency" office:currency="USD" office:value="3191.62223736512" calcext:value-type="currency">
            <text:p>$3.192</text:p>
          </table:table-cell>
          <table:table-cell table:style-name="ce433"/>
          <table:table-cell table:style-name="ce444"/>
          <table:table-cell table:style-name="ce433"/>
          <table:table-cell table:style-name="ce406"/>
          <table:table-cell table:style-name="ce373" table:formula="of:=SUM([.N12:.N14])" office:value-type="currency" office:currency="TRY" office:value="5107.18457989788" calcext:value-type="currency">
            <text:p>₺5.107,18</text:p>
          </table:table-cell>
          <table:table-cell table:style-name="ce425" table:formula="of:=SUM([.O12:.O14])" office:value-type="currency" office:currency="USD" office:value="891.306209406262" calcext:value-type="currency">
            <text:p>$891</text:p>
          </table:table-cell>
          <table:table-cell table:style-name="ce464"/>
          <table:table-cell table:style-name="ce444"/>
          <table:table-cell table:style-name="ce478"/>
          <table:table-cell table:style-name="ce483"/>
          <table:table-cell table:number-columns-repeated="1005"/>
        </table:table-row>
        <table:table-row table:style-name="ro5">
          <table:table-cell table:style-name="ce336"/>
          <table:table-cell table:style-name="ce334"/>
          <table:table-cell table:style-name="ce353" office:value-type="string" calcext:value-type="string">
            <text:p>Toplam – Net 2018-19</text:p>
          </table:table-cell>
          <table:table-cell table:style-name="ce361" table:formula="of:=[.D15]+[.D10]" office:value-type="float" office:value="59645" calcext:value-type="float">
            <text:p>59645</text:p>
          </table:table-cell>
          <table:table-cell table:style-name="ce374" table:formula="of:=[.E15]+[.E10]" office:value-type="currency" office:currency="TRY" office:value="21995.76" calcext:value-type="currency">
            <text:p>₺21.995,76</text:p>
          </table:table-cell>
          <table:table-cell table:style-name="ce390"/>
          <table:table-cell table:style-name="ce405"/>
          <table:table-cell table:number-columns-repeated="5"/>
          <table:table-cell table:style-name="ce405"/>
          <table:table-cell table:number-columns-repeated="4"/>
          <table:table-cell table:style-name="ce390"/>
          <table:table-cell table:number-columns-repeated="1006"/>
        </table:table-row>
        <table:table-row table:style-name="ro5">
          <table:table-cell table:style-name="ce334" office:value-type="float" office:value="2020" calcext:value-type="float">
            <text:p>2020</text:p>
          </table:table-cell>
          <table:table-cell table:style-name="ce346" table:number-columns-repeated="2"/>
          <table:table-cell table:style-name="ce361"/>
          <table:table-cell/>
          <table:table-cell table:style-name="ce390"/>
          <table:table-cell table:style-name="ce405"/>
          <table:table-cell table:number-columns-repeated="5"/>
          <table:table-cell table:style-name="ce405"/>
          <table:table-cell table:number-columns-repeated="4"/>
          <table:table-cell table:style-name="ce390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371" table:formula="of:=[$'02-11-GLR'.G19]" office:value-type="currency" office:currency="TRY" office:value="6200" calcext:value-type="currency">
            <text:p>₺6.200,00</text:p>
          </table:table-cell>
          <table:table-cell table:style-name="ce390"/>
          <table:table-cell table:style-name="ce405" table:formula="of:=[.K18]/[.$E$5]" office:value-type="percentage" office:value="0.779274206209028" calcext:value-type="percentage">
            <text:p>%77,93</text:p>
          </table:table-cell>
          <table:table-cell table:style-name="ce387" table:formula="of:=[.G14]*[.E18]" office:value-type="currency" office:currency="TRY" office:value="4834.42613964483" calcext:value-type="currency">
            <text:p>₺4.834,43</text:p>
          </table:table-cell>
          <table:table-cell table:style-name="ce424" table:formula="of:=[.H18]/[.S18]" office:value-type="currency" office:currency="USD" office:value="751.85476510806" calcext:value-type="currency">
            <text:p>$752</text:p>
          </table:table-cell>
          <table:table-cell table:style-name="ce387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405" table:formula="of:=[.Q18]/[.$E$5]" office:value-type="percentage" office:value="0.220725793790972" calcext:value-type="percentage">
            <text:p>%22,07</text:p>
          </table:table-cell>
          <table:table-cell table:style-name="ce387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387" table:formula="of:=[.P14]+[.N18]" office:value-type="currency" office:currency="TRY" office:value="6125.74690017817" calcext:value-type="currency">
            <text:p>₺6.125,75</text:p>
          </table:table-cell>
          <table:table-cell table:style-name="ce441" table:formula="of:=[.Q14]+[.O18]" office:value-type="currency" office:currency="USD" office:value="99326.6072059374" calcext:value-type="currency">
            <text:p>$99.326,61</text:p>
          </table:table-cell>
          <table:table-cell table:style-name="ce392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371" table:formula="of:=[$'02-11-GLR'.G25]" office:value-type="currency" office:currency="TRY" office:value="7800" calcext:value-type="currency">
            <text:p>₺7.800,00</text:p>
          </table:table-cell>
          <table:table-cell table:style-name="ce390"/>
          <table:table-cell table:style-name="ce405" table:formula="of:=[.K19]/[.$E$5]" office:value-type="percentage" office:value="0.778803034563826" calcext:value-type="percentage">
            <text:p>%77,88</text:p>
          </table:table-cell>
          <table:table-cell table:style-name="ce387" table:formula="of:=[.G18]*[.E19]" office:value-type="currency" office:currency="TRY" office:value="6078.33880843042" calcext:value-type="currency">
            <text:p>₺6.078,34</text:p>
          </table:table-cell>
          <table:table-cell table:style-name="ce424" table:formula="of:=[.H19]/[.S19]" office:value-type="currency" office:currency="USD" office:value="748.563892663845" calcext:value-type="currency">
            <text:p>$749</text:p>
          </table:table-cell>
          <table:table-cell table:style-name="ce387" table:formula="of:=[.J18]+[.H19]" office:value-type="currency" office:currency="TRY" office:value="28148.3519082523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405" table:formula="of:=[.Q19]/[.$E$5]" office:value-type="percentage" office:value="0.221196965436174" calcext:value-type="percentage">
            <text:p>%22,12</text:p>
          </table:table-cell>
          <table:table-cell table:style-name="ce387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387" table:formula="of:=[.P18]+[.N19]" office:value-type="currency" office:currency="TRY" office:value="7847.40809174775" calcext:value-type="currency">
            <text:p>₺7.847,41</text:p>
          </table:table-cell>
          <table:table-cell table:style-name="ce441" table:formula="of:=[.Q18]+[.O19]" office:value-type="currency" office:currency="USD" office:value="99538.6344462785" calcext:value-type="currency">
            <text:p>$99.538,63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352"/>
          <table:table-cell/>
          <table:table-cell table:style-name="ce372" table:formula="of:=[$'02-12-GDR'.F57]" office:value-type="currency" office:currency="TRY" office:value="-2000" calcext:value-type="currency">
            <text:p>-₺2.000,00</text:p>
          </table:table-cell>
          <table:table-cell table:style-name="ce392"/>
          <table:table-cell table:style-name="ce405" table:formula="of:=[.K20]/[.$E$5]" office:value-type="percentage" office:value="0.778924105699806" calcext:value-type="percentage">
            <text:p>%77,89</text:p>
          </table:table-cell>
          <table:table-cell table:style-name="ce387" table:formula="of:=[.G19]*[.E20]" office:value-type="currency" office:currency="TRY" office:value="-1557.60606912765" calcext:value-type="currency">
            <text:p>-₺1.557,61</text:p>
          </table:table-cell>
          <table:table-cell table:style-name="ce424" table:formula="of:=[.H20]/[.S20]" office:value-type="currency" office:currency="USD" office:value="-191.823407528036" calcext:value-type="currency">
            <text:p>-$192</text:p>
          </table:table-cell>
          <table:table-cell table:style-name="ce387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405" table:formula="of:=[.Q20]/[.$E$5]" office:value-type="percentage" office:value="0.221075894300194" calcext:value-type="percentage">
            <text:p>%22,11</text:p>
          </table:table-cell>
          <table:table-cell table:style-name="ce387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387" table:formula="of:=[.P19]+[.N20]" office:value-type="currency" office:currency="TRY" office:value="7405.0141608754" calcext:value-type="currency">
            <text:p>₺7.405,01</text:p>
          </table:table-cell>
          <table:table-cell table:style-name="ce441" table:formula="of:=[.Q19]+[.O20]" office:value-type="currency" office:currency="USD" office:value="99484.1524350873" calcext:value-type="currency">
            <text:p>$99.484,15</text:p>
          </table:table-cell>
          <table:table-cell table:style-name="ce392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371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390"/>
          <table:table-cell table:style-name="ce405" table:formula="of:=[.K21]/[.$E$5]" office:value-type="percentage" office:value="0.777530184550372" calcext:value-type="percentage">
            <text:p>%77,75</text:p>
          </table:table-cell>
          <table:table-cell table:style-name="ce387" table:formula="of:=[.G20]*[.E21]" office:value-type="currency" office:currency="TRY" office:value="17525.7923782456" calcext:value-type="currency">
            <text:p>₺17.525,79</text:p>
          </table:table-cell>
          <table:table-cell table:style-name="ce424" table:formula="of:=[.H21]/[.S21]" office:value-type="currency" office:currency="USD" office:value="2210.06209057322" calcext:value-type="currency">
            <text:p>$2.210</text:p>
          </table:table-cell>
          <table:table-cell table:style-name="ce387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405" table:formula="of:=[.Q21]/[.$E$5]" office:value-type="percentage" office:value="0.222469815449628" calcext:value-type="percentage">
            <text:p>%22,25</text:p>
          </table:table-cell>
          <table:table-cell table:style-name="ce387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387" table:formula="of:=[.P20]+[.N21]" office:value-type="currency" office:currency="TRY" office:value="12379.2217826298" calcext:value-type="currency">
            <text:p>₺12.379,22</text:p>
          </table:table-cell>
          <table:table-cell table:style-name="ce441" table:formula="of:=[.Q20]+[.O21]" office:value-type="currency" office:currency="USD" office:value="100111.416952333" calcext:value-type="currency">
            <text:p>$100.111,42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352"/>
          <table:table-cell/>
          <table:table-cell table:style-name="ce372" table:formula="of:=[$'02-12-GDR'.F65]" office:value-type="currency" office:currency="TRY" office:value="-5500" calcext:value-type="currency">
            <text:p>-₺5.500,00</text:p>
          </table:table-cell>
          <table:table-cell table:style-name="ce392"/>
          <table:table-cell table:style-name="ce405" table:formula="of:=[.K22]/[.$E$5]" office:value-type="percentage" office:value="0.777873069231603" calcext:value-type="percentage">
            <text:p>%77,79</text:p>
          </table:table-cell>
          <table:table-cell table:style-name="ce387" table:formula="of:=[.G21]*[.E22]" office:value-type="currency" office:currency="TRY" office:value="-4276.41601502705" calcext:value-type="currency">
            <text:p>-₺4.276,42</text:p>
          </table:table-cell>
          <table:table-cell table:style-name="ce424" table:formula="of:=[.H22]/[.S22]" office:value-type="currency" office:currency="USD" office:value="-539.270619801645" calcext:value-type="currency">
            <text:p>-$539</text:p>
          </table:table-cell>
          <table:table-cell table:style-name="ce387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405" table:formula="of:=[.Q22]/[.$E$5]" office:value-type="percentage" office:value="0.222126930768397" calcext:value-type="percentage">
            <text:p>%22,21</text:p>
          </table:table-cell>
          <table:table-cell table:style-name="ce387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387" table:formula="of:=[.P21]+[.N22]" office:value-type="currency" office:currency="TRY" office:value="11155.6377976568" calcext:value-type="currency">
            <text:p>₺11.155,64</text:p>
          </table:table-cell>
          <table:table-cell table:style-name="ce441" table:formula="of:=[.Q21]+[.O22]" office:value-type="currency" office:currency="USD" office:value="99957.1188457785" calcext:value-type="currency">
            <text:p>$99.957,12</text:p>
          </table:table-cell>
          <table:table-cell table:style-name="ce392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371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390"/>
          <table:table-cell table:style-name="ce405" table:formula="of:=[.K23]/[.$E$5]" office:value-type="percentage" office:value="0.77641566817393" calcext:value-type="percentage">
            <text:p>%77,64</text:p>
          </table:table-cell>
          <table:table-cell table:style-name="ce387" table:formula="of:=[.G22]*[.E23]" office:value-type="currency" office:currency="TRY" office:value="17891.0805923269" calcext:value-type="currency">
            <text:p>₺17.891,08</text:p>
          </table:table-cell>
          <table:table-cell table:style-name="ce424" table:formula="of:=[.H23]/[.S23]" office:value-type="currency" office:currency="USD" office:value="2296.67273328971" calcext:value-type="currency">
            <text:p>$2.297</text:p>
          </table:table-cell>
          <table:table-cell table:style-name="ce387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405" table:formula="of:=[.Q23]/[.$E$5]" office:value-type="percentage" office:value="0.22358433182607" calcext:value-type="percentage">
            <text:p>%22,36</text:p>
          </table:table-cell>
          <table:table-cell table:style-name="ce387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387" table:formula="of:=[.P22]+[.N23]" office:value-type="currency" office:currency="TRY" office:value="16264.5572053299" calcext:value-type="currency">
            <text:p>₺16.264,56</text:p>
          </table:table-cell>
          <table:table-cell table:style-name="ce441" table:formula="of:=[.Q22]+[.O23]" office:value-type="currency" office:currency="USD" office:value="100612.949321731" calcext:value-type="currency">
            <text:p>$100.612,95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352"/>
          <table:table-cell/>
          <table:table-cell table:style-name="ce372" table:formula="of:=[$'02-12-GDR'.F79]" office:value-type="currency" office:currency="TRY" office:value="-21220" calcext:value-type="currency">
            <text:p>-₺21.220,00</text:p>
          </table:table-cell>
          <table:table-cell table:style-name="ce392"/>
          <table:table-cell table:style-name="ce405" table:formula="of:=[.K24]/[.$E$5]" office:value-type="percentage" office:value="0.777769101213825" calcext:value-type="percentage">
            <text:p>%77,78</text:p>
          </table:table-cell>
          <table:table-cell table:style-name="ce387" table:formula="of:=[.G23]*[.E24]" office:value-type="currency" office:currency="TRY" office:value="-16475.5404786508" calcext:value-type="currency">
            <text:p>-₺16.475,54</text:p>
          </table:table-cell>
          <table:table-cell table:style-name="ce424" table:formula="of:=[.H24]/[.S24]" office:value-type="currency" office:currency="USD" office:value="-2114.96026683579" calcext:value-type="currency">
            <text:p>-$2.115</text:p>
          </table:table-cell>
          <table:table-cell table:style-name="ce387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405" table:formula="of:=[.Q24]/[.$E$5]" office:value-type="percentage" office:value="0.222230898786176" calcext:value-type="percentage">
            <text:p>%22,22</text:p>
          </table:table-cell>
          <table:table-cell table:style-name="ce387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387" table:formula="of:=[.P23]+[.N24]" office:value-type="currency" office:currency="TRY" office:value="11520.0976839807" calcext:value-type="currency">
            <text:p>₺11.520,10</text:p>
          </table:table-cell>
          <table:table-cell table:style-name="ce441" table:formula="of:=[.Q23]+[.O24]" office:value-type="currency" office:currency="USD" office:value="100003.904453779" calcext:value-type="currency">
            <text:p>$100.003,90</text:p>
          </table:table-cell>
          <table:table-cell table:style-name="ce392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352"/>
          <table:table-cell/>
          <table:table-cell table:style-name="ce372" table:formula="of:=[$'02-12-GDR'.F54]" office:value-type="currency" office:currency="TRY" office:value="-5097.07" calcext:value-type="currency">
            <text:p>-₺5.097,07</text:p>
          </table:table-cell>
          <table:table-cell table:style-name="ce392"/>
          <table:table-cell table:style-name="ce405" table:formula="of:=[.K25]/[.$E$5]" office:value-type="percentage" office:value="0.778055468663522" calcext:value-type="percentage">
            <text:p>%77,81</text:p>
          </table:table-cell>
          <table:table-cell table:style-name="ce387" table:formula="of:=[.G24]*[.E25]" office:value-type="currency" office:currency="TRY" office:value="-3964.34355272395" calcext:value-type="currency">
            <text:p>-₺3.964,34</text:p>
          </table:table-cell>
          <table:table-cell table:style-name="ce424" table:formula="of:=[.H25]/[.S25]" office:value-type="currency" office:currency="USD" office:value="-451.006092460063" calcext:value-type="currency">
            <text:p>-$451</text:p>
          </table:table-cell>
          <table:table-cell table:style-name="ce387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405" table:formula="of:=[.Q25]/[.$E$5]" office:value-type="percentage" office:value="0.221944531336479" calcext:value-type="percentage">
            <text:p>%22,19</text:p>
          </table:table-cell>
          <table:table-cell table:style-name="ce387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387" table:formula="of:=[.P24]+[.N25]" office:value-type="currency" office:currency="TRY" office:value="10387.3712367047" calcext:value-type="currency">
            <text:p>₺10.387,37</text:p>
          </table:table-cell>
          <table:table-cell table:style-name="ce441" table:formula="of:=[.Q24]+[.O25]" office:value-type="currency" office:currency="USD" office:value="99875.0391014154" calcext:value-type="currency">
            <text:p>$99.875,04</text:p>
          </table:table-cell>
          <table:table-cell table:style-name="ce392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371" table:formula="of:=[$'02-11-GLR'.G20]" office:value-type="currency" office:currency="TRY" office:value="5000" calcext:value-type="currency">
            <text:p>₺5.000,00</text:p>
          </table:table-cell>
          <table:table-cell table:style-name="ce390"/>
          <table:table-cell table:style-name="ce405" table:formula="of:=[.K26]/[.$E$5]" office:value-type="percentage" office:value="0.777803573837354" calcext:value-type="percentage">
            <text:p>%77,78</text:p>
          </table:table-cell>
          <table:table-cell table:style-name="ce387" table:formula="of:=[.G25]*[.E26]" office:value-type="currency" office:currency="TRY" office:value="3890.27734331761" calcext:value-type="currency">
            <text:p>₺3.890,28</text:p>
          </table:table-cell>
          <table:table-cell table:style-name="ce424" table:formula="of:=[.H26]/[.S26]" office:value-type="currency" office:currency="USD" office:value="397.372558050828" calcext:value-type="currency">
            <text:p>$397</text:p>
          </table:table-cell>
          <table:table-cell table:style-name="ce387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405" table:formula="of:=[.Q26]/[.$E$5]" office:value-type="percentage" office:value="0.222196426162647" calcext:value-type="percentage">
            <text:p>%22,22</text:p>
          </table:table-cell>
          <table:table-cell table:style-name="ce387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387" table:formula="of:=[.P25]+[.N26]" office:value-type="currency" office:currency="TRY" office:value="11497.0938933871" calcext:value-type="currency">
            <text:p>₺11.497,09</text:p>
          </table:table-cell>
          <table:table-cell table:style-name="ce441" table:formula="of:=[.Q25]+[.O26]" office:value-type="currency" office:currency="USD" office:value="99988.391773191" calcext:value-type="currency">
            <text:p>$99.988,39</text:p>
          </table:table-cell>
          <table:table-cell table:style-name="ce392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352"/>
          <table:table-cell office:value-type="float" office:value="1610" calcext:value-type="float">
            <text:p>1610</text:p>
          </table:table-cell>
          <table:table-cell table:style-name="ce372" table:formula="of:=[$'02-12-GDR'.F83]" office:value-type="currency" office:currency="TRY" office:value="-43079.224" calcext:value-type="currency">
            <text:p>-₺43.079,22</text:p>
          </table:table-cell>
          <table:table-cell table:style-name="ce392"/>
          <table:table-cell table:style-name="ce405" table:formula="of:=[.K27]/[.$E$5]" office:value-type="percentage" office:value="0.781046138069962" calcext:value-type="percentage">
            <text:p>%78,10</text:p>
          </table:table-cell>
          <table:table-cell table:style-name="ce387" table:formula="of:=[.G26]*[.E27]" office:value-type="currency" office:currency="TRY" office:value="-33507.1743853399" calcext:value-type="currency">
            <text:p>-₺33.507,17</text:p>
          </table:table-cell>
          <table:table-cell table:style-name="ce424" table:formula="of:=[.H27]/[.S27]" office:value-type="currency" office:currency="USD" office:value="-5107.80097337499" calcext:value-type="currency">
            <text:p>-$5.108</text:p>
          </table:table-cell>
          <table:table-cell table:style-name="ce387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405" table:formula="of:=[.Q27]/[.$E$5]" office:value-type="percentage" office:value="0.218953861930038" calcext:value-type="percentage">
            <text:p>%21,90</text:p>
          </table:table-cell>
          <table:table-cell table:style-name="ce387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387" table:formula="of:=[.P26]+[.N27]" office:value-type="currency" office:currency="TRY" office:value="1925.04427872696" calcext:value-type="currency">
            <text:p>₺1.925,04</text:p>
          </table:table-cell>
          <table:table-cell table:style-name="ce441" table:formula="of:=[.Q26]+[.O27]" office:value-type="currency" office:currency="USD" office:value="98529.2378685172" calcext:value-type="currency">
            <text:p>$98.529,24</text:p>
          </table:table-cell>
          <table:table-cell table:style-name="ce392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335"/>
          <table:table-cell table:style-name="ce345" office:value-type="string" calcext:value-type="string">
            <text:p>Yıllık Toplam 2020</text:p>
          </table:table-cell>
          <table:table-cell table:style-name="ce345"/>
          <table:table-cell table:style-name="ce360" table:formula="of:=SUM([.D18:.D27])" office:value-type="float" office:value="83624" calcext:value-type="float">
            <text:p>83624</text:p>
          </table:table-cell>
          <table:table-cell table:style-name="ce373" table:formula="of:=SUM([.E18:.E27])" office:value-type="currency" office:currency="TRY" office:value="-12396.294" calcext:value-type="currency">
            <text:p>-₺12.396,29</text:p>
          </table:table-cell>
          <table:table-cell table:style-name="ce394"/>
          <table:table-cell table:style-name="ce406"/>
          <table:table-cell table:style-name="ce373" table:formula="of:=SUM([.H18:.H27])" office:value-type="currency" office:currency="TRY" office:value="-9561.16523890399" calcext:value-type="currency">
            <text:p>-₺9.561,17</text:p>
          </table:table-cell>
          <table:table-cell table:style-name="ce425" table:formula="of:=SUM([.I18:.I27])" office:value-type="currency" office:currency="USD" office:value="-2000.33532031485" calcext:value-type="currency">
            <text:p>-$2.000</text:p>
          </table:table-cell>
          <table:table-cell table:style-name="ce433"/>
          <table:table-cell table:style-name="ce444"/>
          <table:table-cell table:style-name="ce433"/>
          <table:table-cell table:style-name="ce406"/>
          <table:table-cell table:style-name="ce373" table:formula="of:=SUM([.N18:.N27])" office:value-type="currency" office:currency="TRY" office:value="-2835.12876109603" calcext:value-type="currency">
            <text:p>-₺2.835,13</text:p>
          </table:table-cell>
          <table:table-cell table:style-name="ce425" table:formula="of:=SUM([.O18:.O27])" office:value-type="currency" office:currency="USD" office:value="-584.993931455205" calcext:value-type="currency">
            <text:p>-$585</text:p>
          </table:table-cell>
          <table:table-cell table:style-name="ce464"/>
          <table:table-cell table:style-name="ce475"/>
          <table:table-cell table:style-name="ce478"/>
          <table:table-cell table:style-name="ce483"/>
          <table:table-cell table:number-columns-repeated="1005"/>
        </table:table-row>
        <table:table-row table:style-name="ro5">
          <table:table-cell table:style-name="ce334"/>
          <table:table-cell table:style-name="ce346"/>
          <table:table-cell table:style-name="ce353" office:value-type="string" calcext:value-type="string">
            <text:p>Toplam – Net 2018-20</text:p>
          </table:table-cell>
          <table:table-cell table:style-name="ce361" table:formula="of:=[.D28]+[.D16]" office:value-type="float" office:value="143269" calcext:value-type="float">
            <text:p>143269</text:p>
          </table:table-cell>
          <table:table-cell table:style-name="ce361" table:formula="of:=[.E28]+[.E16]" office:value-type="float" office:value="9599.466" calcext:value-type="float">
            <text:p>9599,466</text:p>
          </table:table-cell>
          <table:table-cell table:style-name="ce390"/>
          <table:table-cell table:style-name="ce405"/>
          <table:table-cell table:number-columns-repeated="5"/>
          <table:table-cell table:style-name="ce405"/>
          <table:table-cell table:number-columns-repeated="4"/>
          <table:table-cell table:style-name="ce390"/>
          <table:table-cell table:number-columns-repeated="1006"/>
        </table:table-row>
        <table:table-row table:style-name="ro5">
          <table:table-cell table:style-name="ce334" office:value-type="float" office:value="2021" calcext:value-type="float">
            <text:p>2021</text:p>
          </table:table-cell>
          <table:table-cell table:style-name="ce346" table:number-columns-repeated="2"/>
          <table:table-cell table:style-name="ce361"/>
          <table:table-cell/>
          <table:table-cell table:style-name="ce390"/>
          <table:table-cell table:style-name="ce405"/>
          <table:table-cell table:number-columns-repeated="5"/>
          <table:table-cell table:style-name="ce405"/>
          <table:table-cell table:number-columns-repeated="4"/>
          <table:table-cell table:style-name="ce390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371" table:formula="of:=[$'02-11-GLR'.G39]" office:value-type="currency" office:currency="TRY" office:value="6800" calcext:value-type="currency">
            <text:p>₺6.800,00</text:p>
          </table:table-cell>
          <table:table-cell table:style-name="ce392"/>
          <table:table-cell table:style-name="ce405" table:formula="of:=[.K31]/[.$E$5]" office:value-type="percentage" office:value="0.780641164246727" calcext:value-type="percentage">
            <text:p>%78,06</text:p>
          </table:table-cell>
          <table:table-cell table:style-name="ce387" table:formula="of:=[.G27]*[.E31]" office:value-type="currency" office:currency="TRY" office:value="5311.11373887574" calcext:value-type="currency">
            <text:p>₺5.311,11</text:p>
          </table:table-cell>
          <table:table-cell table:style-name="ce424" table:formula="of:=[.H31]/[.S31]" office:value-type="currency" office:currency="USD" office:value="650.075121037423" calcext:value-type="currency">
            <text:p>$650</text:p>
          </table:table-cell>
          <table:table-cell table:style-name="ce387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405" table:formula="of:=[.Q31]/[.$E$5]" office:value-type="percentage" office:value="0.219358835753273" calcext:value-type="percentage">
            <text:p>%21,94</text:p>
          </table:table-cell>
          <table:table-cell table:style-name="ce387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387" table:formula="of:=[.P27]+[.N31]" office:value-type="currency" office:currency="TRY" office:value="3413.93053985122" calcext:value-type="currency">
            <text:p>₺3.413,93</text:p>
          </table:table-cell>
          <table:table-cell table:style-name="ce441" table:formula="of:=[.Q27]+[.O31]" office:value-type="currency" office:currency="USD" office:value="98711.476088973" calcext:value-type="currency">
            <text:p>$98.711,48</text:p>
          </table:table-cell>
          <table:table-cell table:style-name="ce392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371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392"/>
          <table:table-cell table:style-name="ce405" table:formula="of:=[.K32]/[.$E$5]" office:value-type="percentage" office:value="0.779919885707464" calcext:value-type="percentage">
            <text:p>%77,99</text:p>
          </table:table-cell>
          <table:table-cell table:style-name="ce387" table:formula="of:=[.G31]*[.E32]" office:value-type="currency" office:currency="TRY" office:value="9367.69397096072" calcext:value-type="currency">
            <text:p>₺9.367,69</text:p>
          </table:table-cell>
          <table:table-cell table:style-name="ce424" table:formula="of:=[.H32]/[.S32]" office:value-type="currency" office:currency="USD" office:value="1155.07940455743" calcext:value-type="currency">
            <text:p>$1.155</text:p>
          </table:table-cell>
          <table:table-cell table:style-name="ce387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405" table:formula="of:=[.Q32]/[.$E$5]" office:value-type="percentage" office:value="0.220080114292536" calcext:value-type="percentage">
            <text:p>%22,01</text:p>
          </table:table-cell>
          <table:table-cell table:style-name="ce387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387" table:formula="of:=[.P31]+[.N32]" office:value-type="currency" office:currency="TRY" office:value="6046.2365688905" calcext:value-type="currency">
            <text:p>₺6.046,24</text:p>
          </table:table-cell>
          <table:table-cell table:style-name="ce441" table:formula="of:=[.Q31]+[.O32]" office:value-type="currency" office:currency="USD" office:value="99036.0514316413" calcext:value-type="currency">
            <text:p>$99.036,05</text:p>
          </table:table-cell>
          <table:table-cell table:style-name="ce392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371" table:formula="of:=[$'02-11-GLR'.G41]" office:value-type="currency" office:currency="TRY" office:value="24000" calcext:value-type="currency">
            <text:p>₺24.000,00</text:p>
          </table:table-cell>
          <table:table-cell table:style-name="ce392"/>
          <table:table-cell table:style-name="ce405" table:formula="of:=[.K33]/[.$E$5]" office:value-type="percentage" office:value="0.77854867004209" calcext:value-type="percentage">
            <text:p>%77,85</text:p>
          </table:table-cell>
          <table:table-cell table:style-name="ce387" table:formula="of:=[.G32]*[.E33]" office:value-type="currency" office:currency="TRY" office:value="18718.0772569791" calcext:value-type="currency">
            <text:p>₺18.718,08</text:p>
          </table:table-cell>
          <table:table-cell table:style-name="ce424" table:formula="of:=[.H33]/[.S33]" office:value-type="currency" office:currency="USD" office:value="2186.69126833868" calcext:value-type="currency">
            <text:p>$2.187</text:p>
          </table:table-cell>
          <table:table-cell table:style-name="ce387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405" table:formula="of:=[.Q33]/[.$E$5]" office:value-type="percentage" office:value="0.22145132995791" calcext:value-type="percentage">
            <text:p>%22,15</text:p>
          </table:table-cell>
          <table:table-cell table:style-name="ce387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387" table:formula="of:=[.P32]+[.N33]" office:value-type="currency" office:currency="TRY" office:value="11328.1593119114" calcext:value-type="currency">
            <text:p>₺11.328,16</text:p>
          </table:table-cell>
          <table:table-cell table:style-name="ce441" table:formula="of:=[.Q32]+[.O33]" office:value-type="currency" office:currency="USD" office:value="99653.0984810596" calcext:value-type="currency">
            <text:p>$99.653,10</text:p>
          </table:table-cell>
          <table:table-cell table:style-name="ce392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371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392"/>
          <table:table-cell table:style-name="ce405" table:formula="of:=[.K34]/[.$E$5]" office:value-type="percentage" office:value="0.778120496550292" calcext:value-type="percentage">
            <text:p>%77,81</text:p>
          </table:table-cell>
          <table:table-cell table:style-name="ce387" table:formula="of:=[.G33]*[.E34]" office:value-type="currency" office:currency="TRY" office:value="5839.11502531568" calcext:value-type="currency">
            <text:p>₺5.839,12</text:p>
          </table:table-cell>
          <table:table-cell table:style-name="ce424" table:formula="of:=[.H34]/[.S34]" office:value-type="currency" office:currency="USD" office:value="677.391534259359" calcext:value-type="currency">
            <text:p>$677</text:p>
          </table:table-cell>
          <table:table-cell table:style-name="ce387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405" table:formula="of:=[.Q34]/[.$E$5]" office:value-type="percentage" office:value="0.221879503449708" calcext:value-type="percentage">
            <text:p>%22,19</text:p>
          </table:table-cell>
          <table:table-cell table:style-name="ce387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387" table:formula="of:=[.P33]+[.N34]" office:value-type="currency" office:currency="TRY" office:value="12989.0442865957" calcext:value-type="currency">
            <text:p>₺12.989,04</text:p>
          </table:table-cell>
          <table:table-cell table:style-name="ce441" table:formula="of:=[.Q33]+[.O34]" office:value-type="currency" office:currency="USD" office:value="99845.7765523687" calcext:value-type="currency">
            <text:p>$99.845,78</text:p>
          </table:table-cell>
          <table:table-cell table:style-name="ce392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371" table:formula="of:=[$'02-11-GLR'.G46]" office:value-type="currency" office:currency="TRY" office:value="28800" calcext:value-type="currency">
            <text:p>₺28.800,00</text:p>
          </table:table-cell>
          <table:table-cell table:style-name="ce392"/>
          <table:table-cell table:style-name="ce405" table:formula="of:=[.K35]/[.$E$5]" office:value-type="percentage" office:value="0.77642392687039" calcext:value-type="percentage">
            <text:p>%77,64</text:p>
          </table:table-cell>
          <table:table-cell table:style-name="ce387" table:formula="of:=[.G34]*[.E35]" office:value-type="currency" office:currency="TRY" office:value="22409.8703006484" calcext:value-type="currency">
            <text:p>₺22.409,87</text:p>
          </table:table-cell>
          <table:table-cell table:style-name="ce424" table:formula="of:=[.H35]/[.S35]" office:value-type="currency" office:currency="USD" office:value="2677.40385909778" calcext:value-type="currency">
            <text:p>$2.677</text:p>
          </table:table-cell>
          <table:table-cell table:style-name="ce387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405" table:formula="of:=[.Q35]/[.$E$5]" office:value-type="percentage" office:value="0.22357607312961" calcext:value-type="percentage">
            <text:p>%22,36</text:p>
          </table:table-cell>
          <table:table-cell table:style-name="ce387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387" table:formula="of:=[.P34]+[.N35]" office:value-type="currency" office:currency="TRY" office:value="19379.1739859473" calcext:value-type="currency">
            <text:p>₺19.379,17</text:p>
          </table:table-cell>
          <table:table-cell table:style-name="ce441" table:formula="of:=[.Q34]+[.O35]" office:value-type="currency" office:currency="USD" office:value="100609.232908325" calcext:value-type="currency">
            <text:p>$100.609,23</text:p>
          </table:table-cell>
          <table:table-cell table:style-name="ce392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371" table:formula="of:=[$'02-11-GLR'.G48]" office:value-type="currency" office:currency="TRY" office:value="43160" calcext:value-type="currency">
            <text:p>₺43.160,00</text:p>
          </table:table-cell>
          <table:table-cell table:style-name="ce392"/>
          <table:table-cell table:style-name="ce405" table:formula="of:=[.K36]/[.$E$5]" office:value-type="percentage" office:value="0.774647337840422" calcext:value-type="percentage">
            <text:p>%77,46</text:p>
          </table:table-cell>
          <table:table-cell table:style-name="ce387" table:formula="of:=[.G35]*[.E36]" office:value-type="currency" office:currency="TRY" office:value="33510.456683726" calcext:value-type="currency">
            <text:p>₺33.510,46</text:p>
          </table:table-cell>
          <table:table-cell table:style-name="ce424" table:formula="of:=[.H36]/[.S36]" office:value-type="currency" office:currency="USD" office:value="2776.34272441806" calcext:value-type="currency">
            <text:p>$2.776</text:p>
          </table:table-cell>
          <table:table-cell table:style-name="ce387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405" table:formula="of:=[.Q36]/[.$E$5]" office:value-type="percentage" office:value="0.225352662159579" calcext:value-type="percentage">
            <text:p>%22,54</text:p>
          </table:table-cell>
          <table:table-cell table:style-name="ce387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387" table:formula="of:=[.P35]+[.N36]" office:value-type="currency" office:currency="TRY" office:value="29028.7173022213" calcext:value-type="currency">
            <text:p>₺29.028,72</text:p>
          </table:table-cell>
          <table:table-cell table:style-name="ce441" table:formula="of:=[.Q35]+[.O36]" office:value-type="currency" office:currency="USD" office:value="101408.69797181" calcext:value-type="currency">
            <text:p>$101.408,70</text:p>
          </table:table-cell>
          <table:table-cell table:style-name="ce392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371" table:formula="of:=[$'02-11-GLR'.G50]" office:value-type="currency" office:currency="TRY" office:value="30000" calcext:value-type="currency">
            <text:p>₺30.000,00</text:p>
          </table:table-cell>
          <table:table-cell table:style-name="ce392"/>
          <table:table-cell table:style-name="ce405" table:formula="of:=[.K37]/[.$E$5]" office:value-type="percentage" office:value="0.772860951299323" calcext:value-type="percentage">
            <text:p>%77,29</text:p>
          </table:table-cell>
          <table:table-cell table:style-name="ce387" table:formula="of:=[.G36]*[.E37]" office:value-type="currency" office:currency="TRY" office:value="23239.4201352126" calcext:value-type="currency">
            <text:p>₺23.239,42</text:p>
          </table:table-cell>
          <table:table-cell table:style-name="ce424" table:formula="of:=[.H37]/[.S37]" office:value-type="currency" office:currency="USD" office:value="2763.30798278391" calcext:value-type="currency">
            <text:p>$2.763</text:p>
          </table:table-cell>
          <table:table-cell table:style-name="ce387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405" table:formula="of:=[.Q37]/[.$E$5]" office:value-type="percentage" office:value="0.227139048700677" calcext:value-type="percentage">
            <text:p>%22,71</text:p>
          </table:table-cell>
          <table:table-cell table:style-name="ce387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387" table:formula="of:=[.P36]+[.N37]" office:value-type="currency" office:currency="TRY" office:value="35789.2971670086" calcext:value-type="currency">
            <text:p>₺35.789,30</text:p>
          </table:table-cell>
          <table:table-cell table:style-name="ce441" table:formula="of:=[.Q36]+[.O37]" office:value-type="currency" office:currency="USD" office:value="102212.571915305" calcext:value-type="currency">
            <text:p>$102.212,57</text:p>
          </table:table-cell>
          <table:table-cell table:style-name="ce392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352"/>
          <table:table-cell/>
          <table:table-cell table:style-name="ce372" table:formula="of:=[$'02-12-GDR'.F116]" office:value-type="currency" office:currency="TRY" office:value="-15585" calcext:value-type="currency">
            <text:p>-₺15.585,00</text:p>
          </table:table-cell>
          <table:table-cell table:style-name="ce392"/>
          <table:table-cell table:style-name="ce405" table:formula="of:=[.K38]/[.$E$5]" office:value-type="percentage" office:value="0.773783176667045" calcext:value-type="percentage">
            <text:p>%77,38</text:p>
          </table:table-cell>
          <table:table-cell table:style-name="ce387" table:formula="of:=[.G37]*[.E38]" office:value-type="currency" office:currency="TRY" office:value="-12045.0379259999" calcext:value-type="currency">
            <text:p>-₺12.045,04</text:p>
          </table:table-cell>
          <table:table-cell table:style-name="ce424" table:formula="of:=[.H38]/[.S38]" office:value-type="currency" office:currency="USD" office:value="-1412.07947549824" calcext:value-type="currency">
            <text:p>-$1.412</text:p>
          </table:table-cell>
          <table:table-cell table:style-name="ce387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405" table:formula="of:=[.Q38]/[.$E$5]" office:value-type="percentage" office:value="0.226216823332956" calcext:value-type="percentage">
            <text:p>%22,62</text:p>
          </table:table-cell>
          <table:table-cell table:style-name="ce387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387" table:formula="of:=[.P37]+[.N38]" office:value-type="currency" office:currency="TRY" office:value="32249.3350930086" calcext:value-type="currency">
            <text:p>₺32.249,34</text:p>
          </table:table-cell>
          <table:table-cell table:style-name="ce441" table:formula="of:=[.Q37]+[.O38]" office:value-type="currency" office:currency="USD" office:value="101797.57049983" calcext:value-type="currency">
            <text:p>$101.797,57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352"/>
          <table:table-cell/>
          <table:table-cell table:style-name="ce372" table:formula="of:=[$'02-12-GDR'.F127]" office:value-type="currency" office:currency="TRY" office:value="-12305" calcext:value-type="currency">
            <text:p>-₺12.305,00</text:p>
          </table:table-cell>
          <table:table-cell table:style-name="ce392"/>
          <table:table-cell table:style-name="ce405" table:formula="of:=[.K39]/[.$E$5]" office:value-type="percentage" office:value="0.774508355255325" calcext:value-type="percentage">
            <text:p>%77,45</text:p>
          </table:table-cell>
          <table:table-cell table:style-name="ce387" table:formula="of:=[.G38]*[.E39]" office:value-type="currency" office:currency="TRY" office:value="-9521.40198888799" calcext:value-type="currency">
            <text:p>-₺9.521,40</text:p>
          </table:table-cell>
          <table:table-cell table:style-name="ce424" table:formula="of:=[.H39]/[.S39]" office:value-type="currency" office:currency="USD" office:value="-1116.22532108886" calcext:value-type="currency">
            <text:p>-$1.116</text:p>
          </table:table-cell>
          <table:table-cell table:style-name="ce387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405" table:formula="of:=[.Q39]/[.$E$5]" office:value-type="percentage" office:value="0.225491644744676" calcext:value-type="percentage">
            <text:p>%22,55</text:p>
          </table:table-cell>
          <table:table-cell table:style-name="ce387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387" table:formula="of:=[.P38]+[.N39]" office:value-type="currency" office:currency="TRY" office:value="29465.7370818966" calcext:value-type="currency">
            <text:p>₺29.465,74</text:p>
          </table:table-cell>
          <table:table-cell table:style-name="ce441" table:formula="of:=[.Q38]+[.O39]" office:value-type="currency" office:currency="USD" office:value="101471.240135104" calcext:value-type="currency">
            <text:p>$101.471,24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352"/>
          <table:table-cell/>
          <table:table-cell table:style-name="ce372" table:formula="of:=[$'02-12-GDR'.F104]" office:value-type="currency" office:currency="TRY" office:value="-4179.31" calcext:value-type="currency">
            <text:p>-₺4.179,31</text:p>
          </table:table-cell>
          <table:table-cell table:style-name="ce392"/>
          <table:table-cell table:style-name="ce405" table:formula="of:=[.K40]/[.$E$5]" office:value-type="percentage" office:value="0.77475386769138" calcext:value-type="percentage">
            <text:p>%77,48</text:p>
          </table:table-cell>
          <table:table-cell table:style-name="ce387" table:formula="of:=[.G39]*[.E40]" office:value-type="currency" office:currency="TRY" office:value="-3236.91051420213" calcext:value-type="currency">
            <text:p>-₺3.236,91</text:p>
          </table:table-cell>
          <table:table-cell table:style-name="ce424" table:formula="of:=[.H40]/[.S40]" office:value-type="currency" office:currency="USD" office:value="-379.473682790402" calcext:value-type="currency">
            <text:p>-$379</text:p>
          </table:table-cell>
          <table:table-cell table:style-name="ce387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405" table:formula="of:=[.Q40]/[.$E$5]" office:value-type="percentage" office:value="0.225246132308621" calcext:value-type="percentage">
            <text:p>%22,52</text:p>
          </table:table-cell>
          <table:table-cell table:style-name="ce387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387" table:formula="of:=[.P39]+[.N40]" office:value-type="currency" office:currency="TRY" office:value="28523.3375960987" calcext:value-type="currency">
            <text:p>₺28.523,34</text:p>
          </table:table-cell>
          <table:table-cell table:style-name="ce441" table:formula="of:=[.Q39]+[.O40]" office:value-type="currency" office:currency="USD" office:value="101360.759538879" calcext:value-type="currency">
            <text:p>$101.360,76</text:p>
          </table:table-cell>
          <table:table-cell table:style-name="ce392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335"/>
          <table:table-cell table:style-name="ce345" office:value-type="string" calcext:value-type="string">
            <text:p>Yıllık Toplam 2021</text:p>
          </table:table-cell>
          <table:table-cell table:style-name="ce345"/>
          <table:table-cell table:style-name="ce360" table:formula="of:=SUM([.D31:.D40])" office:value-type="float" office:value="132760" calcext:value-type="float">
            <text:p>132760</text:p>
          </table:table-cell>
          <table:table-cell table:style-name="ce373" table:formula="of:=SUM([.E31:.E40])" office:value-type="currency" office:currency="TRY" office:value="120190.69" calcext:value-type="currency">
            <text:p>₺120.190,69</text:p>
          </table:table-cell>
          <table:table-cell table:style-name="ce393"/>
          <table:table-cell table:style-name="ce406"/>
          <table:table-cell table:style-name="ce373" table:formula="of:=SUM([.H31:.H40])" office:value-type="currency" office:currency="TRY" office:value="93592.3966826283" calcext:value-type="currency">
            <text:p>₺93.592,40</text:p>
          </table:table-cell>
          <table:table-cell table:style-name="ce425" table:formula="of:=SUM([.I31:.I40])" office:value-type="currency" office:currency="USD" office:value="9978.51341511515" calcext:value-type="currency">
            <text:p>$9.979</text:p>
          </table:table-cell>
          <table:table-cell table:style-name="ce434"/>
          <table:table-cell table:style-name="ce444"/>
          <table:table-cell table:style-name="ce433"/>
          <table:table-cell table:style-name="ce406"/>
          <table:table-cell table:style-name="ce373" table:formula="of:=SUM([.N31:.N40])" office:value-type="currency" office:currency="TRY" office:value="26598.2933173717" calcext:value-type="currency">
            <text:p>₺26.598,29</text:p>
          </table:table-cell>
          <table:table-cell table:style-name="ce425" table:formula="of:=SUM([.O31:.O40])" office:value-type="currency" office:currency="USD" office:value="2831.52167036208" calcext:value-type="currency">
            <text:p>$2.832</text:p>
          </table:table-cell>
          <table:table-cell table:style-name="ce464"/>
          <table:table-cell table:style-name="ce444"/>
          <table:table-cell table:style-name="ce478"/>
          <table:table-cell table:style-name="ce483"/>
          <table:table-cell table:number-columns-repeated="1005"/>
        </table:table-row>
        <table:table-row table:style-name="ro5">
          <table:table-cell table:number-columns-repeated="2"/>
          <table:table-cell table:style-name="ce353" office:value-type="string" calcext:value-type="string">
            <text:p>Toplam – Net 2018-21</text:p>
          </table:table-cell>
          <table:table-cell table:style-name="ce361" table:formula="of:=[.D41]+[.D29]" office:value-type="float" office:value="276029" calcext:value-type="float">
            <text:p>276029</text:p>
          </table:table-cell>
          <table:table-cell table:style-name="ce361" table:formula="of:=[.E41]+[.E29]" office:value-type="float" office:value="129790.156" calcext:value-type="float">
            <text:p>129790,156</text:p>
          </table:table-cell>
          <table:table-cell table:style-name="ce390"/>
          <table:table-cell table:style-name="ce405"/>
          <table:table-cell table:number-columns-repeated="5"/>
          <table:table-cell table:style-name="ce405"/>
          <table:table-cell table:number-columns-repeated="4"/>
          <table:table-cell table:style-name="ce390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353"/>
          <table:table-cell table:style-name="ce361" table:number-columns-repeated="2"/>
          <table:table-cell table:style-name="ce390"/>
          <table:table-cell table:style-name="ce405"/>
          <table:table-cell table:number-columns-repeated="5"/>
          <table:table-cell table:style-name="ce405"/>
          <table:table-cell table:number-columns-repeated="4"/>
          <table:table-cell table:style-name="ce390"/>
          <table:table-cell table:number-columns-repeated="1006"/>
        </table:table-row>
        <table:table-row table:style-name="ro5">
          <table:table-cell table:style-name="ce334" office:value-type="float" office:value="2022" calcext:value-type="float">
            <text:p>2022</text:p>
          </table:table-cell>
          <table:table-cell table:style-name="ce346" table:number-columns-repeated="2"/>
          <table:table-cell table:style-name="ce361"/>
          <table:table-cell table:style-name="ce371"/>
          <table:table-cell table:style-name="ce392"/>
          <table:table-cell table:style-name="ce405"/>
          <table:table-cell table:number-columns-repeated="5"/>
          <table:table-cell table:style-name="ce405"/>
          <table:table-cell table:number-columns-repeated="4"/>
          <table:table-cell table:style-name="ce390"/>
          <table:table-cell table:style-name="ce387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371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392"/>
          <table:table-cell table:style-name="ce405" table:formula="of:=[.K46]/[.$E$5]" office:value-type="percentage" office:value="0.773711664650044" calcext:value-type="percentage">
            <text:p>%77,37</text:p>
          </table:table-cell>
          <table:table-cell table:style-name="ce387" table:formula="of:=[.G40]*[.E46]" office:value-type="currency" office:currency="TRY" office:value="27891.1392368897" calcext:value-type="currency">
            <text:p>₺27.891,14</text:p>
          </table:table-cell>
          <table:table-cell table:style-name="ce424" table:formula="of:=[.H46]/[.S46]" office:value-type="currency" office:currency="USD" office:value="1613.13702931693" calcext:value-type="currency">
            <text:p>$1.613</text:p>
          </table:table-cell>
          <table:table-cell table:style-name="ce387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405" table:formula="of:=[.Q46]/[.$E$5]" office:value-type="percentage" office:value="0.226288335349956" calcext:value-type="percentage">
            <text:p>%22,63</text:p>
          </table:table-cell>
          <table:table-cell table:style-name="ce387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387" table:formula="of:=[.P40]+[.N46]" office:value-type="currency" office:currency="TRY" office:value="36632.198359209" calcext:value-type="currency">
            <text:p>₺36.632,20</text:p>
          </table:table-cell>
          <table:table-cell table:style-name="ce441" table:formula="of:=[.Q40]+[.O46]" office:value-type="currency" office:currency="USD" office:value="101829.75090748" calcext:value-type="currency">
            <text:p>$101.829,75</text:p>
          </table:table-cell>
          <table:table-cell table:style-name="ce392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375" table:formula="of:=[$'02-11-GLR'.G65]" office:value-type="currency" office:currency="TRY" office:value="20000" calcext:value-type="currency">
            <text:p>₺20.000,00</text:p>
          </table:table-cell>
          <table:table-cell table:style-name="ce392"/>
          <table:table-cell table:style-name="ce405" table:formula="of:=[.K47]/[.$E$5]" office:value-type="percentage" office:value="0.77314345790717" calcext:value-type="percentage">
            <text:p>%77,31</text:p>
          </table:table-cell>
          <table:table-cell table:style-name="ce387" table:formula="of:=[.G46]*[.E47]" office:value-type="currency" office:currency="TRY" office:value="15474.2332930009" calcext:value-type="currency">
            <text:p>₺15.474,23</text:p>
          </table:table-cell>
          <table:table-cell table:style-name="ce424" table:formula="of:=[.H47]/[.S47]" office:value-type="currency" office:currency="USD" office:value="894.464352196583" calcext:value-type="currency">
            <text:p>$894</text:p>
          </table:table-cell>
          <table:table-cell table:style-name="ce387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405" table:formula="of:=[.Q47]/[.$E$5]" office:value-type="percentage" office:value="0.226856542092831" calcext:value-type="percentage">
            <text:p>%22,69</text:p>
          </table:table-cell>
          <table:table-cell table:style-name="ce387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387" table:formula="of:=[.P46]+[.N47]" office:value-type="currency" office:currency="TRY" office:value="41157.9650662082" calcext:value-type="currency">
            <text:p>₺41.157,97</text:p>
          </table:table-cell>
          <table:table-cell table:style-name="ce441" table:formula="of:=[.Q46]+[.O47]" office:value-type="currency" office:currency="USD" office:value="102085.443941774" calcext:value-type="currency">
            <text:p>$102.085,44</text:p>
          </table:table-cell>
          <table:table-cell table:style-name="ce392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375" table:formula="of:=[$'02-11-GLR'.G66]" office:value-type="currency" office:currency="TRY" office:value="25000" calcext:value-type="currency">
            <text:p>₺25.000,00</text:p>
          </table:table-cell>
          <table:table-cell table:style-name="ce392"/>
          <table:table-cell table:style-name="ce405" table:formula="of:=[.K48]/[.$E$5]" office:value-type="percentage" office:value="0.772469493135652" calcext:value-type="percentage">
            <text:p>%77,25</text:p>
          </table:table-cell>
          <table:table-cell table:style-name="ce387" table:formula="of:=[.G47]*[.E48]" office:value-type="currency" office:currency="TRY" office:value="19328.5864476792" calcext:value-type="currency">
            <text:p>₺19.328,59</text:p>
          </table:table-cell>
          <table:table-cell table:style-name="ce424" table:formula="of:=[.H48]/[.S48]" office:value-type="currency" office:currency="USD" office:value="1033.614248539" calcext:value-type="currency">
            <text:p>$1.034</text:p>
          </table:table-cell>
          <table:table-cell table:style-name="ce387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405" table:formula="of:=[.Q48]/[.$E$5]" office:value-type="percentage" office:value="0.227530506864349" calcext:value-type="percentage">
            <text:p>%22,75</text:p>
          </table:table-cell>
          <table:table-cell table:style-name="ce387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387" table:formula="of:=[.P47]+[.N48]" office:value-type="currency" office:currency="TRY" office:value="46829.3786185289" calcext:value-type="currency">
            <text:p>₺46.829,38</text:p>
          </table:table-cell>
          <table:table-cell table:style-name="ce441" table:formula="of:=[.Q47]+[.O48]" office:value-type="currency" office:currency="USD" office:value="102388.728088957" calcext:value-type="currency">
            <text:p>$102.388,73</text:p>
          </table:table-cell>
          <table:table-cell table:style-name="ce392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352"/>
          <table:table-cell/>
          <table:table-cell table:style-name="ce375" table:formula="of:=[$'02-12-GDR'.F134]" office:value-type="currency" office:currency="TRY" office:value="-8000" calcext:value-type="currency">
            <text:p>-₺8.000,00</text:p>
          </table:table-cell>
          <table:table-cell table:style-name="ce392"/>
          <table:table-cell table:style-name="ce405" table:formula="of:=[.K49]/[.$E$5]" office:value-type="percentage" office:value="0.772694214623913" calcext:value-type="percentage">
            <text:p>%77,27</text:p>
          </table:table-cell>
          <table:table-cell table:style-name="ce387" table:formula="of:=[.G48]*[.E49]" office:value-type="currency" office:currency="TRY" office:value="-6179.75594508521" calcext:value-type="currency">
            <text:p>-₺6.179,76</text:p>
          </table:table-cell>
          <table:table-cell table:style-name="ce424" table:formula="of:=[.H49]/[.S49]" office:value-type="currency" office:currency="USD" office:value="-343.319774726956" calcext:value-type="currency">
            <text:p>-$343</text:p>
          </table:table-cell>
          <table:table-cell table:style-name="ce387" table:formula="of:=[.J48]+[.H49]" office:value-type="currency" office:currency="TRY" office:value="157781.021436386" calcext:value-type="currency">
            <text:p>₺157.781,02</text:p>
          </table:table-cell>
          <table:table-cell table:formula="of:=[.K48]-[.O49]" office:value-type="currency" office:currency="USD" office:value="347712.396580761" calcext:value-type="currency">
            <text:p>$347.712,40</text:p>
          </table:table-cell>
          <table:table-cell/>
          <table:table-cell table:style-name="ce405" table:formula="of:=[.Q49]/[.$E$5]" office:value-type="percentage" office:value="0.227305785376087" calcext:value-type="percentage">
            <text:p>%22,73</text:p>
          </table:table-cell>
          <table:table-cell table:style-name="ce387" table:formula="of:=[.M48]*[.E49]" office:value-type="currency" office:currency="TRY" office:value="-1820.24405491479" calcext:value-type="currency">
            <text:p>-₺1.820,24</text:p>
          </table:table-cell>
          <table:table-cell table:formula="of:=[.N49]/[.S49]" office:value-type="currency" office:currency="USD" office:value="-101.124669717488" calcext:value-type="currency">
            <text:p>-$101</text:p>
          </table:table-cell>
          <table:table-cell table:style-name="ce387" table:formula="of:=[.P48]+[.N49]" office:value-type="currency" office:currency="TRY" office:value="45009.1345636141" calcext:value-type="currency">
            <text:p>₺45.009,13</text:p>
          </table:table-cell>
          <table:table-cell table:style-name="ce441" table:formula="of:=[.Q48]+[.O49]" office:value-type="currency" office:currency="USD" office:value="102287.603419239" calcext:value-type="currency">
            <text:p>$102.287,60</text:p>
          </table:table-cell>
          <table:table-cell table:style-name="ce392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371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405" table:formula="of:=[.K50]/[.$E$5]" office:value-type="percentage" office:value="0.771602054694178" calcext:value-type="percentage">
            <text:p>%77,16</text:p>
          </table:table-cell>
          <table:table-cell table:style-name="ce387" table:formula="of:=[.G49]*[.E50]" office:value-type="currency" office:currency="TRY" office:value="30907.7685849565" calcext:value-type="currency">
            <text:p>₺30.907,77</text:p>
          </table:table-cell>
          <table:table-cell table:style-name="ce424" table:formula="of:=[.H50]/[.S50]" office:value-type="currency" office:currency="USD" office:value="1670.69019378143" calcext:value-type="currency">
            <text:p>$1.671</text:p>
          </table:table-cell>
          <table:table-cell table:style-name="ce387" table:formula="of:=[.J49]+[.H50]" office:value-type="currency" office:currency="TRY" office:value="188688.790021342" calcext:value-type="currency">
            <text:p>₺188.688,79</text:p>
          </table:table-cell>
          <table:table-cell table:formula="of:=[.K49]-[.O50]" office:value-type="currency" office:currency="USD" office:value="347220.92461238" calcext:value-type="currency">
            <text:p>$347.220,92</text:p>
          </table:table-cell>
          <table:table-cell/>
          <table:table-cell table:style-name="ce405" table:formula="of:=[.Q50]/[.$E$5]" office:value-type="percentage" office:value="0.228397945305822" calcext:value-type="percentage">
            <text:p>%22,84</text:p>
          </table:table-cell>
          <table:table-cell table:style-name="ce387" table:formula="of:=[.M49]*[.E50]" office:value-type="currency" office:currency="TRY" office:value="9092.2314150435" calcext:value-type="currency">
            <text:p>₺9.092,23</text:p>
          </table:table-cell>
          <table:table-cell table:formula="of:=[.N50]/[.S50]" office:value-type="currency" office:currency="USD" office:value="491.47196838073" calcext:value-type="currency">
            <text:p>$491</text:p>
          </table:table-cell>
          <table:table-cell table:style-name="ce387" table:formula="of:=[.P49]+[.N50]" office:value-type="currency" office:currency="TRY" office:value="54101.3659786576" calcext:value-type="currency">
            <text:p>₺54.101,37</text:p>
          </table:table-cell>
          <table:table-cell table:style-name="ce441" table:formula="of:=[.Q49]+[.O50]" office:value-type="currency" office:currency="USD" office:value="102779.07538762" calcext:value-type="currency">
            <text:p>$102.779,08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71" office:value-type="currency" office:currency="TRY" office:value="1000" calcext:value-type="currency">
            <text:p>₺1.000,00</text:p>
          </table:table-cell>
          <table:table-cell table:style-name="ce392"/>
          <table:table-cell table:style-name="ce405" table:formula="of:=[.K51]/[.$E$5]" office:value-type="percentage" office:value="0.771574619505553" calcext:value-type="percentage">
            <text:p>%77,16</text:p>
          </table:table-cell>
          <table:table-cell table:style-name="ce387" table:formula="of:=[.G50]*[.E51]" office:value-type="currency" office:currency="TRY" office:value="771.602054694178" calcext:value-type="currency">
            <text:p>₺771,60</text:p>
          </table:table-cell>
          <table:table-cell table:style-name="ce424" table:formula="of:=[.H51]/[.S51]" office:value-type="currency" office:currency="USD" office:value="41.7082191726583" calcext:value-type="currency">
            <text:p>$42</text:p>
          </table:table-cell>
          <table:table-cell table:style-name="ce387" table:formula="of:=[.J50]+[.H51]" office:value-type="currency" office:currency="TRY" office:value="189460.392076037" calcext:value-type="currency">
            <text:p>₺189.460,39</text:p>
          </table:table-cell>
          <table:table-cell table:formula="of:=[.K50]-[.O51]" office:value-type="currency" office:currency="USD" office:value="347208.578777499" calcext:value-type="currency">
            <text:p>$347.208,58</text:p>
          </table:table-cell>
          <table:table-cell/>
          <table:table-cell table:style-name="ce405" table:formula="of:=[.Q51]/[.$E$5]" office:value-type="percentage" office:value="0.228425380494448" calcext:value-type="percentage">
            <text:p>%22,84</text:p>
          </table:table-cell>
          <table:table-cell table:style-name="ce387" table:formula="of:=[.M50]*[.E51]" office:value-type="currency" office:currency="TRY" office:value="228.397945305822" calcext:value-type="currency">
            <text:p>₺228,40</text:p>
          </table:table-cell>
          <table:table-cell table:formula="of:=[.N51]/[.S51]" office:value-type="currency" office:currency="USD" office:value="12.3458348813958" calcext:value-type="currency">
            <text:p>$12</text:p>
          </table:table-cell>
          <table:table-cell table:style-name="ce387" table:formula="of:=[.P50]+[.N51]" office:value-type="currency" office:currency="TRY" office:value="54329.7639239635" calcext:value-type="currency">
            <text:p>₺54.329,76</text:p>
          </table:table-cell>
          <table:table-cell table:style-name="ce441" table:formula="of:=[.Q50]+[.O51]" office:value-type="currency" office:currency="USD" office:value="102791.421222502" calcext:value-type="currency">
            <text:p>$102.791,42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371" table:formula="of:=[$'02-11-GLR'.G72]" office:value-type="currency" office:currency="TRY" office:value="40000" calcext:value-type="currency">
            <text:p>₺40.000,00</text:p>
          </table:table-cell>
          <table:table-cell table:style-name="ce392"/>
          <table:table-cell table:style-name="ce405" table:formula="of:=[.K52]/[.$E$5]" office:value-type="percentage" office:value="0.770533364209851" calcext:value-type="percentage">
            <text:p>%77,05</text:p>
          </table:table-cell>
          <table:table-cell table:style-name="ce387" table:formula="of:=[.G51]*[.E52]" office:value-type="currency" office:currency="TRY" office:value="30862.9847802221" calcext:value-type="currency">
            <text:p>₺30.862,98</text:p>
          </table:table-cell>
          <table:table-cell table:style-name="ce424" table:formula="of:=[.H52]/[.S52]" office:value-type="currency" office:currency="USD" office:value="1582.71716821652" calcext:value-type="currency">
            <text:p>$1.583</text:p>
          </table:table-cell>
          <table:table-cell table:style-name="ce387" table:formula="of:=[.J51]+[.H52]" office:value-type="currency" office:currency="TRY" office:value="220323.376856259" calcext:value-type="currency">
            <text:p>₺220.323,38</text:p>
          </table:table-cell>
          <table:table-cell table:formula="of:=[.K51]-[.O52]" office:value-type="currency" office:currency="USD" office:value="346740.013894433" calcext:value-type="currency">
            <text:p>$346.740,01</text:p>
          </table:table-cell>
          <table:table-cell/>
          <table:table-cell table:style-name="ce405" table:formula="of:=[.Q52]/[.$E$5]" office:value-type="percentage" office:value="0.229466635790149" calcext:value-type="percentage">
            <text:p>%22,95</text:p>
          </table:table-cell>
          <table:table-cell table:style-name="ce387" table:formula="of:=[.M51]*[.E52]" office:value-type="currency" office:currency="TRY" office:value="9137.01521977791" calcext:value-type="currency">
            <text:p>₺9.137,02</text:p>
          </table:table-cell>
          <table:table-cell table:formula="of:=[.N52]/[.S52]" office:value-type="currency" office:currency="USD" office:value="468.564883065534" calcext:value-type="currency">
            <text:p>$469</text:p>
          </table:table-cell>
          <table:table-cell table:style-name="ce387" table:formula="of:=[.P51]+[.N52]" office:value-type="currency" office:currency="TRY" office:value="63466.7791437414" calcext:value-type="currency">
            <text:p>₺63.466,78</text:p>
          </table:table-cell>
          <table:table-cell table:style-name="ce441" table:formula="of:=[.Q51]+[.O52]" office:value-type="currency" office:currency="USD" office:value="103259.986105567" calcext:value-type="currency">
            <text:p>$103.259,99</text:p>
          </table:table-cell>
          <table:table-cell table:style-name="ce392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71" office:value-type="currency" office:currency="TRY" office:value="1000" calcext:value-type="currency">
            <text:p>₺1.000,00</text:p>
          </table:table-cell>
          <table:table-cell table:style-name="ce392"/>
          <table:table-cell table:style-name="ce405" table:formula="of:=[.K53]/[.$E$5]" office:value-type="percentage" office:value="0.770505800649997" calcext:value-type="percentage">
            <text:p>%77,05</text:p>
          </table:table-cell>
          <table:table-cell table:style-name="ce387" table:formula="of:=[.G52]*[.E53]" office:value-type="currency" office:currency="TRY" office:value="770.533364209851" calcext:value-type="currency">
            <text:p>₺770,53</text:p>
          </table:table-cell>
          <table:table-cell table:style-name="ce424" table:formula="of:=[.H53]/[.S53]" office:value-type="currency" office:currency="USD" office:value="41.6504521194514" calcext:value-type="currency">
            <text:p>$42</text:p>
          </table:table-cell>
          <table:table-cell table:style-name="ce387" table:formula="of:=[.J52]+[.H53]" office:value-type="currency" office:currency="TRY" office:value="221093.910220469" calcext:value-type="currency">
            <text:p>₺221.093,91</text:p>
          </table:table-cell>
          <table:table-cell table:formula="of:=[.K52]-[.O53]" office:value-type="currency" office:currency="USD" office:value="346727.610292499" calcext:value-type="currency">
            <text:p>$346.727,61</text:p>
          </table:table-cell>
          <table:table-cell/>
          <table:table-cell table:style-name="ce405" table:formula="of:=[.Q53]/[.$E$5]" office:value-type="percentage" office:value="0.229494199350004" calcext:value-type="percentage">
            <text:p>%22,95</text:p>
          </table:table-cell>
          <table:table-cell table:style-name="ce387" table:formula="of:=[.M52]*[.E53]" office:value-type="currency" office:currency="TRY" office:value="229.466635790149" calcext:value-type="currency">
            <text:p>₺229,47</text:p>
          </table:table-cell>
          <table:table-cell table:formula="of:=[.N53]/[.S53]" office:value-type="currency" office:currency="USD" office:value="12.4036019346027" calcext:value-type="currency">
            <text:p>$12</text:p>
          </table:table-cell>
          <table:table-cell table:style-name="ce387" table:formula="of:=[.P52]+[.N53]" office:value-type="currency" office:currency="TRY" office:value="63696.2457795315" calcext:value-type="currency">
            <text:p>₺63.696,25</text:p>
          </table:table-cell>
          <table:table-cell table:style-name="ce441" table:formula="of:=[.Q52]+[.O53]" office:value-type="currency" office:currency="USD" office:value="103272.389707502" calcext:value-type="currency">
            <text:p>$103.272,39</text:p>
          </table:table-cell>
          <table:table-cell table:style-name="ce392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371" office:value-type="currency" office:currency="TRY" office:value="82000" calcext:value-type="currency">
            <text:p>₺82.000,00</text:p>
          </table:table-cell>
          <table:table-cell table:style-name="ce392"/>
          <table:table-cell table:style-name="ce405" table:formula="of:=[.K54]/[.$E$5]" office:value-type="percentage" office:value="0.768257470381574" calcext:value-type="percentage">
            <text:p>%76,83</text:p>
          </table:table-cell>
          <table:table-cell table:style-name="ce387" table:formula="of:=[.G53]*[.E54]" office:value-type="currency" office:currency="TRY" office:value="63181.4756532997" calcext:value-type="currency">
            <text:p>₺63.181,48</text:p>
          </table:table-cell>
          <table:table-cell table:style-name="ce424" table:formula="of:=[.H54]/[.S54]" office:value-type="currency" office:currency="USD" office:value="3396.8535297473" calcext:value-type="currency">
            <text:p>$3.397</text:p>
          </table:table-cell>
          <table:table-cell table:style-name="ce387" table:formula="of:=[.J53]+[.H54]" office:value-type="currency" office:currency="TRY" office:value="284275.385873768" calcext:value-type="currency">
            <text:p>₺284.275,39</text:p>
          </table:table-cell>
          <table:table-cell table:formula="of:=[.K53]-[.O54]" office:value-type="currency" office:currency="USD" office:value="345715.861671708" calcext:value-type="currency">
            <text:p>$345.715,86</text:p>
          </table:table-cell>
          <table:table-cell/>
          <table:table-cell table:style-name="ce405" table:formula="of:=[.Q54]/[.$E$5]" office:value-type="percentage" office:value="0.231742529618427" calcext:value-type="percentage">
            <text:p>%23,17</text:p>
          </table:table-cell>
          <table:table-cell table:style-name="ce387" table:formula="of:=[.M53]*[.E54]" office:value-type="currency" office:currency="TRY" office:value="18818.5243467003" calcext:value-type="currency">
            <text:p>₺18.818,52</text:p>
          </table:table-cell>
          <table:table-cell table:formula="of:=[.N54]/[.S54]" office:value-type="currency" office:currency="USD" office:value="1011.74862079034" calcext:value-type="currency">
            <text:p>$1.012</text:p>
          </table:table-cell>
          <table:table-cell table:style-name="ce387" table:formula="of:=[.P53]+[.N54]" office:value-type="currency" office:currency="TRY" office:value="82514.7701262318" calcext:value-type="currency">
            <text:p>₺82.514,77</text:p>
          </table:table-cell>
          <table:table-cell table:style-name="ce441" table:formula="of:=[.Q53]+[.O54]" office:value-type="currency" office:currency="USD" office:value="104284.138328292" calcext:value-type="currency">
            <text:p>$104.284,14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371" office:value-type="currency" office:currency="TRY" office:value="84000" calcext:value-type="currency">
            <text:p>₺84.000,00</text:p>
          </table:table-cell>
          <table:table-cell table:style-name="ce392"/>
          <table:table-cell table:style-name="ce405" table:formula="of:=[.K55]/[.$E$5]" office:value-type="percentage" office:value="0.765931738901532" calcext:value-type="percentage">
            <text:p>%76,59</text:p>
          </table:table-cell>
          <table:table-cell table:style-name="ce387" table:formula="of:=[.G54]*[.E55]" office:value-type="currency" office:currency="TRY" office:value="64533.6275120522" calcext:value-type="currency">
            <text:p>₺64.533,63</text:p>
          </table:table-cell>
          <table:table-cell table:style-name="ce424" table:formula="of:=[.H55]/[.S55]" office:value-type="currency" office:currency="USD" office:value="3469.54986623937" calcext:value-type="currency">
            <text:p>$3.470</text:p>
          </table:table-cell>
          <table:table-cell table:style-name="ce387" table:formula="of:=[.J54]+[.H55]" office:value-type="currency" office:currency="TRY" office:value="348809.01338582" calcext:value-type="currency">
            <text:p>₺348.809,01</text:p>
          </table:table-cell>
          <table:table-cell table:formula="of:=[.K54]-[.O55]" office:value-type="currency" office:currency="USD" office:value="344669.28250569" calcext:value-type="currency">
            <text:p>$344.669,28</text:p>
          </table:table-cell>
          <table:table-cell/>
          <table:table-cell table:style-name="ce405" table:formula="of:=[.Q55]/[.$E$5]" office:value-type="percentage" office:value="0.234068261098468" calcext:value-type="percentage">
            <text:p>%23,41</text:p>
          </table:table-cell>
          <table:table-cell table:style-name="ce387" table:formula="of:=[.M54]*[.E55]" office:value-type="currency" office:currency="TRY" office:value="19466.3724879478" calcext:value-type="currency">
            <text:p>₺19.466,37</text:p>
          </table:table-cell>
          <table:table-cell table:formula="of:=[.N55]/[.S55]" office:value-type="currency" office:currency="USD" office:value="1046.5791660187" calcext:value-type="currency">
            <text:p>$1.047</text:p>
          </table:table-cell>
          <table:table-cell table:style-name="ce387" table:formula="of:=[.P54]+[.N55]" office:value-type="currency" office:currency="TRY" office:value="101981.14261418" calcext:value-type="currency">
            <text:p>₺101.981,14</text:p>
          </table:table-cell>
          <table:table-cell table:style-name="ce441" table:formula="of:=[.Q54]+[.O55]" office:value-type="currency" office:currency="USD" office:value="105330.717494311" calcext:value-type="currency">
            <text:p>$105.330,7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71" office:value-type="currency" office:currency="TRY" office:value="1000" calcext:value-type="currency">
            <text:p>₺1.000,00</text:p>
          </table:table-cell>
          <table:table-cell table:style-name="ce392"/>
          <table:table-cell table:style-name="ce405" table:formula="of:=[.K56]/[.$E$5]" office:value-type="percentage" office:value="0.765905200549934" calcext:value-type="percentage">
            <text:p>%76,59</text:p>
          </table:table-cell>
          <table:table-cell table:style-name="ce387" table:formula="of:=[.G55]*[.E56]" office:value-type="currency" office:currency="TRY" office:value="765.931738901532" calcext:value-type="currency">
            <text:p>₺765,93</text:p>
          </table:table-cell>
          <table:table-cell table:style-name="ce424" table:formula="of:=[.H56]/[.S56]" office:value-type="currency" office:currency="USD" office:value="39.0781499439557" calcext:value-type="currency">
            <text:p>$39</text:p>
          </table:table-cell>
          <table:table-cell table:style-name="ce387" table:formula="of:=[.J55]+[.H56]" office:value-type="currency" office:currency="TRY" office:value="349574.945124722" calcext:value-type="currency">
            <text:p>₺349.574,95</text:p>
          </table:table-cell>
          <table:table-cell table:formula="of:=[.K55]-[.O56]" office:value-type="currency" office:currency="USD" office:value="344657.34024747" calcext:value-type="currency">
            <text:p>$344.657,34</text:p>
          </table:table-cell>
          <table:table-cell table:style-name="ce390"/>
          <table:table-cell table:style-name="ce405" table:formula="of:=[.Q55]/[.$E$5]" office:value-type="percentage" office:value="0.234068261098468" calcext:value-type="percentage">
            <text:p>%23,41</text:p>
          </table:table-cell>
          <table:table-cell table:style-name="ce387" table:formula="of:=[.M55]*[.E56]" office:value-type="currency" office:currency="TRY" office:value="234.068261098468" calcext:value-type="currency">
            <text:p>₺234,07</text:p>
          </table:table-cell>
          <table:table-cell table:formula="of:=[.N56]/[.S56]" office:value-type="currency" office:currency="USD" office:value="11.9422582193096" calcext:value-type="currency">
            <text:p>$12</text:p>
          </table:table-cell>
          <table:table-cell table:style-name="ce387" table:formula="of:=[.P55]+[.N56]" office:value-type="currency" office:currency="TRY" office:value="102215.210875278" calcext:value-type="currency">
            <text:p>₺102.215,21</text:p>
          </table:table-cell>
          <table:table-cell table:style-name="ce441" table:formula="of:=[.Q55]+[.O56]" office:value-type="currency" office:currency="USD" office:value="105342.65975253" calcext:value-type="currency">
            <text:p>$105.342,66</text:p>
          </table:table-cell>
          <table:table-cell table:style-name="ce392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71" office:value-type="currency" office:currency="TRY" office:value="1000" calcext:value-type="currency">
            <text:p>₺1.000,00</text:p>
          </table:table-cell>
          <table:table-cell table:style-name="ce392"/>
          <table:table-cell table:style-name="ce405" table:formula="of:=[.K57]/[.$E$5]" office:value-type="percentage" office:value="0.765877235405239" calcext:value-type="percentage">
            <text:p>%76,59</text:p>
          </table:table-cell>
          <table:table-cell table:style-name="ce387" table:formula="of:=[.G56]*[.E57]" office:value-type="currency" office:currency="TRY" office:value="765.905200549934" calcext:value-type="currency">
            <text:p>₺765,91</text:p>
          </table:table-cell>
          <table:table-cell table:style-name="ce424" table:formula="of:=[.H57]/[.S57]" office:value-type="currency" office:currency="USD" office:value="41.1776989542975" calcext:value-type="currency">
            <text:p>$41</text:p>
          </table:table-cell>
          <table:table-cell table:style-name="ce387" table:formula="of:=[.J56]+[.H57]" office:value-type="currency" office:currency="TRY" office:value="350340.850325272" calcext:value-type="currency">
            <text:p>₺350.340,85</text:p>
          </table:table-cell>
          <table:table-cell table:formula="of:=[.K56]-[.O57]" office:value-type="currency" office:currency="USD" office:value="344644.755932357" calcext:value-type="currency">
            <text:p>$344.644,76</text:p>
          </table:table-cell>
          <table:table-cell table:style-name="ce390"/>
          <table:table-cell table:style-name="ce405" table:formula="of:=[.Q57]/[.$E$5]" office:value-type="percentage" office:value="0.234122764594762" calcext:value-type="percentage">
            <text:p>%23,41</text:p>
          </table:table-cell>
          <table:table-cell table:style-name="ce387" table:formula="of:=[.M56]*[.E57]" office:value-type="currency" office:currency="TRY" office:value="234.068261098468" calcext:value-type="currency">
            <text:p>₺234,07</text:p>
          </table:table-cell>
          <table:table-cell table:formula="of:=[.N57]/[.S57]" office:value-type="currency" office:currency="USD" office:value="12.5843151128209" calcext:value-type="currency">
            <text:p>$13</text:p>
          </table:table-cell>
          <table:table-cell table:style-name="ce387" table:formula="of:=[.P56]+[.N57]" office:value-type="currency" office:currency="TRY" office:value="102449.279136377" calcext:value-type="currency">
            <text:p>₺102.449,28</text:p>
          </table:table-cell>
          <table:table-cell table:style-name="ce441" table:formula="of:=[.Q56]+[.O57]" office:value-type="currency" office:currency="USD" office:value="105355.244067643" calcext:value-type="currency">
            <text:p>$105.355,24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71" office:value-type="currency" office:currency="TRY" office:value="1000" calcext:value-type="currency">
            <text:p>₺1.000,00</text:p>
          </table:table-cell>
          <table:table-cell table:style-name="ce390"/>
          <table:table-cell table:style-name="ce405" table:formula="of:=[.K58]/[.$E$5]" office:value-type="percentage" office:value="0.765849263748776" calcext:value-type="percentage">
            <text:p>%76,58</text:p>
          </table:table-cell>
          <table:table-cell table:style-name="ce387" table:formula="of:=[.G57]*[.E58]" office:value-type="currency" office:currency="TRY" office:value="765.877235405239" calcext:value-type="currency">
            <text:p>₺765,88</text:p>
          </table:table-cell>
          <table:table-cell table:style-name="ce424" table:formula="of:=[.H58]/[.S58]" office:value-type="currency" office:currency="USD" office:value="41.1761954518946" calcext:value-type="currency">
            <text:p>$41</text:p>
          </table:table-cell>
          <table:table-cell table:style-name="ce387" table:formula="of:=[.J57]+[.H58]" office:value-type="currency" office:currency="TRY" office:value="351106.727560677" calcext:value-type="currency">
            <text:p>₺351.106,73</text:p>
          </table:table-cell>
          <table:table-cell table:formula="of:=[.K57]-[.O58]" office:value-type="currency" office:currency="USD" office:value="344632.168686949" calcext:value-type="currency">
            <text:p>$344.632,17</text:p>
          </table:table-cell>
          <table:table-cell/>
          <table:table-cell table:style-name="ce405" table:formula="of:=[.Q58]/[.$E$5]" office:value-type="percentage" office:value="0.234150736251225" calcext:value-type="percentage">
            <text:p>%23,42</text:p>
          </table:table-cell>
          <table:table-cell table:style-name="ce387" table:formula="of:=[.M57]*[.E58]" office:value-type="currency" office:currency="TRY" office:value="234.122764594762" calcext:value-type="currency">
            <text:p>₺234,12</text:p>
          </table:table-cell>
          <table:table-cell table:formula="of:=[.N58]/[.S58]" office:value-type="currency" office:currency="USD" office:value="12.5872454083205" calcext:value-type="currency">
            <text:p>$13</text:p>
          </table:table-cell>
          <table:table-cell table:style-name="ce387" table:formula="of:=[.P57]+[.N58]" office:value-type="currency" office:currency="TRY" office:value="102683.401900971" calcext:value-type="currency">
            <text:p>₺102.683,40</text:p>
          </table:table-cell>
          <table:table-cell table:style-name="ce441" table:formula="of:=[.Q57]+[.O58]" office:value-type="currency" office:currency="USD" office:value="105367.831313051" calcext:value-type="currency">
            <text:p>$105.367,83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71" office:value-type="currency" office:currency="TRY" office:value="1000" calcext:value-type="currency">
            <text:p>₺1.000,00</text:p>
          </table:table-cell>
          <table:table-cell table:style-name="ce390"/>
          <table:table-cell table:style-name="ce405" table:formula="of:=[.K59]/[.$E$5]" office:value-type="percentage" office:value="0.765821288750418" calcext:value-type="percentage">
            <text:p>%76,58</text:p>
          </table:table-cell>
          <table:table-cell table:style-name="ce387" table:formula="of:=[.G58]*[.E59]" office:value-type="currency" office:currency="TRY" office:value="765.849263748776" calcext:value-type="currency">
            <text:p>₺765,85</text:p>
          </table:table-cell>
          <table:table-cell table:style-name="ce424" table:formula="of:=[.H59]/[.S59]" office:value-type="currency" office:currency="USD" office:value="41.1746915993965" calcext:value-type="currency">
            <text:p>$41</text:p>
          </table:table-cell>
          <table:table-cell table:style-name="ce387" table:formula="of:=[.J58]+[.H59]" office:value-type="currency" office:currency="TRY" office:value="351872.576824426" calcext:value-type="currency">
            <text:p>₺351.872,58</text:p>
          </table:table-cell>
          <table:table-cell table:formula="of:=[.K58]-[.O59]" office:value-type="currency" office:currency="USD" office:value="344619.579937688" calcext:value-type="currency">
            <text:p>$344.619,58</text:p>
          </table:table-cell>
          <table:table-cell/>
          <table:table-cell table:style-name="ce405" table:formula="of:=[.Q59]/[.$E$5]" office:value-type="percentage" office:value="0.234178711249582" calcext:value-type="percentage">
            <text:p>%23,42</text:p>
          </table:table-cell>
          <table:table-cell table:style-name="ce387" table:formula="of:=[.M58]*[.E59]" office:value-type="currency" office:currency="TRY" office:value="234.150736251225" calcext:value-type="currency">
            <text:p>₺234,15</text:p>
          </table:table-cell>
          <table:table-cell table:formula="of:=[.N59]/[.S59]" office:value-type="currency" office:currency="USD" office:value="12.5887492608185" calcext:value-type="currency">
            <text:p>$13</text:p>
          </table:table-cell>
          <table:table-cell table:style-name="ce387" table:formula="of:=[.P58]+[.N59]" office:value-type="currency" office:currency="TRY" office:value="102917.552637223" calcext:value-type="currency">
            <text:p>₺102.917,55</text:p>
          </table:table-cell>
          <table:table-cell table:style-name="ce441" table:formula="of:=[.Q58]+[.O59]" office:value-type="currency" office:currency="USD" office:value="105380.420062312" calcext:value-type="currency">
            <text:p>$105.380,42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71" office:value-type="currency" office:currency="TRY" office:value="1000" calcext:value-type="currency">
            <text:p>₺1.000,00</text:p>
          </table:table-cell>
          <table:table-cell table:style-name="ce390"/>
          <table:table-cell table:style-name="ce405" table:formula="of:=[.K60]/[.$E$5]" office:value-type="percentage" office:value="0.765793310409767" calcext:value-type="percentage">
            <text:p>%76,58</text:p>
          </table:table-cell>
          <table:table-cell table:style-name="ce387" table:formula="of:=[.G59]*[.E60]" office:value-type="currency" office:currency="TRY" office:value="765.821288750418" calcext:value-type="currency">
            <text:p>₺765,82</text:p>
          </table:table-cell>
          <table:table-cell table:style-name="ce424" table:formula="of:=[.H60]/[.S60]" office:value-type="currency" office:currency="USD" office:value="41.1731875672268" calcext:value-type="currency">
            <text:p>$41</text:p>
          </table:table-cell>
          <table:table-cell table:style-name="ce387" table:formula="of:=[.J59]+[.H60]" office:value-type="currency" office:currency="TRY" office:value="352638.398113176" calcext:value-type="currency">
            <text:p>₺352.638,40</text:p>
          </table:table-cell>
          <table:table-cell table:formula="of:=[.K59]-[.O60]" office:value-type="currency" office:currency="USD" office:value="344606.989684395" calcext:value-type="currency">
            <text:p>$344.606,99</text:p>
          </table:table-cell>
          <table:table-cell/>
          <table:table-cell table:style-name="ce405" table:formula="of:=[.Q60]/[.$E$5]" office:value-type="percentage" office:value="0.234206689590233" calcext:value-type="percentage">
            <text:p>%23,42</text:p>
          </table:table-cell>
          <table:table-cell table:style-name="ce387" table:formula="of:=[.M59]*[.E60]" office:value-type="currency" office:currency="TRY" office:value="234.178711249582" calcext:value-type="currency">
            <text:p>₺234,18</text:p>
          </table:table-cell>
          <table:table-cell table:formula="of:=[.N60]/[.S60]" office:value-type="currency" office:currency="USD" office:value="12.5902532929883" calcext:value-type="currency">
            <text:p>$13</text:p>
          </table:table-cell>
          <table:table-cell table:style-name="ce387" table:formula="of:=[.P59]+[.N60]" office:value-type="currency" office:currency="TRY" office:value="103151.731348472" calcext:value-type="currency">
            <text:p>₺103.151,73</text:p>
          </table:table-cell>
          <table:table-cell table:style-name="ce441" table:formula="of:=[.Q59]+[.O60]" office:value-type="currency" office:currency="USD" office:value="105393.010315605" calcext:value-type="currency">
            <text:p>$105.393,01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371" office:value-type="currency" office:currency="TRY" office:value="1000" calcext:value-type="currency">
            <text:p>₺1.000,00</text:p>
          </table:table-cell>
          <table:table-cell table:style-name="ce390"/>
          <table:table-cell table:style-name="ce405" table:formula="of:=[.K61]/[.$E$5]" office:value-type="percentage" office:value="0.765765328726423" calcext:value-type="percentage">
            <text:p>%76,58</text:p>
          </table:table-cell>
          <table:table-cell table:style-name="ce387" table:formula="of:=[.G60]*[.E61]" office:value-type="currency" office:currency="TRY" office:value="765.793310409767" calcext:value-type="currency">
            <text:p>₺765,79</text:p>
          </table:table-cell>
          <table:table-cell table:style-name="ce424" table:formula="of:=[.H61]/[.S61]" office:value-type="currency" office:currency="USD" office:value="41.1716833553638" calcext:value-type="currency">
            <text:p>$41</text:p>
          </table:table-cell>
          <table:table-cell table:style-name="ce387" table:formula="of:=[.J60]+[.H61]" office:value-type="currency" office:currency="TRY" office:value="353404.191423586" calcext:value-type="currency">
            <text:p>₺353.404,19</text:p>
          </table:table-cell>
          <table:table-cell table:formula="of:=[.K60]-[.O61]" office:value-type="currency" office:currency="USD" office:value="344594.39792689" calcext:value-type="currency">
            <text:p>$344.594,40</text:p>
          </table:table-cell>
          <table:table-cell/>
          <table:table-cell table:style-name="ce405" table:formula="of:=[.Q61]/[.$E$5]" office:value-type="percentage" office:value="0.234234671273577" calcext:value-type="percentage">
            <text:p>%23,42</text:p>
          </table:table-cell>
          <table:table-cell table:style-name="ce387" table:formula="of:=[.M60]*[.E61]" office:value-type="currency" office:currency="TRY" office:value="234.206689590233" calcext:value-type="currency">
            <text:p>₺234,21</text:p>
          </table:table-cell>
          <table:table-cell table:formula="of:=[.N61]/[.S61]" office:value-type="currency" office:currency="USD" office:value="12.5917575048512" calcext:value-type="currency">
            <text:p>$13</text:p>
          </table:table-cell>
          <table:table-cell table:style-name="ce387" table:formula="of:=[.P60]+[.N61]" office:value-type="currency" office:currency="TRY" office:value="103385.938038062" calcext:value-type="currency">
            <text:p>₺103.385,94</text:p>
          </table:table-cell>
          <table:table-cell table:style-name="ce441" table:formula="of:=[.Q60]+[.O61]" office:value-type="currency" office:currency="USD" office:value="105405.60207311" calcext:value-type="currency">
            <text:p>$105.405,60</text:p>
          </table:table-cell>
          <table:table-cell table:style-name="ce392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335"/>
          <table:table-cell table:style-name="ce345" office:value-type="string" calcext:value-type="string">
            <text:p>Yıllık Toplam 2022</text:p>
          </table:table-cell>
          <table:table-cell table:style-name="ce345"/>
          <table:table-cell table:style-name="ce360" table:formula="of:=SUM([.D46:.D61])" office:value-type="float" office:value="335000" calcext:value-type="float">
            <text:p>335000</text:p>
          </table:table-cell>
          <table:table-cell table:style-name="ce376" table:formula="of:=SUM([.E46:.E61])" office:value-type="currency" office:currency="TRY" office:value="327000" calcext:value-type="currency">
            <text:p>₺327.000,00</text:p>
          </table:table-cell>
          <table:table-cell table:style-name="ce393"/>
          <table:table-cell table:style-name="ce406"/>
          <table:table-cell table:style-name="ce420" table:formula="of:=SUM([.H46:.H57])" office:value-type="currency" office:currency="TRY" office:value="249074.031921371" calcext:value-type="currency">
            <text:p>₺249.074,03</text:p>
          </table:table-cell>
          <table:table-cell table:style-name="ce425" table:formula="of:=SUM([.I46:.I61])" office:value-type="currency" office:currency="USD" office:value="13646.0168914744" calcext:value-type="currency">
            <text:p>$13.646</text:p>
          </table:table-cell>
          <table:table-cell table:style-name="ce434"/>
          <table:table-cell table:style-name="ce444"/>
          <table:table-cell table:style-name="ce394"/>
          <table:table-cell table:style-name="ce365"/>
          <table:table-cell table:style-name="ce420" table:formula="of:=SUM([.N46:.N57])" office:value-type="currency" office:currency="TRY" office:value="73925.9415402779" calcext:value-type="currency">
            <text:p>₺73.925,94</text:p>
          </table:table-cell>
          <table:table-cell table:style-name="ce425" table:formula="of:=SUM([.O46:.O61])" office:value-type="currency" office:currency="USD" office:value="4044.84253423053" calcext:value-type="currency">
            <text:p>$4.045</text:p>
          </table:table-cell>
          <table:table-cell table:style-name="ce464"/>
          <table:table-cell table:style-name="ce444"/>
          <table:table-cell table:style-name="ce393"/>
          <table:table-cell table:style-name="ce483"/>
          <table:table-cell table:number-columns-repeated="1005"/>
        </table:table-row>
        <table:table-row table:style-name="ro5">
          <table:table-cell table:style-name="ce331"/>
          <table:table-cell table:style-name="ce347"/>
          <table:table-cell table:style-name="ce353" office:value-type="string" calcext:value-type="string">
            <text:p>Toplam – Net 2018-22</text:p>
          </table:table-cell>
          <table:table-cell table:style-name="ce361" table:formula="of:=[.D62]+[.D42]" office:value-type="float" office:value="611029" calcext:value-type="float">
            <text:p>611029</text:p>
          </table:table-cell>
          <table:table-cell table:style-name="ce361" table:formula="of:=[.E62]+[.E42]" office:value-type="float" office:value="456790.156" calcext:value-type="float">
            <text:p>456790,156</text:p>
          </table:table-cell>
          <table:table-cell table:style-name="ce392"/>
          <table:table-cell table:style-name="ce407"/>
          <table:table-cell table:style-name="ce377" table:number-columns-repeated="2"/>
          <table:table-cell table:style-name="ce387"/>
          <table:table-cell table:style-name="ce442"/>
          <table:table-cell table:style-name="ce390"/>
          <table:table-cell table:style-name="ce407"/>
          <table:table-cell table:style-name="ce377"/>
          <table:table-cell table:style-name="ce462"/>
          <table:table-cell table:style-name="ce435"/>
          <table:table-cell table:style-name="ce442"/>
          <table:table-cell table:style-name="ce392"/>
          <table:table-cell table:number-columns-repeated="1006"/>
        </table:table-row>
        <table:table-row table:style-name="ro5">
          <table:table-cell table:style-name="ce331"/>
          <table:table-cell table:style-name="ce347" table:number-columns-repeated="2"/>
          <table:table-cell table:style-name="ce362"/>
          <table:table-cell table:style-name="ce377"/>
          <table:table-cell table:style-name="ce392"/>
          <table:table-cell table:style-name="ce407"/>
          <table:table-cell table:style-name="ce377" table:number-columns-repeated="2"/>
          <table:table-cell table:style-name="ce387"/>
          <table:table-cell table:style-name="ce442"/>
          <table:table-cell table:style-name="ce390"/>
          <table:table-cell table:style-name="ce407"/>
          <table:table-cell table:style-name="ce377"/>
          <table:table-cell table:style-name="ce462"/>
          <table:table-cell table:style-name="ce435"/>
          <table:table-cell table:style-name="ce442"/>
          <table:table-cell table:style-name="ce392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62"/>
          <table:table-cell table:style-name="ce377" office:value-type="currency" office:currency="TRY" office:value="11769" calcext:value-type="currency">
            <text:p>₺11.769,00</text:p>
          </table:table-cell>
          <table:table-cell table:style-name="ce392"/>
          <table:table-cell table:style-name="ce405" table:formula="of:=[.K65]/[.$E$5]" office:value-type="percentage" office:value="0.765419226046421" calcext:value-type="percentage">
            <text:p>%76,54</text:p>
          </table:table-cell>
          <table:table-cell table:style-name="ce387" table:formula="of:=[.G61]*[.E65]" office:value-type="currency" office:currency="TRY" office:value="9012.29215378127" calcext:value-type="currency">
            <text:p>₺9.012,29</text:p>
          </table:table-cell>
          <table:table-cell table:style-name="ce424" table:formula="of:=[.H65]/[.S65]" office:value-type="currency" office:currency="USD" office:value="509.16904823623" calcext:value-type="currency">
            <text:p>$509</text:p>
          </table:table-cell>
          <table:table-cell table:style-name="ce387" table:formula="of:=[.J61]+[.H65]" office:value-type="currency" office:currency="TRY" office:value="362416.483577367" calcext:value-type="currency">
            <text:p>₺362.416,48</text:p>
          </table:table-cell>
          <table:table-cell table:formula="of:=[.K61]-[.O65]" office:value-type="currency" office:currency="USD" office:value="344438.651720889" calcext:value-type="currency">
            <text:p>$344.438,65</text:p>
          </table:table-cell>
          <table:table-cell table:style-name="ce390"/>
          <table:table-cell table:style-name="ce405" table:formula="of:=[.Q65]/[.$E$5]" office:value-type="percentage" office:value="0.23458077395358" calcext:value-type="percentage">
            <text:p>%23,46</text:p>
          </table:table-cell>
          <table:table-cell table:style-name="ce387" table:formula="of:=[.M61]*[.E65]" office:value-type="currency" office:currency="TRY" office:value="2756.70784621873" calcext:value-type="currency">
            <text:p>₺2.756,71</text:p>
          </table:table-cell>
          <table:table-cell table:formula="of:=[.N65]/[.S65]" office:value-type="currency" office:currency="USD" office:value="155.746206001058" calcext:value-type="currency">
            <text:p>$156</text:p>
          </table:table-cell>
          <table:table-cell table:style-name="ce387" table:formula="of:=[.P61]+[.N65]" office:value-type="currency" office:currency="TRY" office:value="106142.645884281" calcext:value-type="currency">
            <text:p>₺106.142,65</text:p>
          </table:table-cell>
          <table:table-cell table:style-name="ce441" table:formula="of:=[.Q61]+[.O65]" office:value-type="currency" office:currency="USD" office:value="105561.348279111" calcext:value-type="currency">
            <text:p>$105.561,35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62" office:value-type="float" office:value="3892.36" calcext:value-type="float">
            <text:p>3892,36</text:p>
          </table:table-cell>
          <table:table-cell table:style-name="ce377" office:value-type="currency" office:currency="TRY" office:value="3892.36" calcext:value-type="currency">
            <text:p>₺3.892,36</text:p>
          </table:table-cell>
          <table:table-cell table:style-name="ce392"/>
          <table:table-cell table:style-name="ce405" table:formula="of:=[.K66]/[.$E$5]" office:value-type="percentage" office:value="0.765304590412861" calcext:value-type="percentage">
            <text:p>%76,53</text:p>
          </table:table-cell>
          <table:table-cell table:style-name="ce387" table:formula="of:=[.G65]*[.E66]" office:value-type="currency" office:currency="TRY" office:value="2979.28717869405" calcext:value-type="currency">
            <text:p>₺2.979,29</text:p>
          </table:table-cell>
          <table:table-cell table:style-name="ce424" table:formula="of:=[.H66]/[.S66]" office:value-type="currency" office:currency="USD" office:value="168.321309530737" calcext:value-type="currency">
            <text:p>$168</text:p>
          </table:table-cell>
          <table:table-cell table:style-name="ce387" table:formula="of:=[.J65]+[.H66]" office:value-type="currency" office:currency="TRY" office:value="365395.770756061" calcext:value-type="currency">
            <text:p>₺365.395,77</text:p>
          </table:table-cell>
          <table:table-cell table:formula="of:=[.K65]-[.O66]" office:value-type="currency" office:currency="USD" office:value="344387.065685787" calcext:value-type="currency">
            <text:p>$344.387,07</text:p>
          </table:table-cell>
          <table:table-cell table:style-name="ce390"/>
          <table:table-cell table:style-name="ce405" table:formula="of:=[.Q66]/[.$E$5]" office:value-type="percentage" office:value="0.23469540958714" calcext:value-type="percentage">
            <text:p>%23,47</text:p>
          </table:table-cell>
          <table:table-cell table:style-name="ce387" table:formula="of:=[.M65]*[.E66]" office:value-type="currency" office:currency="TRY" office:value="913.072821305956" calcext:value-type="currency">
            <text:p>₺913,07</text:p>
          </table:table-cell>
          <table:table-cell table:formula="of:=[.N66]/[.S66]" office:value-type="currency" office:currency="USD" office:value="51.5860351020314" calcext:value-type="currency">
            <text:p>$52</text:p>
          </table:table-cell>
          <table:table-cell table:style-name="ce387" table:formula="of:=[.P65]+[.N66]" office:value-type="currency" office:currency="TRY" office:value="107055.718705587" calcext:value-type="currency">
            <text:p>₺107.055,72</text:p>
          </table:table-cell>
          <table:table-cell table:style-name="ce441" table:formula="of:=[.Q65]+[.O66]" office:value-type="currency" office:currency="USD" office:value="105612.934314213" calcext:value-type="currency">
            <text:p>$105.612,93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362" office:value-type="float" office:value="11181.35" calcext:value-type="float">
            <text:p>11181,35</text:p>
          </table:table-cell>
          <table:table-cell table:style-name="ce377" office:value-type="currency" office:currency="TRY" office:value="11181.35" calcext:value-type="currency">
            <text:p>₺11.181,35</text:p>
          </table:table-cell>
          <table:table-cell table:style-name="ce392"/>
          <table:table-cell table:style-name="ce405" table:formula="of:=[.K67]/[.$E$5]" office:value-type="percentage" office:value="0.764975122551218" calcext:value-type="percentage">
            <text:p>%76,50</text:p>
          </table:table-cell>
          <table:table-cell table:style-name="ce387" table:formula="of:=[.G66]*[.E67]" office:value-type="currency" office:currency="TRY" office:value="8557.13848201284" calcext:value-type="currency">
            <text:p>₺8.557,14</text:p>
          </table:table-cell>
          <table:table-cell table:style-name="ce424" table:formula="of:=[.H67]/[.S67]" office:value-type="currency" office:currency="USD" office:value="483.454151526149" calcext:value-type="currency">
            <text:p>$483</text:p>
          </table:table-cell>
          <table:table-cell table:style-name="ce387" table:formula="of:=[.J66]+[.H67]" office:value-type="currency" office:currency="TRY" office:value="373952.909238074" calcext:value-type="currency">
            <text:p>₺373.952,91</text:p>
          </table:table-cell>
          <table:table-cell table:formula="of:=[.K66]-[.O67]" office:value-type="currency" office:currency="USD" office:value="344238.805148048" calcext:value-type="currency">
            <text:p>$344.238,81</text:p>
          </table:table-cell>
          <table:table-cell table:style-name="ce390"/>
          <table:table-cell table:style-name="ce405" table:formula="of:=[.Q67]/[.$E$5]" office:value-type="percentage" office:value="0.235024877448783" calcext:value-type="percentage">
            <text:p>%23,50</text:p>
          </table:table-cell>
          <table:table-cell table:style-name="ce387" table:formula="of:=[.M66]*[.E67]" office:value-type="currency" office:currency="TRY" office:value="2624.21151798717" calcext:value-type="currency">
            <text:p>₺2.624,21</text:p>
          </table:table-cell>
          <table:table-cell table:formula="of:=[.N67]/[.S67]" office:value-type="currency" office:currency="USD" office:value="148.260537739388" calcext:value-type="currency">
            <text:p>$148</text:p>
          </table:table-cell>
          <table:table-cell table:style-name="ce387" table:formula="of:=[.P66]+[.N67]" office:value-type="currency" office:currency="TRY" office:value="109679.930223574" calcext:value-type="currency">
            <text:p>₺109.679,93</text:p>
          </table:table-cell>
          <table:table-cell table:style-name="ce441" table:formula="of:=[.Q66]+[.O67]" office:value-type="currency" office:currency="USD" office:value="105761.194851952" calcext:value-type="currency">
            <text:p>$105.761,19</text:p>
          </table:table-cell>
          <table:table-cell table:style-name="ce392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335"/>
          <table:table-cell table:style-name="ce345" table:number-columns-repeated="2"/>
          <table:table-cell table:style-name="ce360" table:formula="of:=SUM([.D65:.D67])" office:value-type="float" office:value="15073.71" calcext:value-type="float">
            <text:p>15073,71</text:p>
          </table:table-cell>
          <table:table-cell table:style-name="ce373" table:formula="of:=SUM([.E65:.E67])" office:value-type="currency" office:currency="TRY" office:value="26842.71" calcext:value-type="currency">
            <text:p>₺26.842,71</text:p>
          </table:table-cell>
          <table:table-cell table:style-name="ce393"/>
          <table:table-cell table:style-name="ce406"/>
          <table:table-cell table:style-name="ce373" table:formula="of:=SUM([.H65:.H67])" office:value-type="currency" office:currency="TRY" office:value="20548.7178144882" calcext:value-type="currency">
            <text:p>₺20.548,72</text:p>
          </table:table-cell>
          <table:table-cell table:style-name="ce425" table:formula="of:=SUM([.I65:.I67])" office:value-type="currency" office:currency="USD" office:value="1160.94450929312" calcext:value-type="currency">
            <text:p>$1.161</text:p>
          </table:table-cell>
          <table:table-cell table:style-name="ce433"/>
          <table:table-cell table:style-name="ce444"/>
          <table:table-cell table:style-name="ce394"/>
          <table:table-cell table:style-name="ce406"/>
          <table:table-cell table:style-name="ce373" table:formula="of:=SUM([.N65:.N67])" office:value-type="currency" office:currency="TRY" office:value="6293.99218551185" calcext:value-type="currency">
            <text:p>₺6.293,99</text:p>
          </table:table-cell>
          <table:table-cell table:style-name="ce425" table:formula="of:=SUM([.O65:.O67])" office:value-type="currency" office:currency="USD" office:value="355.592778842478" calcext:value-type="currency">
            <text:p>$356</text:p>
          </table:table-cell>
          <table:table-cell table:style-name="ce464"/>
          <table:table-cell table:style-name="ce477"/>
          <table:table-cell table:style-name="ce393"/>
          <table:table-cell table:style-name="ce483"/>
          <table:table-cell table:number-columns-repeated="1005"/>
        </table:table-row>
        <table:table-row table:style-name="ro5">
          <table:table-cell/>
          <table:table-cell table:style-name="ce330"/>
          <table:table-cell table:style-name="ce353" office:value-type="string" calcext:value-type="string">
            <text:p>Toplam – Net 2018-22</text:p>
          </table:table-cell>
          <table:table-cell table:style-name="ce361" table:formula="of:=[.D68]+[.D63]" office:value-type="float" office:value="626102.71" calcext:value-type="float">
            <text:p>626102,71</text:p>
          </table:table-cell>
          <table:table-cell table:style-name="ce374" table:formula="of:=[.E68]+[.E63]" office:value-type="currency" office:currency="TRY" office:value="483632.866" calcext:value-type="currency">
            <text:p>₺483.632,87</text:p>
          </table:table-cell>
          <table:table-cell table:style-name="ce392"/>
          <table:table-cell table:style-name="ce407"/>
          <table:table-cell table:style-name="ce377" table:number-columns-repeated="2"/>
          <table:table-cell table:style-name="ce387"/>
          <table:table-cell table:style-name="ce442"/>
          <table:table-cell table:style-name="ce390"/>
          <table:table-cell table:style-name="ce407"/>
          <table:table-cell table:style-name="ce377"/>
          <table:table-cell table:style-name="ce462"/>
          <table:table-cell table:style-name="ce435"/>
          <table:table-cell table:style-name="ce442"/>
          <table:table-cell table:style-name="ce392"/>
          <table:table-cell table:number-columns-repeated="1006"/>
        </table:table-row>
        <table:table-row table:style-name="ro5">
          <table:table-cell table:style-name="ce334" table:number-columns-repeated="3"/>
          <table:table-cell table:style-name="ce361"/>
          <table:table-cell table:style-name="ce371"/>
          <table:table-cell table:style-name="ce392"/>
          <table:table-cell table:style-name="ce405"/>
          <table:table-cell table:style-name="ce387" table:number-columns-repeated="3"/>
          <table:table-cell/>
          <table:table-cell table:style-name="ce390"/>
          <table:table-cell table:style-name="ce405"/>
          <table:table-cell table:style-name="ce387"/>
          <table:table-cell/>
          <table:table-cell table:style-name="ce387"/>
          <table:table-cell table:style-name="ce441"/>
          <table:table-cell table:style-name="ce392"/>
          <table:table-cell table:number-columns-repeated="1006"/>
        </table:table-row>
        <table:table-row table:style-name="ro5">
          <table:table-cell table:style-name="ce336" table:number-columns-repeated="2"/>
          <table:table-cell table:style-name="ce354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363"/>
          <table:table-cell table:style-name="ce395"/>
          <table:table-cell table:style-name="ce408" office:value-type="percentage" office:value="0.76518" calcext:value-type="percentage" table:number-columns-spanned="2" table:number-rows-spanned="2">
            <text:p>76,518%</text:p>
          </table:table-cell>
          <table:covered-table-cell table:style-name="ce395"/>
          <table:table-cell table:style-name="ce395" table:number-columns-repeated="2"/>
          <table:table-cell table:style-name="ce445"/>
          <table:table-cell table:style-name="ce395"/>
          <table:table-cell table:style-name="ce453" office:value-type="percentage" office:value="0.23482" calcext:value-type="percentage" table:number-columns-spanned="2" table:number-rows-spanned="2">
            <text:p>23,482%</text:p>
          </table:table-cell>
          <table:covered-table-cell table:style-name="ce456"/>
          <table:table-cell table:style-name="ce422"/>
          <table:table-cell table:style-name="ce334"/>
          <table:table-cell table:number-columns-repeated="1008"/>
        </table:table-row>
        <table:table-row table:style-name="ro5">
          <table:table-cell table:style-name="ce337" office:value-type="date" office:date-value="2022-12-31" calcext:value-type="date">
            <text:p>31.12.2022</text:p>
          </table:table-cell>
          <table:table-cell table:style-name="ce336"/>
          <table:covered-table-cell table:style-name="ce355"/>
          <table:covered-table-cell table:style-name="ce364"/>
          <table:covered-table-cell table:style-name="ce378"/>
          <table:table-cell table:style-name="ce397"/>
          <table:covered-table-cell table:style-name="ce409"/>
          <table:covered-table-cell table:style-name="ce397"/>
          <table:table-cell table:style-name="ce397" table:number-columns-repeated="2"/>
          <table:table-cell table:style-name="ce446"/>
          <table:table-cell table:style-name="ce397"/>
          <table:covered-table-cell table:style-name="ce409"/>
          <table:covered-table-cell table:style-name="ce457"/>
          <table:table-cell table:style-name="ce422"/>
          <table:table-cell table:style-name="ce334"/>
          <table:table-cell table:number-columns-repeated="1008"/>
        </table:table-row>
        <table:table-row table:style-name="ro5">
          <table:table-cell table:style-name="ce337"/>
          <table:table-cell table:style-name="ce336"/>
          <table:table-cell table:style-name="ce355"/>
          <table:table-cell table:style-name="ce364"/>
          <table:table-cell table:style-name="ce378"/>
          <table:table-cell table:style-name="ce397"/>
          <table:table-cell table:style-name="ce409"/>
          <table:table-cell table:style-name="ce397" table:number-columns-repeated="3"/>
          <table:table-cell table:style-name="ce446"/>
          <table:table-cell table:style-name="ce397"/>
          <table:table-cell table:style-name="ce409"/>
          <table:table-cell table:style-name="ce457"/>
          <table:table-cell table:style-name="ce422"/>
          <table:table-cell table:style-name="ce334"/>
          <table:table-cell table:number-columns-repeated="1008"/>
        </table:table-row>
        <table:table-row table:style-name="ro5">
          <table:table-cell table:style-name="ce336" table:number-columns-repeated="4"/>
          <table:table-cell table:style-name="ce379" office:value-type="string" calcext:value-type="string">
            <text:p>NET GELİR – TL</text:p>
          </table:table-cell>
          <table:table-cell table:style-name="ce334"/>
          <table:table-cell table:style-name="ce405"/>
          <table:table-cell table:style-name="ce334"/>
          <table:table-cell table:style-name="ce426" table:formula="of:=[.I68]+[.I62]+[.I41]+[.I28]+[.I15]+[.I10]" office:value-type="currency" office:currency="USD" office:value="25786.1080264248" calcext:value-type="currency">
            <text:p>$25.786</text:p>
          </table:table-cell>
          <table:table-cell table:style-name="ce435" table:formula="of:=[.J67]" office:value-type="currency" office:currency="TRY" office:value="373952.909238074" calcext:value-type="currency">
            <text:p>₺373.952,91</text:p>
          </table:table-cell>
          <table:table-cell table:style-name="ce447"/>
          <table:table-cell table:style-name="ce334"/>
          <table:table-cell table:style-name="ce405"/>
          <table:table-cell table:style-name="ce334"/>
          <table:table-cell table:style-name="ce426" table:formula="of:=[.O68]+[.O62]+[.O41]+[.O28]+[.O15]+[.O10]" office:value-type="currency" office:currency="USD" office:value="7475.40485195229" calcext:value-type="currency">
            <text:p>$7.475</text:p>
          </table:table-cell>
          <table:table-cell table:style-name="ce435" table:formula="of:=[.P67]" office:value-type="currency" office:currency="TRY" office:value="109679.930223574" calcext:value-type="currency">
            <text:p>₺109.679,93</text:p>
          </table:table-cell>
          <table:table-cell table:number-columns-repeated="1008"/>
        </table:table-row>
        <table:table-row table:style-name="ro5">
          <table:table-cell table:style-name="ce336" table:number-columns-repeated="4"/>
          <table:table-cell table:style-name="ce379"/>
          <table:table-cell table:style-name="ce334"/>
          <table:table-cell table:style-name="ce405"/>
          <table:table-cell table:style-name="ce334" table:number-columns-repeated="3"/>
          <table:table-cell table:style-name="ce447"/>
          <table:table-cell table:style-name="ce334"/>
          <table:table-cell table:style-name="ce405"/>
          <table:table-cell table:style-name="ce334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336" table:number-columns-repeated="2"/>
          <table:table-cell table:style-name="ce356"/>
          <table:table-cell table:style-name="ce365"/>
          <table:table-cell table:style-name="ce380" office:value-type="string" calcext:value-type="string">
            <text:p>MASRAF - USD</text:p>
          </table:table-cell>
          <table:table-cell table:style-name="ce399"/>
          <table:table-cell table:style-name="ce406"/>
          <table:table-cell table:style-name="ce421" table:formula="of:=[.H49]+[.H40]+[.H39]+[.H38]+[.H27]+[.H25]+[.H24]+[.H22]+[.H20]+[.H14]+[.H9]" office:value-type="currency" office:currency="TRY" office:value="-110650.072153721" calcext:value-type="currency">
            <text:p>-₺110.650,07</text:p>
          </table:table-cell>
          <table:table-cell table:style-name="ce428" table:formula="of:=[.I49]+[.I40]+[.I39]+[.I38]+[.I27]+[.I25]+[.I24]+[.I22]+[.I20]+[.I14]+[.I9]" office:value-type="currency" office:currency="USD" office:value="-15242.4068588654" calcext:value-type="currency">
            <text:p>-$15.242</text:p>
          </table:table-cell>
          <table:table-cell table:style-name="ce399"/>
          <table:table-cell table:style-name="ce448"/>
          <table:table-cell table:style-name="ce399"/>
          <table:table-cell table:style-name="ce406"/>
          <table:table-cell table:style-name="ce421" table:formula="of:=[.N49]+[.N40]+[.N39]+[.N38]+[.N27]+[.N25]+[.N24]+[.N22]+[.N20]+[.N14]+[.N9]" office:value-type="currency" office:currency="TRY" office:value="-31819.7718462794" calcext:value-type="currency">
            <text:p>-₺31.819,77</text:p>
          </table:table-cell>
          <table:table-cell table:style-name="ce428" table:formula="of:=[.O49]+[.O40]+[.O39]+[.O38]+[.O27]+[.O25]+[.O24]+[.O22]+[.O20]+[.O14]+[.O9]" office:value-type="currency" office:currency="USD" office:value="-4372.05338928786" calcext:value-type="currency">
            <text:p>-$4.372</text:p>
          </table:table-cell>
          <table:table-cell table:style-name="ce468"/>
          <table:table-cell table:number-columns-repeated="1008"/>
        </table:table-row>
        <table:table-row table:style-name="ro5">
          <table:table-cell table:style-name="ce336" table:number-columns-repeated="4"/>
          <table:table-cell table:style-name="ce385"/>
          <table:table-cell table:style-name="ce334"/>
          <table:table-cell table:style-name="ce405"/>
          <table:table-cell table:style-name="ce422"/>
          <table:table-cell table:style-name="ce334"/>
          <table:table-cell table:style-name="ce435"/>
          <table:table-cell table:style-name="ce447"/>
          <table:table-cell table:style-name="ce334"/>
          <table:table-cell table:style-name="ce405"/>
          <table:table-cell table:style-name="ce422" table:number-columns-repeated="2"/>
          <table:table-cell table:style-name="ce435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230"/>
          <table:table-cell table:style-name="ce334"/>
          <table:table-cell table:style-name="ce405"/>
          <table:table-cell table:style-name="ce334" table:number-columns-repeated="3"/>
          <table:table-cell table:style-name="ce447"/>
          <table:table-cell table:style-name="ce334"/>
          <table:table-cell table:style-name="ce405"/>
          <table:table-cell table:style-name="ce334"/>
          <table:table-cell table:style-name="ce422"/>
          <table:table-cell table:style-name="ce334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338" office:value-type="string" calcext:value-type="string">
            <text:p>2018-2022</text:p>
          </table:table-cell>
          <table:table-cell table:style-name="ce348" table:number-columns-repeated="2"/>
          <table:table-cell table:style-name="ce366"/>
          <table:table-cell table:style-name="ce386"/>
          <table:table-cell table:number-columns-repeated="1019"/>
        </table:table-row>
        <table:table-row table:style-name="ro5">
          <table:table-cell table:style-name="ce339" office:value-type="string" calcext:value-type="string">
            <text:p>Gelecek</text:p>
          </table:table-cell>
          <table:table-cell table:style-name="ce349" table:formula="of:=[.B84]-[.B85]" office:value-type="currency" office:currency="USD" office:value="-52875.9731265304" calcext:value-type="currency" table:number-columns-spanned="2" table:number-rows-spanned="1">
            <text:p>-$52.875,97</text:p>
          </table:table-cell>
          <table:covered-table-cell table:style-name="ce349"/>
          <table:table-cell table:style-name="ce367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367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349" table:number-columns-spanned="2" table:number-rows-spanned="1"/>
          <table:covered-table-cell table:style-name="ce349"/>
          <table:table-cell table:style-name="ce367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367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349" table:number-columns-spanned="2" table:number-rows-spanned="1"/>
          <table:covered-table-cell table:style-name="ce349"/>
          <table:table-cell table:style-name="ce367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367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349" table:formula="of:=[.O76]+[.I76]" office:value-type="currency" office:currency="USD" office:value="-19614.4602481533" calcext:value-type="currency" table:number-columns-spanned="2" table:number-rows-spanned="1">
            <text:p>-$19.614,46</text:p>
          </table:table-cell>
          <table:covered-table-cell table:style-name="ce349"/>
          <table:table-cell table:style-name="ce367" table:formula="of:=([.D82]-[.D85])*-1" office:value-type="currency" office:currency="TRY" office:value="-142469.844" calcext:value-type="currency" table:number-columns-spanned="2" table:number-rows-spanned="1">
            <text:p>-₺142.469,84</text:p>
          </table:table-cell>
          <table:covered-table-cell table:style-name="ce367"/>
          <table:table-cell table:number-columns-repeated="1019"/>
        </table:table-row>
        <table:table-row table:style-name="ro5">
          <table:table-cell table:style-name="ce334" office:value-type="string" calcext:value-type="string">
            <text:p>NET</text:p>
          </table:table-cell>
          <table:table-cell table:style-name="ce349" table:formula="of:=[.I74]+[.O74]" office:value-type="currency" office:currency="USD" office:value="33261.5128783771" calcext:value-type="currency" table:number-columns-spanned="2" table:number-rows-spanned="1">
            <text:p>$33.261,51</text:p>
          </table:table-cell>
          <table:covered-table-cell table:style-name="ce349"/>
          <table:table-cell table:style-name="ce367" table:formula="of:=[.E69]" office:value-type="currency" office:currency="TRY" office:value="483632.866" calcext:value-type="currency" table:number-columns-spanned="2" table:number-rows-spanned="1">
            <text:p>₺483.632,87</text:p>
          </table:table-cell>
          <table:covered-table-cell table:style-name="ce367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5" table:default-cell-style-name="Default"/>
        <table:table-column table:style-name="co66" table:default-cell-style-name="Default"/>
        <table:table-column table:style-name="co1" table:default-cell-style-name="ce291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" table:number-columns-repeated="2" table:default-cell-style-name="Default"/>
        <table:table-column table:style-name="co71" table:default-cell-style-name="Default"/>
        <table:table-column table:style-name="co1" table:default-cell-style-name="Default"/>
        <table:table-row table:style-name="ro1">
          <table:table-cell table:style-name="ce484"/>
          <table:table-cell table:style-name="ce485"/>
          <table:table-cell table:style-name="ce372"/>
          <table:table-cell table:style-name="ce488" table:number-columns-repeated="2"/>
          <table:table-cell table:style-name="ce491"/>
          <table:table-cell table:style-name="ce485"/>
          <table:table-cell table:style-name="ce488" table:number-columns-repeated="2"/>
          <table:table-cell table:style-name="ce491"/>
          <table:table-cell table:style-name="ce485"/>
        </table:table-row>
        <table:table-row table:style-name="ro1">
          <table:table-cell table:style-name="ce484"/>
          <table:table-cell table:number-columns-repeated="5"/>
          <table:table-cell table:style-name="ce485"/>
          <table:table-cell table:style-name="ce488" table:number-columns-repeated="2"/>
          <table:table-cell table:style-name="ce491"/>
          <table:table-cell table:style-name="ce485"/>
        </table:table-row>
        <table:table-row table:style-name="ro1">
          <table:table-cell table:style-name="ce484"/>
          <table:table-cell table:style-name="ce485"/>
          <table:table-cell/>
          <table:table-cell table:style-name="ce488" table:number-columns-repeated="2"/>
          <table:table-cell table:style-name="ce491"/>
          <table:table-cell table:style-name="ce485"/>
          <table:table-cell table:style-name="ce488" table:number-columns-repeated="2"/>
          <table:table-cell table:style-name="ce491"/>
          <table:table-cell table:style-name="ce485"/>
        </table:table-row>
        <table:table-row table:style-name="ro1">
          <table:table-cell/>
          <table:table-cell table:style-name="ce249"/>
          <table:table-cell table:style-name="ce486" office:value-type="string" calcext:value-type="string">
            <text:p>GLR</text:p>
          </table:table-cell>
          <table:table-cell table:style-name="ce247" office:value-type="string" calcext:value-type="string">
            <text:p>GDR</text:p>
          </table:table-cell>
          <table:table-cell/>
          <table:table-cell table:style-name="ce247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4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48" table:formula="of:=[$'02-12-GDR'.F16]" office:value-type="currency" office:currency="TRY" office:value="-22399.42" calcext:value-type="currency">
            <text:p>-₺22.399,42</text:p>
          </table:table-cell>
          <table:table-cell table:style-name="ce291" table:formula="of:=[.C5]+[.D5]" office:value-type="currency" office:currency="TRY" office:value="-1399.42" calcext:value-type="currency">
            <text:p>-₺1.399,42</text:p>
          </table:table-cell>
          <table:table-cell table:style-name="ce291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230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48" table:formula="of:=[$'02-12-GDR'.F32]" office:value-type="currency" office:currency="TRY" office:value="-3104.82" calcext:value-type="currency">
            <text:p>-₺3.104,82</text:p>
          </table:table-cell>
          <table:table-cell table:style-name="ce291" table:formula="of:=[.C6]+[.D6]" office:value-type="currency" office:currency="TRY" office:value="23395.18" calcext:value-type="currency">
            <text:p>₺23.395,18</text:p>
          </table:table-cell>
          <table:table-cell table:style-name="ce248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48" table:formula="of:=[$'02-12-GDR'.F84]" office:value-type="currency" office:currency="TRY" office:value="-76896.294" calcext:value-type="currency">
            <text:p>-₺76.896,29</text:p>
          </table:table-cell>
          <table:table-cell table:style-name="ce291" table:formula="of:=[.C7]+[.D7]" office:value-type="currency" office:currency="TRY" office:value="-12396.294" calcext:value-type="currency">
            <text:p>-₺12.396,29</text:p>
          </table:table-cell>
          <table:table-cell table:style-name="ce248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48" table:formula="of:=[$'02-12-GDR'.F128]" office:value-type="currency" office:currency="TRY" office:value="-32069.31" calcext:value-type="currency">
            <text:p>-₺32.069,31</text:p>
          </table:table-cell>
          <table:table-cell table:style-name="ce291" table:formula="of:=[.C8]+[.D8]" office:value-type="currency" office:currency="TRY" office:value="120190.69" calcext:value-type="currency">
            <text:p>₺120.190,69</text:p>
          </table:table-cell>
          <table:table-cell table:style-name="ce248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489" table:formula="of:=[$'02-12-GDR'.F134]" office:value-type="currency" office:currency="TRY" office:value="-8000" calcext:value-type="currency">
            <text:p>-₺8.000,--</text:p>
          </table:table-cell>
          <table:table-cell table:style-name="ce291" table:formula="of:=[.C9]+[.D9]" office:value-type="currency" office:currency="TRY" office:value="353842.71" calcext:value-type="currency">
            <text:p>₺353.842,71</text:p>
          </table:table-cell>
          <table:table-cell table:style-name="ce248" table:formula="of:=[.F8]+[.C9]+[.D9]" office:value-type="currency" office:currency="TRY" office:value="483632.866" calcext:value-type="currency">
            <text:p>₺483.632,87</text:p>
          </table:table-cell>
          <table:table-cell table:number-columns-repeated="5"/>
        </table:table-row>
        <table:table-row table:style-name="ro1">
          <table:table-cell/>
          <table:table-cell table:style-name="ce249"/>
          <table:table-cell table:number-columns-repeated="2"/>
          <table:table-cell table:style-name="ce249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291" table:formula="of:=SUM([.D5:.D10])" office:value-type="currency" office:currency="TRY" office:value="-142469.844" calcext:value-type="currency">
            <text:p>-₺142.469,84</text:p>
          </table:table-cell>
          <table:table-cell table:style-name="ce291" table:formula="of:=SUM([.E5:.E10])" office:value-type="currency" office:currency="TRY" office:value="483632.866" calcext:value-type="currency">
            <text:p>₺483.632,87</text:p>
          </table:table-cell>
          <table:table-cell table:style-name="ce291"/>
          <table:table-cell table:number-columns-repeated="5"/>
        </table:table-row>
        <table:table-row table:style-name="ro1">
          <table:table-cell table:number-columns-repeated="2"/>
          <table:table-cell table:style-name="ce487"/>
          <table:table-cell table:style-name="ce490" table:number-columns-repeated="3"/>
          <table:table-cell table:number-columns-repeated="5"/>
        </table:table-row>
        <table:table-row table:style-name="ro1">
          <table:table-cell/>
          <table:table-cell table:style-name="ce234"/>
          <table:table-cell/>
          <table:table-cell table:style-name="ce298" table:number-columns-repeated="3"/>
          <table:table-cell table:number-columns-repeated="5"/>
        </table:table-row>
        <table:table-row table:style-name="ro1">
          <table:table-cell/>
          <table:table-cell table:style-name="ce249"/>
          <table:table-cell/>
          <table:table-cell table:style-name="ce249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5">
      <number:text>( </number:text>
      <number:number number:decimal-places="3" number:min-decimal-places="3" number:min-integer-digits="1" number:grouping="true"/>
    </number:number-style>
    <number:time-style style:name="N244">
      <number:hours/>
      <number:text>:</number:text>
      <number:minutes number:style="long"/>
      <number:text> </number:text>
      <number:am-pm/>
    </number:time-style>
    <number:date-style style:name="N243">
      <number:month number:textual="true"/>
      <number:text>.</number:text>
      <number:year/>
    </number:date-style>
    <number:number-style style:name="N241P0" style:volatile="true">
      <number:number number:decimal-places="2" number:min-decimal-places="2" number:min-integer-digits="1" number:grouping="true"/>
      <number:text> TL</number:text>
    </number:number-style>
    <number:number-style style:name="N24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41P0"/>
    </number:number-style>
    <number:number-style style:name="N240P0" style:volatile="true">
      <number:number number:decimal-places="2" number:min-decimal-places="2" number:min-integer-digits="1" number:grouping="true"/>
      <number:text> TL</number:text>
    </number:number-style>
    <number:number-style style:name="N24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240P0"/>
    </number:number-style>
    <number:number-style style:name="N237P0" style:volatile="true">
      <number:number number:decimal-places="0" number:min-decimal-places="0" number:min-integer-digits="1" number:grouping="true"/>
      <number:text> TL</number:text>
    </number:number-style>
    <number:number-style style:name="N23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37P0"/>
    </number:number-style>
    <number:number-style style:name="N2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35">
      <number:text> </number:text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1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31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2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27">
      <number:number number:decimal-places="5" number:min-decimal-places="5" number:min-integer-digits="1" number:grouping="true"/>
    </number:number-style>
    <number:number-style style:name="N226">
      <number:number number:decimal-places="2" number:min-decimal-places="2" number:min-integer-digits="1"/>
      <number:text> TL/USD</number:text>
    </number:number-style>
    <number:currency-style style:name="N225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25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25P0"/>
    </number:currency-style>
    <number:currency-style style:name="N22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24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24P0"/>
    </number:currency-style>
    <number:currency-style style:name="N222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22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22P0"/>
    </number:currency-style>
    <number:number-style style:name="N220">
      <number:text> /   </number:text>
      <number:number number:decimal-places="2" number:min-decimal-places="2" number:min-integer-digits="1"/>
    </number:number-style>
    <number:number-style style:name="N219">
      <number:number number:decimal-places="2" number:min-decimal-places="2" number:min-integer-digits="1"/>
      <number:text> ay</number:text>
    </number:number-style>
    <number:date-style style:name="N218">
      <number:day number:style="long"/>
      <number:text>.</number:text>
      <number:month number:style="long"/>
      <number:text>.</number:text>
    </number:date-style>
    <number:number-style style:name="N217">
      <number:number number:decimal-places="1" number:min-decimal-places="1" number:min-integer-digits="1"/>
    </number:number-style>
    <number:number-style style:name="N21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16P2" style:volatile="true">
      <number:text> </number:text>
      <number:fill-character> </number:fill-character>
      <number:text>-      </number:text>
    </number:number-style>
    <number:text-style style:name="N216">
      <number:text> </number:text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2P0" style:volatile="true">
      <number:number number:decimal-places="2" number:min-decimal-places="2" number:min-integer-digits="0" number:grouping="true"/>
    </number:number-style>
    <number:number-style style:name="N212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12P0"/>
    </number:number-style>
    <number:number-style style:name="N211P0" style:volatile="true">
      <number:number number:decimal-places="2" number:min-decimal-places="2" number:min-integer-digits="1" number:grouping="true"/>
    </number:number-style>
    <number:number-style style:name="N2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11P0"/>
    </number:number-style>
    <number:number-style style:name="N167">
      <number:number number:decimal-places="0" number:min-decimal-places="0" number:min-integer-digits="2" number:grouping="true"/>
    </number:number-style>
    <number:date-style style:name="N165">
      <number:month number:style="long" number:textual="true"/>
      <number:text>.</number:text>
      <number:year number:style="long"/>
    </number:date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0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60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60P0"/>
    </number:currency-style>
    <number:currency-style style:name="N156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56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56P0"/>
    </number:currency-style>
    <number:percentage-style style:name="N147">
      <number:number number:decimal-places="5" number:min-decimal-places="5" number:min-integer-digits="1"/>
      <number:text>%</number:text>
    </number:percentage-style>
    <number:number-style style:name="N206P0" style:volatile="true">
      <number:number number:decimal-places="2" number:min-decimal-places="2" number:min-integer-digits="1" number:grouping="true"/>
      <number:text>     </number:text>
    </number:number-style>
    <number:number-style style:name="N20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06P0"/>
    </number:number-style>
    <number:percentage-style style:name="N146">
      <number:number number:decimal-places="2" number:min-decimal-places="2" number:min-integer-digits="1"/>
      <number:text>%</number:text>
    </number:percentage-style>
    <number:number-style style:name="N205P0" style:volatile="true">
      <number:text>-</number:text>
      <number:number number:decimal-places="2" number:min-decimal-places="2" number:min-integer-digits="1" number:grouping="true"/>
    </number:number-style>
    <number:number-style style:name="N205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5P0"/>
    </number:number-style>
    <number:number-style style:name="N145P0" style:volatile="true">
      <number:text>₺</number:text>
      <number:number number:decimal-places="0" number:min-decimal-places="0" number:min-integer-digits="1" number:grouping="true"/>
    </number:number-style>
    <number:number-style style:name="N145">
      <number:text>-₺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20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38P0" style:volatile="true">
      <number:number number:decimal-places="0" number:min-decimal-places="0" number:min-integer-digits="1" number:grouping="true"/>
      <number:text> TL</number:text>
    </number:number-style>
    <number:number-style style:name="N238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38P0"/>
    </number:number-style>
    <number:time-style style:name="N111">
      <number:minutes number:style="long"/>
      <number:text>:</number:text>
      <number:seconds number:style="long"/>
    </number:time-style>
    <number:currency-style style:name="N153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53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53P0"/>
    </number:currency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6">
      <number:day number:style="long"/>
      <number:text>.</number:text>
      <number:month number:style="long" number:textual="true"/>
    </number:date-style>
    <number:number-style style:name="N137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₺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96P0" style:volatile="true">
      <number:number number:decimal-places="0" number:min-decimal-places="0" number:min-integer-digits="1" number:grouping="true"/>
      <number:text>     </number:text>
    </number:number-style>
    <number:number-style style:name="N196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96P0"/>
    </number:number-style>
    <number:number-style style:name="N144P0" style:volatile="true">
      <number:text>₺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44P0"/>
    </number:number-style>
    <number:date-style style:name="N242">
      <number:day number:style="long"/>
      <number:text>.</number:text>
      <number:month number:textual="true"/>
      <number:text>.</number:text>
      <number:year/>
    </number:dat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74P0" style:volatile="true">
      <number:number number:decimal-places="0" number:min-decimal-places="0" number:min-integer-digits="1" number:grouping="true"/>
    </number:number-style>
    <number:number-style style:name="N17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41P0" style:volatile="true">
      <number:text>₺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200">
      <number:text>-</number:text>
      <number:number number:decimal-places="2" number:min-decimal-places="2" number:min-integer-digits="1" number:grouping="true"/>
    </number:number-style>
    <number:number-style style:name="N148">
      <number:number number:decimal-places="14" number:min-decimal-places="14" number:min-integer-digits="1"/>
    </number:number-style>
    <number:number-style style:name="N207" number:title="User-defined">
      <number:text>+</number:text>
      <number:number number:decimal-places="2" number:min-decimal-places="2" number:min-integer-digits="1" number:grouping="true"/>
    </number:number-style>
    <number:number-style style:name="N246">
      <number:text>+  </number:text>
      <number:number number:decimal-places="3" number:min-decimal-places="3" number:min-integer-digits="1" number:grouping="true"/>
    </number:number-style>
    <number:number-style style:name="N11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> $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50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50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50P0"/>
    </number:currency-style>
    <number:number-style style:name="N209">
      <number:number number:decimal-places="2" number:min-decimal-places="2" number:min-integer-digits="1">
        <number:embedded-text number:position="3"> </number:embedded-text>
      </number:number>
    </number:number-style>
    <number:number-style style:name="N1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80P0" style:volatile="true">
      <number:number number:decimal-places="2" number:min-decimal-places="2" number:min-integer-digits="1"/>
    </number:number-style>
    <number:number-style style:name="N180">
      <style:text-properties fo:color="#ff0000"/>
      <number:text>-</number:text>
      <number:number number:decimal-places="2" number:min-decimal-places="2" number:min-integer-digits="1"/>
      <style:map style:condition="value()&gt;=0" style:apply-style-name="N180P0"/>
    </number:number-style>
    <number:number-style style:name="N151">
      <number:number number:decimal-places="13" number:min-decimal-places="13" number:min-integer-digits="1"/>
    </number:number-style>
    <number:number-style style:name="N210">
      <number:number number:decimal-places="4" number:min-decimal-places="4" number:min-integer-digits="1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percentage-style style:name="N181">
      <number:number number:decimal-places="1" number:min-decimal-places="1" number:min-integer-digits="1"/>
      <number:text>%</number:text>
    </number:percentage-style>
    <number:number-style style:name="N154">
      <number:text>+    </number:text>
      <number:number number:decimal-places="3" number:min-decimal-places="3" number:min-integer-digits="1" number:grouping="true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percentage-style style:name="N184">
      <number:number number:decimal-places="0" number:min-decimal-places="0" number:min-integer-digits="1"/>
      <number:text>%</number:text>
    </number:percentag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29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42P0" style:volatile="true">
      <number:text>₺</number:text>
      <number:number number:decimal-places="2" number:min-decimal-places="2" number:min-integer-digits="1" number:grouping="true"/>
    </number:number-style>
    <number:number-style style:name="N142">
      <number:text>-₺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9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9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98P0"/>
    </number:currency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1" number:min-decimal-places="11" number:min-integer-digits="1"/>
    </number:number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number number:decimal-places="0" number:min-decimal-places="0" number:min-integer-digits="1" number:grouping="true"/>
    </number:number-style>
    <number:number-style style:name="N175">
      <number:text>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79P2" style:volatile="true">
      <number:text> </number:text>
      <number:fill-character> </number:fill-character>
      <number:text>- TL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5">
      <number:minutes number:style="long"/>
      <number:text>:</number:text>
      <number:seconds number:style="long" number:decimal-places="1"/>
    </number:time-style>
    <number:percentage-style style:name="N186">
      <number:number number:decimal-places="3" number:min-decimal-places="3" number:min-integer-digits="1"/>
      <number:text>%</number:text>
    </number:percentage-style>
    <number:number-style style:name="N19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3P0" style:volatile="true">
      <number:number number:decimal-places="0" number:min-decimal-places="0" number:min-integer-digits="1" number:grouping="true"/>
      <number:text>     </number:text>
    </number:number-style>
    <number:number-style style:name="N193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93P0"/>
    </number:number-style>
    <number:number-style style:name="N194">
      <number:number number:decimal-places="2" number:min-decimal-places="2" number:min-integer-digits="1" number:grouping="true"/>
      <number:text> ay</number:text>
    </number:number-style>
    <number:number-style style:name="N195">
      <number:number number:decimal-places="3" number:min-decimal-places="3" number:min-integer-digits="1" number:grouping="true"/>
    </number:number-style>
    <number:number-style style:name="N199">
      <number:number number:decimal-places="0" number:min-decimal-places="0" number:min-integer-digits="0"/>
    </number:number-style>
    <number:number-style style:name="N202P0" style:volatile="true">
      <number:number number:decimal-places="2" number:min-decimal-places="2" number:min-integer-digits="1" number:grouping="true"/>
      <number:text>     </number:text>
    </number:number-style>
    <number:number-style style:name="N20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02P0"/>
    </number:number-style>
    <number:number-style style:name="N208">
      <number:number number:decimal-places="3" number:min-decimal-places="3" number:min-integer-digits="1"/>
    </number:number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2-02T12:45:19.407111560</dc:date>
    <meta:editing-duration>P3DT11H18M44S</meta:editing-duration>
    <meta:editing-cycles>264</meta:editing-cycles>
    <meta:generator>LibreOffice/7.3.7.2$Linux_X86_64 LibreOffice_project/30$Build-2</meta:generator>
    <meta:print-date>2022-12-31T16:10:14.234562476</meta:print-date>
    <meta:document-statistic meta:table-count="12" meta:cell-count="2593" meta:object-count="0"/>
  </office:meta>
</office:document-meta>
</file>